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Inter" svg:font-family="Inter" style:font-family-generic="system" style:font-pitch="variable" svg:panose-1="2 0 5 3 0 0 0 2 0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ab-stops>
          <style:tab-stop style:type="center" style:position="3.25in"/>
          <style:tab-stop style:type="left" style:position="5.4881in"/>
        </style:tab-stops>
      </style:paragraph-properties>
    </style:style>
    <style:style style:name="T17" style:parent-style-name="DefaultParagraphFont" style:family="text">
      <style:text-properties style:font-name="Inter" fo:font-weight="bold" style:font-weight-asian="bold" style:font-weight-complex="bold"/>
    </style:style>
    <style:style style:name="T18" style:parent-style-name="DefaultParagraphFont" style:family="text">
      <style:text-properties style:font-name="Inter" fo:font-weight="bold" style:font-weight-asian="bold" style:font-weight-complex="bold" fo:background-color="#FFFF00"/>
    </style:style>
    <style:style style:name="T19" style:parent-style-name="DefaultParagraphFont" style:family="text">
      <style:text-properties style:font-name="Inter" fo:font-weight="bold" style:font-weight-asian="bold" style:font-weight-complex="bold" fo:background-color="#FFFF00"/>
    </style:style>
    <style:style style:name="T20" style:parent-style-name="DefaultParagraphFont" style:family="text">
      <style:text-properties style:font-name="Inter" fo:font-weight="bold" style:font-weight-asian="bold" style:font-weight-complex="bold"/>
    </style:style>
    <style:style style:name="P21" style:parent-style-name="Heading3" style:family="paragraph">
      <style:paragraph-properties fo:keep-with-next="auto" fo:keep-together="auto" fo:text-align="justify" fo:margin-top="0in" fo:margin-bottom="0.1666in">
        <style:tab-stops>
          <style:tab-stop style:type="left" style:position="0in"/>
        </style:tab-stops>
      </style:paragraph-properties>
    </style:style>
    <style:style style:name="T22" style:parent-style-name="DefaultParagraphFont" style:family="text">
      <style:text-properties style:font-name="Inter" style:font-name-complex="Calibri" fo:color="#000000"/>
    </style:style>
    <style:style style:name="T23" style:parent-style-name="DefaultParagraphFont" style:family="text">
      <style:text-properties style:font-name="Inter" style:font-name-complex="Calibri" fo:font-weight="normal" style:font-weight-asian="normal" style:use-window-font-color="true"/>
    </style:style>
    <style:style style:name="T24" style:parent-style-name="DefaultParagraphFont" style:family="text">
      <style:text-properties style:font-name="Inter" style:font-name-complex="Calibri" style:use-window-font-color="true"/>
    </style:style>
    <style:style style:name="T25" style:parent-style-name="DefaultParagraphFont" style:family="text">
      <style:text-properties style:font-name="Inter" style:font-name-complex="Calibri" fo:font-weight="normal" style:font-weight-asian="normal" style:use-window-font-color="true"/>
    </style:style>
    <style:style style:name="P26" style:parent-style-name="Heading3" style:family="paragraph">
      <style:paragraph-properties fo:keep-with-next="auto" fo:keep-together="auto" fo:text-align="justify" fo:margin-top="0in" fo:margin-bottom="0.1666in"/>
    </style:style>
    <style:style style:name="T27" style:parent-style-name="DefaultParagraphFont" style:family="text">
      <style:text-properties style:font-name="Inter" style:font-name-complex="Calibri" fo:font-weight="normal" style:font-weight-asian="normal" style:use-window-font-color="true"/>
    </style:style>
    <style:style style:name="P28" style:parent-style-name="Heading3" style:family="paragraph">
      <style:paragraph-properties fo:keep-with-next="auto" fo:keep-together="auto" fo:text-align="justify" fo:margin-top="0in" fo:margin-bottom="0.1666in"/>
    </style:style>
    <style:style style:name="T29" style:parent-style-name="DefaultParagraphFont" style:family="text">
      <style:text-properties style:font-name="Inter" style:font-name-complex="Calibri" fo:font-weight="normal" style:font-weight-asian="normal" style:use-window-font-color="true"/>
    </style:style>
    <style:style style:name="P30" style:parent-style-name="Heading3" style:family="paragraph">
      <style:paragraph-properties fo:keep-with-next="auto" fo:keep-together="auto" fo:text-align="justify" fo:margin-top="0in" fo:margin-bottom="0.1666in"/>
    </style:style>
    <style:style style:name="T31" style:parent-style-name="DefaultParagraphFont" style:family="text">
      <style:text-properties style:font-name="Inter" style:font-name-complex="Calibri" fo:font-weight="normal" style:font-weight-asian="normal" style:use-window-font-color="true"/>
    </style:style>
    <style:style style:name="P32" style:parent-style-name="Heading3" style:family="paragraph">
      <style:paragraph-properties fo:keep-with-next="auto" fo:keep-together="auto" fo:text-align="justify" fo:margin-top="0in" fo:margin-bottom="0.1666in"/>
    </style:style>
    <style:style style:name="T33" style:parent-style-name="DefaultParagraphFont" style:family="text">
      <style:text-properties style:font-name="Inter" style:font-name-complex="Calibri" fo:font-weight="normal" style:font-weight-asian="normal" style:use-window-font-color="true"/>
    </style:style>
    <style:style style:name="P34" style:parent-style-name="Heading3" style:family="paragraph">
      <style:paragraph-properties fo:keep-with-next="auto" fo:keep-together="auto" fo:text-align="justify" fo:margin-top="0in" fo:margin-bottom="0.1666in"/>
      <style:text-properties style:font-name="Inter" style:font-name-complex="Calibri" fo:font-weight="normal" style:font-weight-asian="normal" style:use-window-font-color="true"/>
    </style:style>
    <style:style style:name="P35" style:parent-style-name="BodyText" style:family="paragraph">
      <style:paragraph-properties fo:text-align="justify"/>
    </style:style>
    <style:style style:name="T36" style:parent-style-name="DefaultParagraphFont" style:family="text">
      <style:text-properties style:font-name="Inter" style:font-name-complex="Calibri" fo:font-weight="bold" style:font-weight-asian="bold" fo:font-size="12pt" style:font-size-asian="12pt" style:font-size-complex="12pt"/>
    </style:style>
    <style:style style:name="T37" style:parent-style-name="DefaultParagraphFont" style:family="text">
      <style:text-properties style:font-name="Inter" style:font-name-complex="Calibri" fo:font-size="12pt" style:font-size-asian="12pt" style:font-size-complex="12pt" fo:language="en" fo:country="CA"/>
    </style:style>
    <style:style style:name="T38" style:parent-style-name="DefaultParagraphFont" style:family="text">
      <style:text-properties style:font-name="Inter" style:font-name-complex="Calibri" fo:font-size="12pt" style:font-size-asian="12pt" style:font-size-complex="12pt" fo:language="en" fo:country="CA"/>
    </style:style>
    <style:style style:name="P39" style:parent-style-name="BodyText" style:family="paragraph">
      <style:paragraph-properties fo:text-align="justify"/>
    </style:style>
    <style:style style:name="T40" style:parent-style-name="DefaultParagraphFont" style:family="text">
      <style:text-properties style:font-name="Inter" style:font-name-complex="Calibri" fo:font-weight="bold" style:font-weight-asian="bold" fo:font-size="12pt" style:font-size-asian="12pt" style:font-size-complex="12pt"/>
    </style:style>
    <style:style style:name="T41" style:parent-style-name="DefaultParagraphFont" style:family="text">
      <style:text-properties style:font-name="Inter" style:font-name-complex="Calibri" fo:font-size="12pt" style:font-size-asian="12pt" style:font-size-complex="12pt" fo:language="en" fo:country="CA"/>
    </style:style>
    <style:style style:name="P42" style:parent-style-name="BodyText" style:family="paragraph">
      <style:paragraph-properties fo:text-align="justify"/>
    </style:style>
    <style:style style:name="T43" style:parent-style-name="DefaultParagraphFont" style:family="text">
      <style:text-properties style:font-name="Inter" style:font-name-complex="Calibri" fo:font-weight="bold" style:font-weight-asian="bold" fo:font-size="12pt" style:font-size-asian="12pt" style:font-size-complex="12pt"/>
    </style:style>
    <style:style style:name="T44" style:parent-style-name="DefaultParagraphFont" style:family="text">
      <style:text-properties style:font-name="Inter" style:font-name-complex="Calibri" fo:font-size="12pt" style:font-size-asian="12pt" style:font-size-complex="12pt" fo:language="en" fo:country="CA"/>
    </style:style>
    <style:style style:name="P45" style:parent-style-name="BodyText" style:family="paragraph">
      <style:paragraph-properties fo:text-align="justify"/>
    </style:style>
    <style:style style:name="T46" style:parent-style-name="DefaultParagraphFont" style:family="text">
      <style:text-properties style:font-name="Inter" style:font-name-complex="Calibri" fo:font-weight="bold" style:font-weight-asian="bold" fo:font-size="12pt" style:font-size-asian="12pt" style:font-size-complex="12pt"/>
    </style:style>
    <style:style style:name="T47" style:parent-style-name="DefaultParagraphFont" style:family="text">
      <style:text-properties style:font-name="Inter" style:font-name-complex="Calibri" fo:font-size="12pt" style:font-size-asian="12pt" style:font-size-complex="12pt" fo:language="en" fo:country="CA"/>
    </style:style>
    <style:style style:name="P48" style:parent-style-name="BodyText" style:family="paragraph">
      <style:paragraph-properties fo:text-align="justify"/>
    </style:style>
    <style:style style:name="T49" style:parent-style-name="DefaultParagraphFont" style:family="text">
      <style:text-properties style:font-name="Inter" style:font-name-complex="Calibri" fo:font-size="12pt" style:font-size-asian="12pt" style:font-size-complex="12pt" fo:language="en" fo:country="CA"/>
    </style:style>
    <style:style style:name="T50" style:parent-style-name="DefaultParagraphFont" style:family="text">
      <style:text-properties style:font-name="Inter" style:font-name-complex="Calibri" fo:font-weight="bold" style:font-weight-asian="bold" style:font-weight-complex="bold" fo:font-size="12pt" style:font-size-asian="12pt" style:font-size-complex="12pt" fo:language="en" fo:country="CA"/>
    </style:style>
    <style:style style:name="T51" style:parent-style-name="DefaultParagraphFont" style:family="text">
      <style:text-properties style:font-name="Inter" style:font-name-complex="Calibri" fo:font-size="12pt" style:font-size-asian="12pt" style:font-size-complex="12pt" fo:language="en" fo:country="CA"/>
    </style:style>
    <style:style style:name="P52" style:parent-style-name="Heading3" style:family="paragraph">
      <style:paragraph-properties fo:keep-with-next="auto" fo:keep-together="auto" fo:text-align="justify" fo:margin-bottom="0.1666in">
        <style:tab-stops>
          <style:tab-stop style:type="left" style:position="0.993in"/>
        </style:tab-stops>
      </style:paragraph-properties>
    </style:style>
    <style:style style:name="T53" style:parent-style-name="DefaultParagraphFont" style:family="text">
      <style:text-properties style:font-name="Inter" style:font-name-complex="Calibri" fo:font-weight="normal" style:font-weight-asian="normal" style:font-weight-complex="normal" style:use-window-font-color="true"/>
    </style:style>
    <style:style style:name="T54" style:parent-style-name="DefaultParagraphFont" style:family="text">
      <style:text-properties style:font-name="Inter" style:font-name-complex="Calibri" style:use-window-font-color="true"/>
    </style:style>
    <style:style style:name="T55" style:parent-style-name="DefaultParagraphFont" style:family="text">
      <style:text-properties style:font-name="Inter" style:font-name-complex="Calibri" fo:font-weight="normal" style:font-weight-asian="normal" style:font-weight-complex="normal" style:use-window-font-color="true"/>
    </style:style>
    <style:style style:name="P56" style:parent-style-name="Normal" style:family="paragraph">
      <style:paragraph-properties style:vertical-align="baseline" fo:background-color="#FFFFFF"/>
      <style:text-properties style:font-name="Inter" style:font-name-asian="Times New Roman" style:font-name-complex="Calibri" fo:color="#0070C0" fo:font-size="14pt" style:font-size-asian="14pt" style:font-size-complex="14pt"/>
    </style:style>
    <style:style style:name="P57" style:parent-style-name="Normal" style:family="paragraph">
      <style:text-properties style:font-name="Inter" fo:font-weight="bold" style:font-weight-asian="bold" style:font-weight-complex="bold"/>
    </style:style>
    <style:style style:name="T58"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59"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60" style:parent-style-name="DefaultParagraphFont" style:family="text">
      <style:text-properties style:font-name="Inter" style:font-name-asian="Times New Roman" style:font-name-complex="Calibri" fo:color="#000000" fo:background-color="#FFFFFF"/>
    </style:style>
    <style:style style:name="T61"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62"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63" style:parent-style-name="DefaultParagraphFont" style:family="text">
      <style:text-properties style:font-name="Inter" style:font-name-asian="Times New Roman" style:font-name-complex="Times New Roman" fo:font-weight="bold" style:font-weight-asian="bold" style:font-weight-complex="bold" fo:color="#000000"/>
    </style:style>
    <style:style style:name="T64" style:parent-style-name="DefaultParagraphFont" style:family="text">
      <style:text-properties style:font-name="Inter" style:font-name-asian="Times New Roman" style:font-name-complex="Calibri" fo:color="#000000" fo:background-color="#FFFFFF"/>
    </style:style>
    <style:style style:name="T65" style:parent-style-name="DefaultParagraphFont" style:family="text">
      <style:text-properties style:font-name="Inter" style:font-name-asian="Times New Roman" style:font-name-complex="Calibri" fo:color="#000000" fo:background-color="#FFFFFF"/>
    </style:style>
    <style:style style:name="T66" style:parent-style-name="DefaultParagraphFont" style:family="text">
      <style:text-properties style:font-name="Inter" style:font-name-asian="Times New Roman" style:font-name-complex="Calibri" fo:color="#000000" fo:background-color="#FFFFFF"/>
    </style:style>
    <style:style style:name="T67" style:parent-style-name="DefaultParagraphFont" style:family="text">
      <style:text-properties style:font-name="Inter" style:font-name-asian="Times New Roman" style:font-name-complex="Calibri" fo:color="#000000" fo:background-color="#FFFFFF"/>
    </style:style>
    <style:style style:name="P68" style:parent-style-name="Normal" style:family="paragraph">
      <style:text-properties style:font-name="Inter" style:font-name-asian="Times New Roman" style:font-name-complex="Calibri" fo:color="#000000" fo:background-color="#FFFFFF"/>
    </style:style>
    <style:style style:name="P69" style:parent-style-name="Normal" style:family="paragraph">
      <style:text-properties style:font-name="Inter" style:font-name-asian="Times New Roman" style:font-name-complex="Calibri" fo:color="#000000" fo:background-color="#FFFFFF"/>
    </style:style>
    <style:style style:name="P70" style:parent-style-name="Normal" style:family="paragraph">
      <style:paragraph-properties style:text-autospace="none" fo:margin-top="0.1666in" fo:margin-bottom="0.1666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1" style:parent-style-name="DefaultParagraphFont" style:family="text">
      <style:text-properties style:font-name="Inter" style:font-name-complex="Calibri" fo:font-weight="bold" style:font-weight-asian="bold" style:font-weight-complex="bold" fo:color="#000000"/>
    </style:style>
    <style:style style:name="T72" style:parent-style-name="DefaultParagraphFont" style:family="text">
      <style:text-properties style:font-name="Inter" style:font-name-asian="Times New Roman" style:font-name-complex="Calibri" fo:color="#000000"/>
    </style:style>
    <style:style style:name="P73" style:parent-style-name="Normal" style:family="paragraph">
      <style:paragraph-properties style:text-autospace="none" fo:margin-top="0.1666in" fo:margin-bottom="0.1666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 style:parent-style-name="DefaultParagraphFont" style:family="text">
      <style:text-properties style:font-name="Inter" style:font-name-complex="Calibri" fo:font-weight="bold" style:font-weight-asian="bold" style:font-weight-complex="bold" fo:color="#000000"/>
    </style:style>
    <style:style style:name="T75" style:parent-style-name="DefaultParagraphFont" style:family="text">
      <style:text-properties style:font-name="Inter" style:font-name-asian="Times New Roman" style:font-name-complex="Calibri" fo:color="#000000"/>
    </style:style>
    <style:style style:name="P76" style:parent-style-name="Normal" style:family="paragraph">
      <style:paragraph-properties style:text-autospace="none" fo:margin-top="0.1666in" fo:margin-bottom="0.1666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 style:parent-style-name="DefaultParagraphFont" style:family="text">
      <style:text-properties style:font-name="Inter" fo:font-weight="bold" style:font-weight-asian="bold" style:font-weight-complex="bold"/>
    </style:style>
    <style:style style:name="T78" style:parent-style-name="DefaultParagraphFont" style:family="text">
      <style:text-properties style:font-name="Inter" style:font-name-complex="Calibri" fo:font-weight="bold" style:font-weight-asian="bold" style:font-weight-complex="bold" fo:color="#000000"/>
    </style:style>
    <style:style style:name="T79" style:parent-style-name="DefaultParagraphFont" style:family="text">
      <style:text-properties style:font-name="Inter" style:font-name-asian="Times New Roman" style:font-name-complex="Calibri" fo:color="#000000"/>
    </style:style>
    <style:style style:name="P80" style:parent-style-name="Normal" style:family="paragraph">
      <style:paragraph-properties style:text-autospace="none" fo:margin-top="0.1666in" fo:margin-bottom="0.1666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 style:parent-style-name="DefaultParagraphFont" style:family="text">
      <style:text-properties style:font-name="Inter" style:font-name-complex="Calibri" fo:font-weight="bold" style:font-weight-asian="bold" style:font-weight-complex="bold" fo:color="#000000"/>
    </style:style>
    <style:style style:name="T82" style:parent-style-name="DefaultParagraphFont" style:family="text">
      <style:text-properties style:font-name="Inter" style:font-name-asian="Times New Roman" style:font-name-complex="Calibri" fo:color="#000000"/>
    </style:style>
    <style:style style:name="T83" style:parent-style-name="DefaultParagraphFont" style:family="text">
      <style:text-properties style:font-name="Inter" style:font-name-asian="Times New Roman" style:font-name-complex="Calibri" fo:font-weight="bold" style:font-weight-asian="bold" style:font-weight-complex="bold" fo:color="#000000"/>
    </style:style>
    <style:style style:name="T84" style:parent-style-name="DefaultParagraphFont" style:family="text">
      <style:text-properties style:font-name="Inter" style:font-name-asian="Times New Roman" style:font-name-complex="Calibri" fo:color="#000000"/>
    </style:style>
    <style:style style:name="P85" style:parent-style-name="Normal" style:family="paragraph">
      <style:paragraph-properties fo:margin-top="0.1666in" fo:margin-bottom="0.1666in"/>
    </style:style>
    <style:style style:name="T86" style:parent-style-name="DefaultParagraphFont" style:family="text">
      <style:text-properties style:font-name="Inter" fo:font-weight="bold" style:font-weight-asian="bold" style:font-weight-complex="bold"/>
    </style:style>
    <style:style style:name="T87" style:parent-style-name="DefaultParagraphFont" style:family="text">
      <style:text-properties style:font-name="Inter" style:font-name-asian="Times New Roman" style:font-name-complex="Calibri" fo:color="#000000"/>
    </style:style>
    <style:style style:name="T88" style:parent-style-name="DefaultParagraphFont" style:family="text">
      <style:text-properties style:font-name="Inter" style:font-name-asian="Times New Roman" style:font-name-complex="Calibri" fo:font-weight="bold" style:font-weight-asian="bold" style:font-weight-complex="bold" fo:color="#000000"/>
    </style:style>
    <style:style style:name="T89" style:parent-style-name="DefaultParagraphFont" style:family="text">
      <style:text-properties style:font-name="Inter" style:font-name-asian="Times New Roman" style:font-name-complex="Calibri" fo:color="#000000"/>
    </style:style>
    <style:style style:name="P90" style:parent-style-name="Normal" style:family="paragraph">
      <style:paragraph-properties fo:margin-top="0.1666in" fo:margin-bottom="0.1666in"/>
    </style:style>
    <style:style style:name="T91" style:parent-style-name="DefaultParagraphFont" style:family="text">
      <style:text-properties style:font-name="Inter" fo:font-weight="bold" style:font-weight-asian="bold" style:font-weight-complex="bold"/>
    </style:style>
    <style:style style:name="T92" style:parent-style-name="DefaultParagraphFont" style:family="text">
      <style:text-properties style:font-name="Inter" style:font-name-asian="Times New Roman" style:font-name-complex="Calibri" fo:color="#000000"/>
    </style:style>
    <style:style style:name="P93" style:parent-style-name="Normal" style:family="paragraph">
      <style:paragraph-properties fo:margin-top="0.1666in" fo:margin-bottom="0.1666in"/>
    </style:style>
    <style:style style:name="T94" style:parent-style-name="DefaultParagraphFont" style:family="text">
      <style:text-properties style:font-name="Inter" style:font-name-asian="Times New Roman" style:font-name-complex="Calibri" fo:font-weight="bold" style:font-weight-asian="bold" style:font-weight-complex="bold" fo:color="#000000"/>
    </style:style>
    <style:style style:name="T95" style:parent-style-name="DefaultParagraphFont" style:family="text">
      <style:text-properties style:font-name="Inter" style:font-name-asian="Times New Roman" style:font-name-complex="Calibri" fo:color="#000000"/>
    </style:style>
    <style:style style:name="P96" style:parent-style-name="Normal" style:family="paragraph">
      <style:paragraph-properties fo:margin-top="0.1666in" fo:margin-bottom="0.1666in"/>
    </style:style>
    <style:style style:name="T97" style:parent-style-name="DefaultParagraphFont" style:family="text">
      <style:text-properties style:font-name="Inter" style:font-name-asian="Times New Roman" style:font-name-complex="Calibri" fo:font-weight="bold" style:font-weight-asian="bold" style:font-weight-complex="bold" fo:color="#000000"/>
    </style:style>
    <style:style style:name="T98" style:parent-style-name="DefaultParagraphFont" style:family="text">
      <style:text-properties style:font-name="Inter" style:font-name-asian="Times New Roman" style:font-name-complex="Calibri" fo:color="#000000"/>
    </style:style>
    <style:style style:name="P99" style:parent-style-name="Normal" style:family="paragraph">
      <style:paragraph-properties fo:margin-top="0.1666in" fo:margin-bottom="0.1666in"/>
    </style:style>
    <style:style style:name="T100" style:parent-style-name="DefaultParagraphFont" style:family="text">
      <style:text-properties style:font-name="Inter" style:font-name-asian="Times New Roman" style:font-name-complex="Calibri" fo:font-weight="bold" style:font-weight-asian="bold" style:font-weight-complex="bold" fo:color="#000000"/>
    </style:style>
    <style:style style:name="T101" style:parent-style-name="DefaultParagraphFont" style:family="text">
      <style:text-properties style:font-name="Inter" style:font-name-asian="Times New Roman" style:font-name-complex="Calibri" fo:color="#000000"/>
    </style:style>
    <style:style style:name="P102" style:parent-style-name="Normal" style:family="paragraph">
      <style:paragraph-properties fo:margin-top="0.1666in" fo:margin-bottom="0.1666in"/>
    </style:style>
    <style:style style:name="T103" style:parent-style-name="DefaultParagraphFont" style:family="text">
      <style:text-properties style:font-name="Inter" fo:font-weight="bold" style:font-weight-asian="bold" style:font-weight-complex="bold"/>
    </style:style>
    <style:style style:name="T104" style:parent-style-name="DefaultParagraphFont" style:family="text">
      <style:text-properties style:font-name="Inter" fo:font-weight="bold" style:font-weight-asian="bold" style:font-weight-complex="bold" fo:color="#000000"/>
    </style:style>
    <style:style style:name="T105" style:parent-style-name="DefaultParagraphFont" style:family="text">
      <style:text-properties style:font-name="Inter" fo:color="#000000"/>
    </style:style>
    <style:style style:name="T106" style:parent-style-name="DefaultParagraphFont" style:family="text">
      <style:text-properties style:font-name="Inter" fo:font-weight="bold" style:font-weight-asian="bold" style:font-weight-complex="bold" fo:color="#000000"/>
    </style:style>
    <style:style style:name="T107" style:parent-style-name="DefaultParagraphFont" style:family="text">
      <style:text-properties style:font-name="Inter" style:font-name-asian="Times New Roman" style:font-name-complex="Calibri" fo:font-weight="bold" style:font-weight-asian="bold" style:font-weight-complex="bold" fo:color="#000000"/>
    </style:style>
    <style:style style:name="T108" style:parent-style-name="DefaultParagraphFont" style:family="text">
      <style:text-properties style:font-name="Inter" style:font-name-asian="Times New Roman" style:font-name-complex="Calibri" fo:color="#000000"/>
    </style:style>
    <style:style style:name="T109" style:parent-style-name="DefaultParagraphFont" style:family="text">
      <style:text-properties style:font-name="Inter" style:font-name-asian="Times New Roman" style:font-name-complex="Calibri" fo:color="#000000"/>
    </style:style>
    <style:style style:name="P110" style:parent-style-name="Normal" style:family="paragraph">
      <style:paragraph-properties fo:margin-top="0.1666in" fo:margin-bottom="0.1666in"/>
    </style:style>
    <style:style style:name="T111" style:parent-style-name="DefaultParagraphFont" style:family="text">
      <style:text-properties style:font-name="Inter" fo:font-weight="bold" style:font-weight-asian="bold" style:font-weight-complex="bold"/>
    </style:style>
    <style:style style:name="T112" style:parent-style-name="DefaultParagraphFont" style:family="text">
      <style:text-properties style:font-name="Inter" style:font-name-asian="Times New Roman" style:font-name-complex="Calibri" fo:color="#000000"/>
    </style:style>
    <style:style style:name="P113" style:parent-style-name="Normal" style:family="paragraph">
      <style:paragraph-properties fo:margin-top="0.1666in" fo:margin-bottom="0.1666in"/>
    </style:style>
    <style:style style:name="T114" style:parent-style-name="DefaultParagraphFont" style:family="text">
      <style:text-properties style:font-name="Inter" fo:font-weight="bold" style:font-weight-asian="bold" style:font-weight-complex="bold"/>
    </style:style>
    <style:style style:name="T115" style:parent-style-name="DefaultParagraphFont" style:family="text">
      <style:text-properties style:font-name="Inter" style:font-name-asian="Times New Roman" style:font-name-complex="Calibri" fo:color="#000000"/>
    </style:style>
    <style:style style:name="P116" style:parent-style-name="Normal" style:family="paragraph">
      <style:paragraph-properties fo:margin-top="0.1666in" fo:margin-bottom="0.1666in"/>
    </style:style>
    <style:style style:name="T117" style:parent-style-name="DefaultParagraphFont" style:family="text">
      <style:text-properties style:font-name="Inter" style:font-name-asian="Times New Roman" style:font-name-complex="Calibri" fo:font-weight="bold" style:font-weight-asian="bold" style:font-weight-complex="bold" fo:color="#000000"/>
    </style:style>
    <style:style style:name="T118" style:parent-style-name="DefaultParagraphFont" style:family="text">
      <style:text-properties style:font-name="Inter" style:font-name-asian="Times New Roman" style:font-name-complex="Calibri" fo:color="#000000"/>
    </style:style>
    <style:style style:name="P119" style:parent-style-name="Normal" style:family="paragraph">
      <style:paragraph-properties fo:margin-top="0.1666in" fo:margin-bottom="0.1666in"/>
    </style:style>
    <style:style style:name="T120" style:parent-style-name="DefaultParagraphFont" style:family="text">
      <style:text-properties style:font-name="Inter" style:font-name-asian="Times New Roman" style:font-name-complex="Calibri" fo:font-weight="bold" style:font-weight-asian="bold" style:font-weight-complex="bold" fo:color="#000000"/>
    </style:style>
    <style:style style:name="T121" style:parent-style-name="DefaultParagraphFont" style:family="text">
      <style:text-properties style:font-name="Inter" style:font-name-asian="Times New Roman" style:font-name-complex="Calibri" fo:color="#000000"/>
    </style:style>
    <style:style style:name="P122" style:parent-style-name="Normal" style:family="paragraph">
      <style:paragraph-properties fo:margin-top="0.1666in" fo:margin-bottom="0.1666in"/>
    </style:style>
    <style:style style:name="T123" style:parent-style-name="DefaultParagraphFont" style:family="text">
      <style:text-properties style:font-name="Inter" style:font-name-asian="Times New Roman" style:font-name-complex="Calibri" fo:font-weight="bold" style:font-weight-asian="bold" style:font-weight-complex="bold" fo:color="#000000"/>
    </style:style>
    <style:style style:name="T124" style:parent-style-name="DefaultParagraphFont" style:family="text">
      <style:text-properties style:font-name="Inter" style:font-name-asian="Times New Roman" style:font-name-complex="Calibri" fo:color="#000000"/>
    </style:style>
    <style:style style:name="P125" style:parent-style-name="Normal" style:family="paragraph">
      <style:paragraph-properties fo:margin-top="0.1666in" fo:margin-bottom="0.1666in"/>
    </style:style>
    <style:style style:name="T126" style:parent-style-name="DefaultParagraphFont" style:family="text">
      <style:text-properties style:font-name="Inter" style:font-name-asian="Times New Roman" style:font-name-complex="Calibri" fo:font-weight="bold" style:font-weight-asian="bold" style:font-weight-complex="bold" fo:color="#000000"/>
    </style:style>
    <style:style style:name="T127" style:parent-style-name="DefaultParagraphFont" style:family="text">
      <style:text-properties style:font-name="Inter" style:font-name-asian="Times New Roman" style:font-name-complex="Calibri" fo:color="#000000"/>
    </style:style>
    <style:style style:name="P128" style:parent-style-name="Normal" style:family="paragraph">
      <style:paragraph-properties fo:margin-top="0.1666in" fo:margin-bottom="0.1666in"/>
    </style:style>
    <style:style style:name="T129" style:parent-style-name="DefaultParagraphFont" style:family="text">
      <style:text-properties style:font-name="Inter" style:font-name-asian="Times New Roman" style:font-name-complex="Calibri" fo:font-weight="bold" style:font-weight-asian="bold" style:font-weight-complex="bold" fo:color="#000000"/>
    </style:style>
    <style:style style:name="T130" style:parent-style-name="DefaultParagraphFont" style:family="text">
      <style:text-properties style:font-name="Inter" style:font-name-asian="Times New Roman" style:font-name-complex="Calibri" fo:color="#000000"/>
    </style:style>
    <style:style style:name="P131" style:parent-style-name="Normal" style:family="paragraph">
      <style:paragraph-properties fo:margin-top="0.1666in" fo:margin-bottom="0.1666in"/>
    </style:style>
    <style:style style:name="T132" style:parent-style-name="DefaultParagraphFont" style:family="text">
      <style:text-properties style:font-name="Inter" fo:font-weight="bold" style:font-weight-asian="bold" style:font-weight-complex="bold"/>
    </style:style>
    <style:style style:name="T133" style:parent-style-name="DefaultParagraphFont" style:family="text">
      <style:text-properties style:font-name="Inter" style:font-name-asian="Times New Roman" style:font-name-complex="Calibri" fo:color="#000000"/>
    </style:style>
    <style:style style:name="P134" style:parent-style-name="Normal" style:family="paragraph">
      <style:paragraph-properties fo:margin-top="0.1666in" fo:margin-bottom="0.1666in"/>
    </style:style>
    <style:style style:name="T135" style:parent-style-name="DefaultParagraphFont" style:family="text">
      <style:text-properties style:font-name="Inter" fo:font-weight="bold" style:font-weight-asian="bold" style:font-weight-complex="bold"/>
    </style:style>
    <style:style style:name="T136" style:parent-style-name="DefaultParagraphFont" style:family="text">
      <style:text-properties style:font-name="Inter" style:font-name-asian="Times New Roman" style:font-name-complex="Calibri" fo:color="#000000"/>
    </style:style>
    <style:style style:name="P137" style:parent-style-name="Normal" style:family="paragraph">
      <style:paragraph-properties fo:margin-top="0.1666in" fo:margin-bottom="0.1666in"/>
    </style:style>
    <style:style style:name="T138" style:parent-style-name="DefaultParagraphFont" style:family="text">
      <style:text-properties style:font-name="Inter" fo:font-weight="bold" style:font-weight-asian="bold" style:font-weight-complex="bold"/>
    </style:style>
    <style:style style:name="T139" style:parent-style-name="DefaultParagraphFont" style:family="text">
      <style:text-properties style:font-name="Inter" style:font-name-asian="Times New Roman" style:font-name-complex="Calibri" fo:color="#000000"/>
    </style:style>
    <style:style style:name="P140" style:parent-style-name="Normal" style:family="paragraph">
      <style:paragraph-properties fo:margin-top="0.1666in" fo:margin-bottom="0.1666in"/>
    </style:style>
    <style:style style:name="T141" style:parent-style-name="DefaultParagraphFont" style:family="text">
      <style:text-properties style:font-name="Inter" fo:font-weight="bold" style:font-weight-asian="bold" style:font-weight-complex="bold"/>
    </style:style>
    <style:style style:name="T142" style:parent-style-name="DefaultParagraphFont" style:family="text">
      <style:text-properties style:font-name="Inter" style:font-name-asian="Times New Roman" style:font-name-complex="Calibri" fo:color="#000000"/>
    </style:style>
    <style:style style:name="P143" style:parent-style-name="Normal" style:family="paragraph">
      <style:paragraph-properties fo:margin-top="0.1666in" fo:margin-bottom="0.1666in"/>
    </style:style>
    <style:style style:name="T144" style:parent-style-name="DefaultParagraphFont" style:family="text">
      <style:text-properties style:font-name="Inter" style:font-name-asian="Times New Roman" style:font-name-complex="Calibri" fo:font-weight="bold" style:font-weight-asian="bold" style:font-weight-complex="bold" fo:color="#000000"/>
    </style:style>
    <style:style style:name="T145" style:parent-style-name="DefaultParagraphFont" style:family="text">
      <style:text-properties style:font-name="Inter" style:font-name-asian="Times New Roman" style:font-name-complex="Calibri" fo:color="#000000"/>
    </style:style>
    <style:style style:name="P146" style:parent-style-name="Normal" style:family="paragraph">
      <style:paragraph-properties fo:margin-top="0.1666in" fo:margin-bottom="0.1666in"/>
    </style:style>
    <style:style style:name="T147" style:parent-style-name="DefaultParagraphFont" style:family="text">
      <style:text-properties style:font-name="Inter" fo:font-weight="bold" style:font-weight-asian="bold" style:font-weight-complex="bold"/>
    </style:style>
    <style:style style:name="T148" style:parent-style-name="DefaultParagraphFont" style:family="text">
      <style:text-properties style:font-name="Inter" style:font-name-asian="Times New Roman" style:font-name-complex="Calibri" fo:color="#000000"/>
    </style:style>
    <style:style style:name="P149" style:parent-style-name="Normal" style:family="paragraph">
      <style:paragraph-properties fo:margin-top="0.1666in" fo:margin-bottom="0.1666in"/>
    </style:style>
    <style:style style:name="T150" style:parent-style-name="DefaultParagraphFont" style:family="text">
      <style:text-properties style:font-name="Inter" style:font-name-asian="Times New Roman" style:font-name-complex="Calibri" fo:font-weight="bold" style:font-weight-asian="bold" style:font-weight-complex="bold" fo:color="#000000"/>
    </style:style>
    <style:style style:name="T151" style:parent-style-name="DefaultParagraphFont" style:family="text">
      <style:text-properties style:font-name="Inter" style:font-name-asian="Times New Roman" style:font-name-complex="Calibri" fo:color="#000000"/>
    </style:style>
    <style:style style:name="P152" style:parent-style-name="Normal" style:family="paragraph">
      <style:paragraph-properties fo:margin-top="0.1666in" fo:margin-bottom="0.1666in"/>
    </style:style>
    <style:style style:name="T153" style:parent-style-name="DefaultParagraphFont" style:family="text">
      <style:text-properties style:font-name="Inter" fo:font-weight="bold" style:font-weight-asian="bold" style:font-weight-complex="bold"/>
    </style:style>
    <style:style style:name="T154" style:parent-style-name="DefaultParagraphFont" style:family="text">
      <style:text-properties style:font-name="Inter" style:font-name-asian="Times New Roman" style:font-name-complex="Calibri" fo:font-weight="bold" style:font-weight-asian="bold" style:font-weight-complex="bold" fo:color="#000000"/>
    </style:style>
    <style:style style:name="T155" style:parent-style-name="DefaultParagraphFont" style:family="text">
      <style:text-properties style:font-name="Inter" style:font-name-asian="Times New Roman" style:font-name-complex="Calibri" fo:color="#000000"/>
    </style:style>
    <style:style style:name="P156" style:parent-style-name="Normal" style:family="paragraph">
      <style:paragraph-properties fo:margin-top="0.1666in" fo:margin-bottom="0.1666in"/>
    </style:style>
    <style:style style:name="T157" style:parent-style-name="DefaultParagraphFont" style:family="text">
      <style:text-properties style:font-name="Inter" fo:font-weight="bold" style:font-weight-asian="bold" style:font-weight-complex="bold"/>
    </style:style>
    <style:style style:name="T158" style:parent-style-name="DefaultParagraphFont" style:family="text">
      <style:text-properties style:font-name="Inter"/>
    </style:style>
    <style:style style:name="T159" style:parent-style-name="DefaultParagraphFont" style:family="text">
      <style:text-properties style:font-name="Inter"/>
    </style:style>
    <style:style style:name="P160" style:parent-style-name="Normal" style:family="paragraph">
      <style:paragraph-properties fo:margin-top="0.1666in" fo:margin-bottom="0.1666in"/>
    </style:style>
    <style:style style:name="T161" style:parent-style-name="DefaultParagraphFont" style:family="text">
      <style:text-properties style:font-name="Inter" fo:font-weight="bold" style:font-weight-asian="bold" style:font-weight-complex="bold"/>
    </style:style>
    <style:style style:name="T162" style:parent-style-name="DefaultParagraphFont" style:family="text">
      <style:text-properties style:font-name="Inter" style:font-name-asian="Times New Roman" style:font-name-complex="Calibri" fo:color="#000000"/>
    </style:style>
    <style:style style:name="P163" style:parent-style-name="Normal" style:family="paragraph">
      <style:paragraph-properties fo:margin-top="0.1666in" fo:margin-bottom="0.1666in"/>
    </style:style>
    <style:style style:name="T164" style:parent-style-name="DefaultParagraphFont" style:family="text">
      <style:text-properties style:font-name="Inter" style:font-name-asian="Times New Roman" style:font-name-complex="Calibri" fo:font-weight="bold" style:font-weight-asian="bold" style:font-weight-complex="bold" fo:color="#000000"/>
    </style:style>
    <style:style style:name="T165" style:parent-style-name="DefaultParagraphFont" style:family="text">
      <style:text-properties style:font-name="Inter" style:font-name-asian="Times New Roman" style:font-name-complex="Calibri" fo:color="#000000"/>
    </style:style>
    <style:style style:name="P166" style:parent-style-name="Normal" style:family="paragraph">
      <style:paragraph-properties fo:margin-top="0.1666in" fo:margin-bottom="0.1666in"/>
    </style:style>
    <style:style style:name="T167" style:parent-style-name="DefaultParagraphFont" style:family="text">
      <style:text-properties style:font-name="Inter" fo:font-weight="bold" style:font-weight-asian="bold" style:font-weight-complex="bold"/>
    </style:style>
    <style:style style:name="T168" style:parent-style-name="DefaultParagraphFont" style:family="text">
      <style:text-properties style:font-name="Inter" style:font-name-asian="Times New Roman" style:font-name-complex="Calibri" fo:color="#000000"/>
    </style:style>
    <style:style style:name="P169" style:parent-style-name="Normal" style:family="paragraph">
      <style:paragraph-properties fo:margin-top="0.1666in" fo:margin-bottom="0.1666in"/>
    </style:style>
    <style:style style:name="T170" style:parent-style-name="DefaultParagraphFont" style:family="text">
      <style:text-properties style:font-name="Inter" fo:font-weight="bold" style:font-weight-asian="bold" style:font-weight-complex="bold"/>
    </style:style>
    <style:style style:name="T171" style:parent-style-name="DefaultParagraphFont" style:family="text">
      <style:text-properties style:font-name="Inter" style:font-name-asian="Times New Roman" style:font-name-complex="Calibri" fo:color="#000000"/>
    </style:style>
    <style:style style:name="P172" style:parent-style-name="Normal" style:family="paragraph">
      <style:paragraph-properties fo:margin-top="0.1666in" fo:margin-bottom="0.1666in"/>
    </style:style>
    <style:style style:name="T173" style:parent-style-name="DefaultParagraphFont" style:family="text">
      <style:text-properties style:font-name="Inter" style:font-name-asian="Times New Roman" style:font-name-complex="Calibri" fo:font-weight="bold" style:font-weight-asian="bold" style:font-weight-complex="bold" fo:color="#000000"/>
    </style:style>
    <style:style style:name="T174" style:parent-style-name="DefaultParagraphFont" style:family="text">
      <style:text-properties style:font-name="Inter" style:font-name-asian="Times New Roman" style:font-name-complex="Calibri" fo:color="#000000"/>
    </style:style>
    <style:style style:name="T175"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176" style:parent-style-name="DefaultParagraphFont" style:family="text">
      <style:text-properties style:font-name="Inter" style:font-name-asian="Times New Roman" style:font-name-complex="Calibri" fo:color="#000000" fo:background-color="#FFFFFF"/>
    </style:style>
    <style:style style:name="T177" style:parent-style-name="DefaultParagraphFont" style:family="text">
      <style:text-properties style:font-name="Inter" style:font-name-asian="Times New Roman" style:font-name-complex="Calibri" fo:color="#000000"/>
    </style:style>
    <style:style style:name="P178" style:parent-style-name="Normal" style:family="paragraph">
      <style:paragraph-properties fo:margin-top="0.1666in" fo:margin-bottom="0.1666in"/>
    </style:style>
    <style:style style:name="T179" style:parent-style-name="DefaultParagraphFont" style:family="text">
      <style:text-properties style:font-name="Inter" fo:font-weight="bold" style:font-weight-asian="bold" style:font-weight-complex="bold"/>
    </style:style>
    <style:style style:name="T180" style:parent-style-name="DefaultParagraphFont" style:family="text">
      <style:text-properties style:font-name="Inter" style:font-name-asian="Times New Roman" style:font-name-complex="Calibri" fo:color="#000000"/>
    </style:style>
    <style:style style:name="P181" style:parent-style-name="Normal" style:family="paragraph">
      <style:paragraph-properties fo:margin-top="0.1666in" fo:margin-bottom="0.1666in"/>
    </style:style>
    <style:style style:name="T182" style:parent-style-name="DefaultParagraphFont" style:family="text">
      <style:text-properties style:font-name="Inter" fo:font-weight="bold" style:font-weight-asian="bold" style:font-weight-complex="bold"/>
    </style:style>
    <style:style style:name="T183" style:parent-style-name="DefaultParagraphFont" style:family="text">
      <style:text-properties style:font-name="Inter" style:font-name-asian="Times New Roman" style:font-name-complex="Calibri" fo:color="#000000"/>
    </style:style>
    <style:style style:name="P184" style:parent-style-name="Normal" style:family="paragraph">
      <style:paragraph-properties fo:margin-top="0.1666in" fo:margin-bottom="0.1666in"/>
    </style:style>
    <style:style style:name="T185" style:parent-style-name="DefaultParagraphFont" style:family="text">
      <style:text-properties style:font-name="Inter" fo:font-weight="bold" style:font-weight-asian="bold" style:font-weight-complex="bold"/>
    </style:style>
    <style:style style:name="T186" style:parent-style-name="DefaultParagraphFont" style:family="text">
      <style:text-properties style:font-name="Inter" style:font-name-asian="Times New Roman" style:font-name-complex="Calibri" fo:color="#000000"/>
    </style:style>
    <style:style style:name="P187" style:parent-style-name="Normal" style:family="paragraph">
      <style:paragraph-properties fo:margin-top="0.1666in" fo:margin-bottom="0.1666in"/>
    </style:style>
    <style:style style:name="T188" style:parent-style-name="DefaultParagraphFont" style:family="text">
      <style:text-properties style:font-name="Inter" fo:font-weight="bold" style:font-weight-asian="bold" style:font-weight-complex="bold"/>
    </style:style>
    <style:style style:name="T189" style:parent-style-name="DefaultParagraphFont" style:family="text">
      <style:text-properties style:font-name="Inter" style:font-name-asian="Times New Roman" style:font-name-complex="Calibri" fo:color="#000000"/>
    </style:style>
    <style:style style:name="P190" style:parent-style-name="Normal" style:family="paragraph">
      <style:paragraph-properties fo:margin-top="0.1666in" fo:margin-bottom="0.1666in"/>
    </style:style>
    <style:style style:name="T191" style:parent-style-name="DefaultParagraphFont" style:family="text">
      <style:text-properties style:font-name="Inter" fo:font-weight="bold" style:font-weight-asian="bold" style:font-weight-complex="bold"/>
    </style:style>
    <style:style style:name="T192" style:parent-style-name="DefaultParagraphFont" style:family="text">
      <style:text-properties style:font-name="Inter" style:font-name-asian="Times New Roman" style:font-name-complex="Calibri" fo:color="#000000"/>
    </style:style>
    <style:style style:name="P193" style:parent-style-name="Normal" style:family="paragraph">
      <style:paragraph-properties fo:margin-top="0.1666in" fo:margin-bottom="0.1666in"/>
    </style:style>
    <style:style style:name="T194" style:parent-style-name="DefaultParagraphFont" style:family="text">
      <style:text-properties style:font-name="Inter" fo:font-weight="bold" style:font-weight-asian="bold" style:font-weight-complex="bold"/>
    </style:style>
    <style:style style:name="T195" style:parent-style-name="DefaultParagraphFont" style:family="text">
      <style:text-properties style:font-name="Inter" style:font-name-asian="Times New Roman" style:font-name-complex="Calibri" fo:color="#000000"/>
    </style:style>
    <style:style style:name="P196" style:parent-style-name="Normal" style:family="paragraph">
      <style:paragraph-properties fo:margin-top="0.1666in" fo:margin-bottom="0.1666in"/>
    </style:style>
    <style:style style:name="T197" style:parent-style-name="DefaultParagraphFont" style:family="text">
      <style:text-properties style:font-name="Inter" style:font-name-asian="Times New Roman" style:font-name-complex="Calibri" fo:font-weight="bold" style:font-weight-asian="bold" style:font-weight-complex="bold" fo:color="#000000"/>
    </style:style>
    <style:style style:name="T198" style:parent-style-name="DefaultParagraphFont" style:family="text">
      <style:text-properties style:font-name="Inter" style:font-name-asian="Times New Roman" style:font-name-complex="Calibri" fo:color="#000000"/>
    </style:style>
    <style:style style:name="P199" style:parent-style-name="Normal" style:family="paragraph">
      <style:paragraph-properties fo:margin-top="0.1666in" fo:margin-bottom="0.1666in"/>
    </style:style>
    <style:style style:name="T200" style:parent-style-name="DefaultParagraphFont" style:family="text">
      <style:text-properties style:font-name="Inter" fo:font-weight="bold" style:font-weight-asian="bold" style:font-weight-complex="bold"/>
    </style:style>
    <style:style style:name="T201" style:parent-style-name="DefaultParagraphFont" style:family="text">
      <style:text-properties style:font-name="Inter"/>
    </style:style>
    <style:style style:name="P202" style:parent-style-name="Normal" style:family="paragraph">
      <style:paragraph-properties fo:margin-top="0.1666in" fo:margin-bottom="0.1666in"/>
    </style:style>
    <style:style style:name="T203" style:parent-style-name="DefaultParagraphFont" style:family="text">
      <style:text-properties style:font-name="Inter" fo:font-weight="bold" style:font-weight-asian="bold" style:font-weight-complex="bold"/>
    </style:style>
    <style:style style:name="T204" style:parent-style-name="DefaultParagraphFont" style:family="text">
      <style:text-properties style:font-name="Inter" style:font-name-asian="Times New Roman" style:font-name-complex="Calibri" fo:color="#000000"/>
    </style:style>
    <style:style style:name="P205" style:parent-style-name="Normal" style:family="paragraph">
      <style:paragraph-properties fo:margin-top="0.1666in" fo:margin-bottom="0.1666in"/>
    </style:style>
    <style:style style:name="T206" style:parent-style-name="DefaultParagraphFont" style:family="text">
      <style:text-properties style:font-name="Inter" fo:font-weight="bold" style:font-weight-asian="bold" style:font-weight-complex="bold"/>
    </style:style>
    <style:style style:name="T207" style:parent-style-name="DefaultParagraphFont" style:family="text">
      <style:text-properties style:font-name="Inter" style:font-name-asian="Times New Roman" style:font-name-complex="Calibri" fo:color="#000000"/>
    </style:style>
    <style:style style:name="P208" style:parent-style-name="Normal" style:family="paragraph">
      <style:paragraph-properties fo:margin-top="0.1666in" fo:margin-bottom="0.1666in"/>
    </style:style>
    <style:style style:name="T209" style:parent-style-name="DefaultParagraphFont" style:family="text">
      <style:text-properties style:font-name="Inter" style:font-name-asian="Times New Roman" style:font-name-complex="Calibri" fo:font-weight="bold" style:font-weight-asian="bold" style:font-weight-complex="bold" fo:color="#000000"/>
    </style:style>
    <style:style style:name="T210" style:parent-style-name="DefaultParagraphFont" style:family="text">
      <style:text-properties style:font-name="Inter" style:font-name-asian="Times New Roman" style:font-name-complex="Calibri" fo:color="#000000"/>
    </style:style>
    <style:style style:name="P211" style:parent-style-name="Normal" style:family="paragraph">
      <style:paragraph-properties fo:margin-top="0.1666in" fo:margin-bottom="0.1666in"/>
    </style:style>
    <style:style style:name="T212" style:parent-style-name="DefaultParagraphFont" style:family="text">
      <style:text-properties style:font-name="Inter" style:font-name-asian="Times New Roman" style:font-name-complex="Calibri" fo:font-weight="bold" style:font-weight-asian="bold" style:font-weight-complex="bold" fo:color="#000000"/>
    </style:style>
    <style:style style:name="T213" style:parent-style-name="DefaultParagraphFont" style:family="text">
      <style:text-properties style:font-name="Inter" style:font-name-asian="Times New Roman" style:font-name-complex="Calibri" fo:color="#000000"/>
    </style:style>
    <style:style style:name="P214" style:parent-style-name="Normal" style:family="paragraph">
      <style:paragraph-properties fo:margin-top="0.1666in" fo:margin-bottom="0.1666in"/>
    </style:style>
    <style:style style:name="T215" style:parent-style-name="DefaultParagraphFont" style:family="text">
      <style:text-properties style:font-name="Inter" style:font-name-asian="Times New Roman" style:font-name-complex="Calibri" fo:font-weight="bold" style:font-weight-asian="bold" style:font-weight-complex="bold" fo:color="#000000"/>
    </style:style>
    <style:style style:name="T216" style:parent-style-name="DefaultParagraphFont" style:family="text">
      <style:text-properties style:font-name="Inter" style:font-name-asian="Times New Roman" style:font-name-complex="Calibri" fo:color="#000000"/>
    </style:style>
    <style:style style:name="P217" style:parent-style-name="Normal" style:family="paragraph">
      <style:paragraph-properties fo:margin-top="0.1666in" fo:margin-bottom="0.1666in"/>
    </style:style>
    <style:style style:name="T218" style:parent-style-name="DefaultParagraphFont" style:family="text">
      <style:text-properties style:font-name="Inter" style:font-name-asian="Times New Roman" style:font-name-complex="Calibri" fo:font-weight="bold" style:font-weight-asian="bold" style:font-weight-complex="bold" fo:color="#000000"/>
    </style:style>
    <style:style style:name="T219" style:parent-style-name="DefaultParagraphFont" style:family="text">
      <style:text-properties style:font-name="Inter" style:font-name-asian="Times New Roman" style:font-name-complex="Calibri" fo:color="#000000"/>
    </style:style>
    <style:style style:name="P220" style:parent-style-name="Normal" style:family="paragraph">
      <style:paragraph-properties fo:margin-top="0.1666in" fo:margin-bottom="0.1666in"/>
    </style:style>
    <style:style style:name="T221" style:parent-style-name="DefaultParagraphFont" style:family="text">
      <style:text-properties style:font-name="Inter" fo:font-weight="bold" style:font-weight-asian="bold" style:font-weight-complex="bold"/>
    </style:style>
    <style:style style:name="T222" style:parent-style-name="DefaultParagraphFont" style:family="text">
      <style:text-properties style:font-name="Inter" style:font-name-asian="Times New Roman" style:font-name-complex="Calibri" fo:color="#000000"/>
    </style:style>
    <style:style style:name="P223" style:parent-style-name="Normal" style:family="paragraph">
      <style:paragraph-properties fo:margin-top="0.1666in" fo:margin-bottom="0.1666in"/>
    </style:style>
    <style:style style:name="T224" style:parent-style-name="DefaultParagraphFont" style:family="text">
      <style:text-properties style:font-name="Inter" style:font-name-asian="Times New Roman" style:font-name-complex="Calibri" fo:font-weight="bold" style:font-weight-asian="bold" style:font-weight-complex="bold" fo:color="#000000"/>
    </style:style>
    <style:style style:name="T225" style:parent-style-name="DefaultParagraphFont" style:family="text">
      <style:text-properties style:font-name="Inter" style:font-name-asian="Times New Roman" style:font-name-complex="Calibri" fo:color="#000000"/>
    </style:style>
    <style:style style:name="P226" style:parent-style-name="Normal" style:family="paragraph">
      <style:paragraph-properties fo:margin-top="0.1666in" fo:margin-bottom="0.1666in"/>
    </style:style>
    <style:style style:name="T227" style:parent-style-name="DefaultParagraphFont" style:family="text">
      <style:text-properties style:font-name="Inter" fo:font-weight="bold" style:font-weight-asian="bold" style:font-weight-complex="bold"/>
    </style:style>
    <style:style style:name="T228" style:parent-style-name="DefaultParagraphFont" style:family="text">
      <style:text-properties style:font-name="Inter" style:font-name-asian="Times New Roman" style:font-name-complex="Calibri" fo:color="#000000"/>
    </style:style>
    <style:style style:name="P229" style:parent-style-name="Normal" style:family="paragraph">
      <style:paragraph-properties fo:margin-top="0.1666in" fo:margin-bottom="0.1666in"/>
    </style:style>
    <style:style style:name="T230" style:parent-style-name="DefaultParagraphFont" style:family="text">
      <style:text-properties style:font-name="Inter" fo:font-weight="bold" style:font-weight-asian="bold" style:font-weight-complex="bold"/>
    </style:style>
    <style:style style:name="T231" style:parent-style-name="DefaultParagraphFont" style:family="text">
      <style:text-properties style:font-name="Inter" style:font-name-asian="Times New Roman" style:font-name-complex="Calibri" fo:color="#000000"/>
    </style:style>
    <style:style style:name="P232" style:parent-style-name="Normal" style:family="paragraph">
      <style:paragraph-properties fo:margin-top="0.1666in" fo:margin-bottom="0.1666in"/>
    </style:style>
    <style:style style:name="T233" style:parent-style-name="DefaultParagraphFont" style:family="text">
      <style:text-properties style:font-name="Inter" style:font-name-asian="Times New Roman" style:font-name-complex="Calibri" fo:font-weight="bold" style:font-weight-asian="bold" style:font-weight-complex="bold" fo:color="#000000"/>
    </style:style>
    <style:style style:name="T234" style:parent-style-name="DefaultParagraphFont" style:family="text">
      <style:text-properties style:font-name="Inter" style:font-name-asian="Times New Roman" style:font-name-complex="Calibri" fo:color="#000000"/>
    </style:style>
    <style:style style:name="P235" style:parent-style-name="Normal" style:family="paragraph">
      <style:paragraph-properties fo:margin-top="0.1666in" fo:margin-bottom="0.1666in"/>
    </style:style>
    <style:style style:name="T236" style:parent-style-name="DefaultParagraphFont" style:family="text">
      <style:text-properties style:font-name="Inter" style:font-name-asian="Times New Roman" style:font-name-complex="Calibri" fo:font-weight="bold" style:font-weight-asian="bold" style:font-weight-complex="bold" fo:color="#000000"/>
    </style:style>
    <style:style style:name="T237" style:parent-style-name="DefaultParagraphFont" style:family="text">
      <style:text-properties style:font-name="Inter" style:font-name-asian="Times New Roman" style:font-name-complex="Calibri" fo:font-weight="bold" style:font-weight-asian="bold" style:font-weight-complex="bold" fo:color="#000000"/>
    </style:style>
    <style:style style:name="T238" style:parent-style-name="DefaultParagraphFont" style:family="text">
      <style:text-properties style:font-name="Inter" style:font-name-asian="Times New Roman" style:font-name-complex="Calibri" fo:font-weight="bold" style:font-weight-asian="bold" style:font-weight-complex="bold" fo:color="#000000"/>
    </style:style>
    <style:style style:name="T239" style:parent-style-name="DefaultParagraphFont" style:family="text">
      <style:text-properties style:font-name="Inter" style:font-name-asian="Times New Roman" style:font-name-complex="Calibri" fo:color="#000000"/>
    </style:style>
    <style:style style:name="P240" style:parent-style-name="Normal" style:family="paragraph">
      <style:paragraph-properties fo:margin-top="0.1666in" fo:margin-bottom="0.1666in"/>
    </style:style>
    <style:style style:name="T241" style:parent-style-name="DefaultParagraphFont" style:family="text">
      <style:text-properties style:font-name="Inter" style:font-name-asian="Times New Roman" style:font-name-complex="Calibri" fo:font-weight="bold" style:font-weight-asian="bold" style:font-weight-complex="bold" fo:color="#000000"/>
    </style:style>
    <style:style style:name="T242" style:parent-style-name="DefaultParagraphFont" style:family="text">
      <style:text-properties style:font-name="Inter" style:font-name-asian="Times New Roman" style:font-name-complex="Calibri" fo:color="#000000"/>
    </style:style>
    <style:style style:name="P243" style:parent-style-name="Normal" style:family="paragraph">
      <style:paragraph-properties fo:margin-top="0.1666in" fo:margin-bottom="0.1666in"/>
      <style:text-properties style:font-name="Inter" style:font-name-asian="Times New Roman" style:font-name-complex="Calibri" fo:font-weight="bold" style:font-weight-asian="bold" style:font-weight-complex="bold" fo:color="#000000"/>
    </style:style>
    <style:style style:name="P244" style:parent-style-name="Normal" style:family="paragraph">
      <style:paragraph-properties fo:margin-top="0.1666in" fo:margin-bottom="0.1666in"/>
    </style:style>
    <style:style style:name="T245" style:parent-style-name="DefaultParagraphFont" style:family="text">
      <style:text-properties style:font-name="Inter" fo:font-weight="bold" style:font-weight-asian="bold" style:font-weight-complex="bold"/>
    </style:style>
    <style:style style:name="T246" style:parent-style-name="DefaultParagraphFont" style:family="text">
      <style:text-properties style:font-name="Inter" style:font-name-asian="Times New Roman" style:font-name-complex="Calibri" fo:color="#000000"/>
    </style:style>
    <style:style style:name="P247" style:parent-style-name="Normal" style:family="paragraph">
      <style:paragraph-properties fo:margin-top="0.1666in" fo:margin-bottom="0.1666in"/>
    </style:style>
    <style:style style:name="T248" style:parent-style-name="DefaultParagraphFont" style:family="text">
      <style:text-properties style:font-name="Inter" style:font-name-asian="Times New Roman" style:font-name-complex="Calibri" fo:font-weight="bold" style:font-weight-asian="bold" style:font-weight-complex="bold" fo:color="#000000"/>
    </style:style>
    <style:style style:name="T249" style:parent-style-name="DefaultParagraphFont" style:family="text">
      <style:text-properties style:font-name="Inter" style:font-name-asian="Times New Roman" style:font-name-complex="Calibri" fo:color="#000000"/>
    </style:style>
    <style:style style:name="P250" style:parent-style-name="Normal" style:family="paragraph">
      <style:paragraph-properties fo:margin-top="0.1666in" fo:margin-bottom="0.1666in"/>
    </style:style>
    <style:style style:name="T251" style:parent-style-name="DefaultParagraphFont" style:family="text">
      <style:text-properties style:font-name="Inter" style:font-name-asian="Times New Roman" style:font-name-complex="Calibri" fo:font-weight="bold" style:font-weight-asian="bold" style:font-weight-complex="bold" fo:color="#000000"/>
    </style:style>
    <style:style style:name="T252" style:parent-style-name="DefaultParagraphFont" style:family="text">
      <style:text-properties style:font-name="Inter" style:font-name-asian="Times New Roman" style:font-name-complex="Calibri" fo:color="#000000"/>
    </style:style>
    <style:style style:name="P253" style:parent-style-name="Normal" style:family="paragraph">
      <style:paragraph-properties fo:margin-top="0.1666in" fo:margin-bottom="0.1666in"/>
    </style:style>
    <style:style style:name="T254" style:parent-style-name="DefaultParagraphFont" style:family="text">
      <style:text-properties style:font-name="Inter" fo:font-weight="bold" style:font-weight-asian="bold" style:font-weight-complex="bold"/>
    </style:style>
    <style:style style:name="T255" style:parent-style-name="DefaultParagraphFont" style:family="text">
      <style:text-properties style:font-name="Inter" style:font-name-asian="Times New Roman" style:font-name-complex="Calibri" fo:color="#000000"/>
    </style:style>
    <style:style style:name="P256" style:parent-style-name="Normal" style:family="paragraph">
      <style:paragraph-properties fo:margin-top="0.1666in" fo:margin-bottom="0.1666in"/>
    </style:style>
    <style:style style:name="T257" style:parent-style-name="DefaultParagraphFont" style:family="text">
      <style:text-properties style:font-name="Inter" style:font-name-asian="Times New Roman" style:font-name-complex="Calibri" fo:font-weight="bold" style:font-weight-asian="bold" style:font-weight-complex="bold" fo:color="#000000"/>
    </style:style>
    <style:style style:name="T258" style:parent-style-name="DefaultParagraphFont" style:family="text">
      <style:text-properties style:font-name="Inter" style:font-name-asian="Times New Roman" style:font-name-complex="Calibri" fo:font-weight="bold" style:font-weight-asian="bold" style:font-weight-complex="bold" fo:color="#000000"/>
    </style:style>
    <style:style style:name="T259" style:parent-style-name="DefaultParagraphFont" style:family="text">
      <style:text-properties style:font-name="Inter" style:font-name-asian="Times New Roman" style:font-name-complex="Calibri" fo:font-weight="bold" style:font-weight-asian="bold" style:font-weight-complex="bold" fo:color="#000000"/>
    </style:style>
    <style:style style:name="T260" style:parent-style-name="DefaultParagraphFont" style:family="text">
      <style:text-properties style:font-name="Inter" style:font-name-asian="Times New Roman" style:font-name-complex="Calibri" fo:font-weight="bold" style:font-weight-asian="bold" style:font-weight-complex="bold" fo:color="#000000"/>
    </style:style>
    <style:style style:name="T261" style:parent-style-name="DefaultParagraphFont" style:family="text">
      <style:text-properties style:font-name="Inter" style:font-name-asian="Times New Roman" style:font-name-complex="Calibri" fo:font-weight="bold" style:font-weight-asian="bold" style:font-weight-complex="bold" fo:color="#000000"/>
    </style:style>
    <style:style style:name="T262" style:parent-style-name="DefaultParagraphFont" style:family="text">
      <style:text-properties style:font-name="Inter" style:font-name-asian="Times New Roman" style:font-name-complex="Calibri" fo:font-weight="bold" style:font-weight-asian="bold" style:font-weight-complex="bold" fo:color="#000000"/>
    </style:style>
    <style:style style:name="T263" style:parent-style-name="DefaultParagraphFont" style:family="text">
      <style:text-properties style:font-name="Inter" style:font-name-asian="Times New Roman" style:font-name-complex="Calibri" fo:color="#000000"/>
    </style:style>
    <style:style style:name="P264" style:parent-style-name="Normal" style:family="paragraph">
      <style:paragraph-properties fo:margin-top="0.1666in" fo:margin-bottom="0.1666in"/>
    </style:style>
    <style:style style:name="T265" style:parent-style-name="DefaultParagraphFont" style:family="text">
      <style:text-properties style:font-name="Inter" style:font-name-asian="Times New Roman" style:font-name-complex="Calibri" fo:font-weight="bold" style:font-weight-asian="bold" style:font-weight-complex="bold" fo:color="#000000"/>
    </style:style>
    <style:style style:name="T266" style:parent-style-name="DefaultParagraphFont" style:family="text">
      <style:text-properties style:font-name="Inter" style:font-name-asian="Times New Roman" style:font-name-complex="Calibri" fo:color="#000000"/>
    </style:style>
    <style:style style:name="P267" style:parent-style-name="Normal" style:family="paragraph">
      <style:paragraph-properties fo:margin-top="0.1666in" fo:margin-bottom="0.1666in"/>
    </style:style>
    <style:style style:name="T268" style:parent-style-name="DefaultParagraphFont" style:family="text">
      <style:text-properties style:font-name="Inter" style:font-name-asian="Times New Roman" style:font-name-complex="Calibri" fo:font-weight="bold" style:font-weight-asian="bold" style:font-weight-complex="bold" fo:color="#000000"/>
    </style:style>
    <style:style style:name="T269" style:parent-style-name="DefaultParagraphFont" style:family="text">
      <style:text-properties style:font-name="Inter" style:font-name-asian="Times New Roman" style:font-name-complex="Calibri" fo:color="#000000"/>
    </style:style>
    <style:style style:name="P270" style:parent-style-name="Normal" style:family="paragraph">
      <style:paragraph-properties fo:margin-top="0.1666in" fo:margin-bottom="0.1666in"/>
    </style:style>
    <style:style style:name="T271" style:parent-style-name="DefaultParagraphFont" style:family="text">
      <style:text-properties style:font-name="Inter" fo:font-weight="bold" style:font-weight-asian="bold" style:font-weight-complex="bold"/>
    </style:style>
    <style:style style:name="T272" style:parent-style-name="DefaultParagraphFont" style:family="text">
      <style:text-properties style:font-name="Inter" style:font-name-asian="Times New Roman" style:font-name-complex="Calibri" fo:color="#000000"/>
    </style:style>
    <style:style style:name="P273" style:parent-style-name="Normal" style:family="paragraph">
      <style:paragraph-properties fo:margin-top="0.1666in" fo:margin-bottom="0.1666in"/>
    </style:style>
    <style:style style:name="T274" style:parent-style-name="DefaultParagraphFont" style:family="text">
      <style:text-properties style:font-name="Inter" style:font-name-asian="Times New Roman" style:font-name-complex="Calibri" fo:font-weight="bold" style:font-weight-asian="bold" style:font-weight-complex="bold" fo:color="#000000"/>
    </style:style>
    <style:style style:name="T275" style:parent-style-name="DefaultParagraphFont" style:family="text">
      <style:text-properties style:font-name="Inter" style:font-name-asian="Times New Roman" style:font-name-complex="Calibri" fo:color="#000000"/>
    </style:style>
    <style:style style:name="P276" style:parent-style-name="Normal" style:family="paragraph">
      <style:paragraph-properties fo:margin-top="0.1666in" fo:margin-bottom="0.1666in"/>
    </style:style>
    <style:style style:name="T277" style:parent-style-name="DefaultParagraphFont" style:family="text">
      <style:text-properties style:font-name="Inter" style:font-name-asian="Times New Roman" style:font-name-complex="Calibri" fo:font-weight="bold" style:font-weight-asian="bold" style:font-weight-complex="bold" fo:color="#000000"/>
    </style:style>
    <style:style style:name="T278" style:parent-style-name="DefaultParagraphFont" style:family="text">
      <style:text-properties style:font-name="Inter" style:font-name-asian="Times New Roman" style:font-name-complex="Calibri" fo:color="#000000"/>
    </style:style>
    <style:style style:name="P279" style:parent-style-name="Normal" style:family="paragraph">
      <style:paragraph-properties fo:margin-top="0.1666in" fo:margin-bottom="0.1666in"/>
    </style:style>
    <style:style style:name="T280" style:parent-style-name="DefaultParagraphFont" style:family="text">
      <style:text-properties style:font-name="Inter" style:font-name-asian="Times New Roman" style:font-name-complex="Calibri" fo:font-weight="bold" style:font-weight-asian="bold" style:font-weight-complex="bold" fo:color="#000000"/>
    </style:style>
    <style:style style:name="T281" style:parent-style-name="DefaultParagraphFont" style:family="text">
      <style:text-properties style:font-name="Inter" style:font-name-asian="Times New Roman" style:font-name-complex="Calibri" fo:color="#000000"/>
    </style:style>
    <style:style style:name="P282" style:parent-style-name="Normal" style:family="paragraph">
      <style:paragraph-properties fo:margin-top="0.1666in" fo:margin-bottom="0.1666in"/>
    </style:style>
    <style:style style:name="T283" style:parent-style-name="DefaultParagraphFont" style:family="text">
      <style:text-properties style:font-name="Inter" style:font-name-asian="Times New Roman" style:font-name-complex="Calibri" fo:font-weight="bold" style:font-weight-asian="bold" style:font-weight-complex="bold" fo:color="#000000"/>
    </style:style>
    <style:style style:name="T284" style:parent-style-name="DefaultParagraphFont" style:family="text">
      <style:text-properties style:font-name="Inter" style:font-name-asian="Times New Roman" style:font-name-complex="Calibri" fo:color="#000000"/>
    </style:style>
    <style:style style:name="P285" style:parent-style-name="Normal" style:family="paragraph">
      <style:paragraph-properties fo:margin-top="0.1666in" fo:margin-bottom="0.1666in"/>
    </style:style>
    <style:style style:name="T286" style:parent-style-name="DefaultParagraphFont" style:family="text">
      <style:text-properties style:font-name="Inter" style:font-name-asian="Times New Roman" style:font-name-complex="Calibri" fo:font-weight="bold" style:font-weight-asian="bold" style:font-weight-complex="bold" fo:color="#000000"/>
    </style:style>
    <style:style style:name="T287" style:parent-style-name="DefaultParagraphFont" style:family="text">
      <style:text-properties style:font-name="Inter" style:font-name-asian="Times New Roman" style:font-name-complex="Calibri" fo:color="#000000"/>
    </style:style>
    <style:style style:name="P288" style:parent-style-name="Normal" style:family="paragraph">
      <style:paragraph-properties fo:margin-top="0.1666in" fo:margin-bottom="0.1666in"/>
    </style:style>
    <style:style style:name="T289" style:parent-style-name="DefaultParagraphFont" style:family="text">
      <style:text-properties style:font-name="Inter" style:font-name-asian="Times New Roman" style:font-name-complex="Calibri" fo:font-weight="bold" style:font-weight-asian="bold" style:font-weight-complex="bold" fo:color="#000000"/>
    </style:style>
    <style:style style:name="T290" style:parent-style-name="DefaultParagraphFont" style:family="text">
      <style:text-properties style:font-name="Inter" style:font-name-asian="Times New Roman" style:font-name-complex="Calibri" fo:color="#000000"/>
    </style:style>
    <style:style style:name="P291" style:parent-style-name="Normal" style:family="paragraph">
      <style:paragraph-properties fo:margin-top="0.1666in" fo:margin-bottom="0.1666in"/>
    </style:style>
    <style:style style:name="T292" style:parent-style-name="DefaultParagraphFont" style:family="text">
      <style:text-properties style:font-name="Inter" style:font-name-asian="Times New Roman" style:font-name-complex="Calibri" fo:font-weight="bold" style:font-weight-asian="bold" style:font-weight-complex="bold" fo:color="#000000"/>
    </style:style>
    <style:style style:name="T293" style:parent-style-name="DefaultParagraphFont" style:family="text">
      <style:text-properties style:font-name="Inter" style:font-name-asian="Times New Roman" style:font-name-complex="Calibri" fo:color="#000000"/>
    </style:style>
    <style:style style:name="P294" style:parent-style-name="Normal" style:family="paragraph">
      <style:paragraph-properties fo:margin-top="0.1666in" fo:margin-bottom="0.1666in"/>
    </style:style>
    <style:style style:name="T295" style:parent-style-name="DefaultParagraphFont" style:family="text">
      <style:text-properties style:font-name="Inter" style:font-name-asian="Times New Roman" style:font-name-complex="Calibri" fo:font-weight="bold" style:font-weight-asian="bold" style:font-weight-complex="bold" fo:color="#000000"/>
    </style:style>
    <style:style style:name="T296" style:parent-style-name="DefaultParagraphFont" style:family="text">
      <style:text-properties style:font-name="Inter" style:font-name-asian="Times New Roman" style:font-name-complex="Calibri" fo:color="#000000"/>
    </style:style>
    <style:style style:name="P297" style:parent-style-name="Normal" style:family="paragraph">
      <style:paragraph-properties fo:margin-top="0.1666in" fo:margin-bottom="0.1666in"/>
    </style:style>
    <style:style style:name="T298" style:parent-style-name="DefaultParagraphFont" style:family="text">
      <style:text-properties style:font-name="Inter" style:font-name-asian="Times New Roman" style:font-name-complex="Calibri" fo:font-weight="bold" style:font-weight-asian="bold" style:font-weight-complex="bold" fo:color="#000000"/>
    </style:style>
    <style:style style:name="T299" style:parent-style-name="DefaultParagraphFont" style:family="text">
      <style:text-properties style:font-name="Inter" style:font-name-asian="Times New Roman" style:font-name-complex="Calibri" fo:color="#000000"/>
    </style:style>
    <style:style style:name="P300" style:parent-style-name="Normal" style:family="paragraph">
      <style:paragraph-properties fo:margin-top="0.1666in" fo:margin-bottom="0.1666in"/>
    </style:style>
    <style:style style:name="T301" style:parent-style-name="DefaultParagraphFont" style:family="text">
      <style:text-properties style:font-name="Inter" style:font-name-asian="Times New Roman" style:font-name-complex="Calibri" fo:font-weight="bold" style:font-weight-asian="bold" style:font-weight-complex="bold" fo:color="#000000"/>
    </style:style>
    <style:style style:name="T302" style:parent-style-name="DefaultParagraphFont" style:family="text">
      <style:text-properties style:font-name="Inter" style:font-name-asian="Times New Roman" style:font-name-complex="Calibri" fo:color="#000000"/>
    </style:style>
    <style:style style:name="T303" style:parent-style-name="DefaultParagraphFont" style:family="text">
      <style:text-properties style:font-name="Inter" style:font-name-asian="Times New Roman" style:font-name-complex="Calibri" fo:font-weight="bold" style:font-weight-asian="bold" style:font-weight-complex="bold" fo:color="#000000"/>
    </style:style>
    <style:style style:name="T304" style:parent-style-name="DefaultParagraphFont" style:family="text">
      <style:text-properties style:font-name="Inter" style:font-name-asian="Times New Roman" style:font-name-complex="Calibri" fo:color="#000000"/>
    </style:style>
    <style:style style:name="P305" style:parent-style-name="Normal" style:family="paragraph">
      <style:paragraph-properties fo:margin-top="0.1666in" fo:margin-bottom="0.1666in"/>
    </style:style>
    <style:style style:name="T306" style:parent-style-name="DefaultParagraphFont" style:family="text">
      <style:text-properties style:font-name="Inter" style:font-name-asian="Times New Roman" style:font-name-complex="Calibri" fo:color="#000000"/>
    </style:style>
    <style:style style:name="T307" style:parent-style-name="DefaultParagraphFont" style:family="text">
      <style:text-properties style:font-name="Inter" style:font-name-asian="Times New Roman" style:font-name-complex="Calibri" fo:font-weight="bold" style:font-weight-asian="bold" style:font-weight-complex="bold" fo:color="#000000"/>
    </style:style>
    <style:style style:name="T308" style:parent-style-name="DefaultParagraphFont" style:family="text">
      <style:text-properties style:font-name="Inter" style:font-name-asian="Times New Roman" style:font-name-complex="Calibri" fo:color="#000000"/>
    </style:style>
    <style:style style:name="P309" style:parent-style-name="Normal" style:family="paragraph">
      <style:paragraph-properties fo:margin-top="0.1666in" fo:margin-bottom="0.1666in"/>
    </style:style>
    <style:style style:name="T310" style:parent-style-name="DefaultParagraphFont" style:family="text">
      <style:text-properties style:font-name="Inter" style:font-name-asian="Times New Roman" style:font-name-complex="Calibri" fo:font-weight="bold" style:font-weight-asian="bold" style:font-weight-complex="bold" fo:color="#000000"/>
    </style:style>
    <style:style style:name="T311" style:parent-style-name="DefaultParagraphFont" style:family="text">
      <style:text-properties style:font-name="Inter" style:font-name-asian="Times New Roman" style:font-name-complex="Calibri" fo:color="#000000"/>
    </style:style>
    <style:style style:name="P312" style:parent-style-name="Normal" style:family="paragraph">
      <style:paragraph-properties fo:margin-top="0.1666in" fo:margin-bottom="0.1666in"/>
    </style:style>
    <style:style style:name="T313" style:parent-style-name="DefaultParagraphFont" style:family="text">
      <style:text-properties style:font-name="Inter" fo:font-weight="bold" style:font-weight-asian="bold" style:font-weight-complex="bold"/>
    </style:style>
    <style:style style:name="T314" style:parent-style-name="DefaultParagraphFont" style:family="text">
      <style:text-properties style:font-name="Inter" style:font-name-asian="Times New Roman" style:font-name-complex="Calibri" fo:color="#000000"/>
    </style:style>
    <style:style style:name="P315" style:parent-style-name="Normal" style:family="paragraph">
      <style:paragraph-properties fo:margin-top="0.1666in" fo:margin-bottom="0.1666in"/>
    </style:style>
    <style:style style:name="T316" style:parent-style-name="DefaultParagraphFont" style:family="text">
      <style:text-properties style:font-name="Inter" fo:font-weight="bold" style:font-weight-asian="bold" style:font-weight-complex="bold"/>
    </style:style>
    <style:style style:name="T317" style:parent-style-name="DefaultParagraphFont" style:family="text">
      <style:text-properties style:font-name="Inter" style:font-name-asian="Times New Roman" style:font-name-complex="Calibri" fo:color="#000000"/>
    </style:style>
    <style:style style:name="P318" style:parent-style-name="Normal" style:family="paragraph">
      <style:paragraph-properties fo:margin-top="0.1666in" fo:margin-bottom="0.1666in"/>
    </style:style>
    <style:style style:name="T319" style:parent-style-name="DefaultParagraphFont" style:family="text">
      <style:text-properties style:font-name="Inter" style:font-name-asian="Times New Roman" style:font-name-complex="Calibri" fo:font-weight="bold" style:font-weight-asian="bold" style:font-weight-complex="bold" fo:color="#000000"/>
    </style:style>
    <style:style style:name="T320" style:parent-style-name="DefaultParagraphFont" style:family="text">
      <style:text-properties style:font-name="Inter" style:font-name-asian="Times New Roman" style:font-name-complex="Calibri" fo:color="#000000"/>
    </style:style>
    <style:style style:name="P321" style:parent-style-name="Normal" style:family="paragraph">
      <style:paragraph-properties fo:margin-top="0.1666in" fo:margin-bottom="0.1666in"/>
    </style:style>
    <style:style style:name="T322" style:parent-style-name="DefaultParagraphFont" style:family="text">
      <style:text-properties style:font-name="Inter" style:font-name-asian="Times New Roman" style:font-name-complex="Calibri" fo:font-weight="bold" style:font-weight-asian="bold" style:font-weight-complex="bold" fo:color="#000000"/>
    </style:style>
    <style:style style:name="T323" style:parent-style-name="DefaultParagraphFont" style:family="text">
      <style:text-properties style:font-name="Inter" style:font-name-asian="Times New Roman" style:font-name-complex="Calibri" fo:color="#000000"/>
    </style:style>
    <style:style style:name="P324" style:parent-style-name="Normal" style:family="paragraph">
      <style:paragraph-properties fo:margin-top="0.1666in" fo:margin-bottom="0.1666in"/>
    </style:style>
    <style:style style:name="T325" style:parent-style-name="DefaultParagraphFont" style:family="text">
      <style:text-properties style:font-name="Inter" fo:font-weight="bold" style:font-weight-asian="bold" style:font-weight-complex="bold"/>
    </style:style>
    <style:style style:name="T326" style:parent-style-name="DefaultParagraphFont" style:family="text">
      <style:text-properties style:font-name="Inter" style:font-name-asian="Times New Roman" style:font-name-complex="Calibri" fo:color="#000000"/>
    </style:style>
    <style:style style:name="P327" style:parent-style-name="Normal" style:family="paragraph">
      <style:paragraph-properties fo:margin-top="0.1666in" fo:margin-bottom="0.1666in"/>
    </style:style>
    <style:style style:name="T328" style:parent-style-name="DefaultParagraphFont" style:family="text">
      <style:text-properties style:font-name="Inter" fo:font-weight="bold" style:font-weight-asian="bold" style:font-weight-complex="bold"/>
    </style:style>
    <style:style style:name="T329" style:parent-style-name="DefaultParagraphFont" style:family="text">
      <style:text-properties style:font-name="Inter" style:font-name-asian="Times New Roman" style:font-name-complex="Calibri" fo:color="#000000"/>
    </style:style>
    <style:style style:name="P330" style:parent-style-name="Normal" style:family="paragraph">
      <style:paragraph-properties fo:margin-top="0.1666in" fo:margin-bottom="0.1666in"/>
    </style:style>
    <style:style style:name="T331" style:parent-style-name="DefaultParagraphFont" style:family="text">
      <style:text-properties style:font-name="Inter" style:font-name-asian="Times New Roman" style:font-name-complex="Calibri" fo:font-weight="bold" style:font-weight-asian="bold" style:font-weight-complex="bold" fo:color="#000000"/>
    </style:style>
    <style:style style:name="T332" style:parent-style-name="DefaultParagraphFont" style:family="text">
      <style:text-properties style:font-name="Inter" style:font-name-asian="Times New Roman" style:font-name-complex="Calibri" fo:color="#000000"/>
    </style:style>
    <style:style style:name="P333" style:parent-style-name="Normal" style:family="paragraph">
      <style:paragraph-properties style:text-autospace="none" fo:margin-top="0.1666in" fo:margin-bottom="0.1666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34" style:parent-style-name="DefaultParagraphFont" style:family="text">
      <style:text-properties style:font-name="Inter" style:font-name-complex="Calibri" fo:font-weight="bold" style:font-weight-asian="bold" style:font-weight-complex="bold" fo:color="#000000"/>
    </style:style>
    <style:style style:name="T335" style:parent-style-name="DefaultParagraphFont" style:family="text">
      <style:text-properties style:font-name="Inter" fo:font-weight="bold" style:font-weight-asian="bold" style:font-weight-complex="bold"/>
    </style:style>
    <style:style style:name="T336" style:parent-style-name="DefaultParagraphFont" style:family="text">
      <style:text-properties style:font-name="Inter" style:font-name-asian="Times New Roman" style:font-name-complex="Calibri" fo:color="#000000"/>
    </style:style>
    <style:style style:name="P337" style:parent-style-name="Normal" style:family="paragraph">
      <style:paragraph-properties fo:margin-top="0.1666in" fo:margin-bottom="0.1666in"/>
    </style:style>
    <style:style style:name="T338" style:parent-style-name="DefaultParagraphFont" style:family="text">
      <style:text-properties style:font-name="Inter" style:font-name-asian="Times New Roman" style:font-name-complex="Calibri" fo:font-weight="bold" style:font-weight-asian="bold" style:font-weight-complex="bold" fo:color="#000000"/>
    </style:style>
    <style:style style:name="T339" style:parent-style-name="DefaultParagraphFont" style:family="text">
      <style:text-properties style:font-name="Inter" style:font-name-complex="Calibri" fo:font-weight="bold" style:font-weight-asian="bold" style:font-weight-complex="bold" fo:color="#000000"/>
    </style:style>
    <style:style style:name="T340" style:parent-style-name="DefaultParagraphFont" style:family="text">
      <style:text-properties style:font-name="Inter" style:font-name-asian="Times New Roman" style:font-name-complex="Calibri" fo:color="#000000"/>
    </style:style>
    <style:style style:name="P341" style:parent-style-name="Normal" style:family="paragraph">
      <style:paragraph-properties fo:margin-top="0.1666in" fo:margin-bottom="0.1666in"/>
    </style:style>
    <style:style style:name="T342"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343"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344" style:parent-style-name="DefaultParagraphFont" style:family="text">
      <style:text-properties style:font-name="Inter" style:font-name-asian="Times New Roman" style:font-name-complex="Calibri" fo:color="#000000" fo:background-color="#FFFFFF"/>
    </style:style>
    <style:style style:name="P345" style:parent-style-name="Normal" style:family="paragraph">
      <style:paragraph-properties fo:margin-top="0.1666in" fo:margin-bottom="0.1666in"/>
    </style:style>
    <style:style style:name="T346" style:parent-style-name="DefaultParagraphFont" style:family="text">
      <style:text-properties style:font-name="Inter" style:font-name-asian="Times New Roman" style:font-name-complex="Calibri" fo:font-weight="bold" style:font-weight-asian="bold" style:font-weight-complex="bold" fo:color="#000000" fo:background-color="#FFFFFF"/>
    </style:style>
    <style:style style:name="T347" style:parent-style-name="DefaultParagraphFont" style:family="text">
      <style:text-properties style:font-name="Inter" style:font-name-asian="Times New Roman" style:font-name-complex="Calibri" fo:color="#000000" fo:background-color="#FFFFFF"/>
    </style:style>
    <style:style style:name="P348" style:parent-style-name="Normal" style:family="paragraph">
      <style:paragraph-properties fo:margin-top="0.1666in" fo:margin-bottom="0.1666in"/>
    </style:style>
    <style:style style:name="T349" style:parent-style-name="DefaultParagraphFont" style:family="text">
      <style:text-properties style:font-name="Inter" fo:font-weight="bold" style:font-weight-asian="bold" style:font-weight-complex="bold"/>
    </style:style>
    <style:style style:name="T350" style:parent-style-name="DefaultParagraphFont" style:family="text">
      <style:text-properties style:font-name="Inter" style:font-name-asian="Times New Roman" style:font-name-complex="Calibri" fo:color="#000000"/>
    </style:style>
    <style:style style:name="P351" style:parent-style-name="Normal" style:family="paragraph">
      <style:paragraph-properties fo:margin-top="0.1666in" fo:margin-bottom="0.1666in"/>
    </style:style>
    <style:style style:name="T352" style:parent-style-name="DefaultParagraphFont" style:family="text">
      <style:text-properties style:font-name="Inter" fo:font-weight="bold" style:font-weight-asian="bold" style:font-weight-complex="bold"/>
    </style:style>
    <style:style style:name="T353" style:parent-style-name="DefaultParagraphFont" style:family="text">
      <style:text-properties style:font-name="Inter" style:font-name-asian="Times New Roman" style:font-name-complex="Calibri" fo:color="#000000"/>
    </style:style>
    <style:style style:name="P354" style:parent-style-name="Normal" style:family="paragraph">
      <style:paragraph-properties fo:margin-top="0.1666in" fo:margin-bottom="0.1666in"/>
    </style:style>
    <style:style style:name="T355" style:parent-style-name="DefaultParagraphFont" style:family="text">
      <style:text-properties style:font-name="Inter" style:font-name-asian="Times New Roman" style:font-name-complex="Calibri" fo:font-weight="bold" style:font-weight-asian="bold" style:font-weight-complex="bold" fo:color="#000000"/>
    </style:style>
    <style:style style:name="T356" style:parent-style-name="DefaultParagraphFont" style:family="text">
      <style:text-properties style:font-name="Inter" style:font-name-asian="Times New Roman" style:font-name-complex="Calibri" fo:color="#000000"/>
    </style:style>
    <style:style style:name="P357" style:parent-style-name="Normal" style:family="paragraph">
      <style:paragraph-properties fo:margin-top="0.1666in" fo:margin-bottom="0.1666in"/>
    </style:style>
    <style:style style:name="T358" style:parent-style-name="DefaultParagraphFont" style:family="text">
      <style:text-properties style:font-name="Inter" style:font-name-asian="Times New Roman" style:font-name-complex="Calibri" fo:font-weight="bold" style:font-weight-asian="bold" style:font-weight-complex="bold" fo:color="#000000"/>
    </style:style>
    <style:style style:name="T359" style:parent-style-name="DefaultParagraphFont" style:family="text">
      <style:text-properties style:font-name="Inter" style:font-name-asian="Times New Roman" style:font-name-complex="Calibri" fo:color="#000000"/>
    </style:style>
    <style:style style:name="P360" style:parent-style-name="Normal" style:family="paragraph">
      <style:paragraph-properties fo:margin-top="0.1666in" fo:margin-bottom="0.1666in"/>
    </style:style>
    <style:style style:name="T361" style:parent-style-name="DefaultParagraphFont" style:family="text">
      <style:text-properties style:font-name="Inter" style:font-name-asian="Times New Roman" style:font-name-complex="Calibri" fo:font-weight="bold" style:font-weight-asian="bold" style:font-weight-complex="bold" fo:color="#000000"/>
    </style:style>
    <style:style style:name="T362" style:parent-style-name="DefaultParagraphFont" style:family="text">
      <style:text-properties style:font-name="Inter" style:font-name-asian="Times New Roman" style:font-name-complex="Calibri" fo:color="#000000"/>
    </style:style>
    <style:style style:name="P363" style:parent-style-name="Normal" style:family="paragraph">
      <style:paragraph-properties fo:margin-top="0.1666in" fo:margin-bottom="0.1666in"/>
    </style:style>
    <style:style style:name="T364" style:parent-style-name="DefaultParagraphFont" style:family="text">
      <style:text-properties style:font-name="Inter" style:font-name-asian="Times New Roman" style:font-name-complex="Calibri" fo:font-weight="bold" style:font-weight-asian="bold" style:font-weight-complex="bold" fo:color="#000000"/>
    </style:style>
    <style:style style:name="T365" style:parent-style-name="DefaultParagraphFont" style:family="text">
      <style:text-properties style:font-name="Inter" style:font-name-asian="Times New Roman" style:font-name-complex="Calibri" fo:color="#000000"/>
    </style:style>
    <style:style style:name="P366" style:parent-style-name="Normal" style:family="paragraph">
      <style:paragraph-properties fo:margin-top="0.1666in" fo:margin-bottom="0.1666in"/>
    </style:style>
    <style:style style:name="T367" style:parent-style-name="DefaultParagraphFont" style:family="text">
      <style:text-properties style:font-name="Inter" style:font-name-asian="Times New Roman" style:font-name-complex="Calibri" fo:font-weight="bold" style:font-weight-asian="bold" style:font-weight-complex="bold" fo:color="#000000"/>
    </style:style>
    <style:style style:name="T368" style:parent-style-name="DefaultParagraphFont" style:family="text">
      <style:text-properties style:font-name="Inter" style:font-name-asian="Times New Roman" style:font-name-complex="Calibri" fo:color="#000000"/>
    </style:style>
    <style:style style:name="P369" style:parent-style-name="Normal" style:family="paragraph">
      <style:paragraph-properties fo:margin-top="0.1666in" fo:margin-bottom="0.1666in"/>
    </style:style>
    <style:style style:name="T370" style:parent-style-name="DefaultParagraphFont" style:family="text">
      <style:text-properties style:font-name="Inter" fo:font-weight="bold" style:font-weight-asian="bold" style:font-weight-complex="bold"/>
    </style:style>
    <style:style style:name="T371" style:parent-style-name="DefaultParagraphFont" style:family="text">
      <style:text-properties style:font-name="Inter" style:font-name-asian="Times New Roman" style:font-name-complex="Calibri" fo:color="#000000"/>
    </style:style>
    <style:style style:name="P372" style:parent-style-name="Normal" style:family="paragraph">
      <style:paragraph-properties fo:margin-top="0.1666in" fo:margin-bottom="0.1666in"/>
    </style:style>
    <style:style style:name="T373" style:parent-style-name="DefaultParagraphFont" style:family="text">
      <style:text-properties style:font-name="Inter" fo:font-weight="bold" style:font-weight-asian="bold" style:font-weight-complex="bold"/>
    </style:style>
    <style:style style:name="T374" style:parent-style-name="DefaultParagraphFont" style:family="text">
      <style:text-properties style:font-name="Inter" style:font-name-asian="Times New Roman" style:font-name-complex="Calibri" fo:color="#000000"/>
    </style:style>
    <style:style style:name="P375" style:parent-style-name="Normal" style:family="paragraph">
      <style:paragraph-properties fo:margin-top="0.1666in" fo:margin-bottom="0.1666in"/>
    </style:style>
    <style:style style:name="T376" style:parent-style-name="DefaultParagraphFont" style:family="text">
      <style:text-properties style:font-name="Inter" style:font-name-asian="Times New Roman" style:font-name-complex="Calibri" fo:font-weight="bold" style:font-weight-asian="bold" style:font-weight-complex="bold" fo:color="#000000"/>
    </style:style>
    <style:style style:name="T377" style:parent-style-name="DefaultParagraphFont" style:family="text">
      <style:text-properties style:font-name="Inter" style:font-name-asian="Times New Roman" style:font-name-complex="Calibri" fo:color="#000000"/>
    </style:style>
    <style:style style:name="P378" style:parent-style-name="Normal" style:family="paragraph">
      <style:paragraph-properties fo:margin-top="0.1666in" fo:margin-bottom="0.1666in"/>
    </style:style>
    <style:style style:name="T379" style:parent-style-name="DefaultParagraphFont" style:family="text">
      <style:text-properties style:font-name="Inter" fo:font-weight="bold" style:font-weight-asian="bold" style:font-weight-complex="bold"/>
    </style:style>
    <style:style style:name="T380" style:parent-style-name="DefaultParagraphFont" style:family="text">
      <style:text-properties style:font-name="Inter" style:font-name-asian="Times New Roman" style:font-name-complex="Calibri" fo:color="#000000"/>
    </style:style>
    <style:style style:name="P381" style:parent-style-name="Normal" style:family="paragraph">
      <style:paragraph-properties fo:margin-top="0.1666in" fo:margin-bottom="0.1666in"/>
    </style:style>
    <style:style style:name="T382" style:parent-style-name="DefaultParagraphFont" style:family="text">
      <style:text-properties style:font-name="Inter" style:font-name-asian="Times New Roman" style:font-name-complex="Calibri" fo:font-weight="bold" style:font-weight-asian="bold" style:font-weight-complex="bold" fo:color="#000000"/>
    </style:style>
    <style:style style:name="T383" style:parent-style-name="DefaultParagraphFont" style:family="text">
      <style:text-properties style:font-name="Inter" style:font-name-asian="Times New Roman" style:font-name-complex="Calibri" fo:color="#000000"/>
    </style:style>
    <style:style style:name="P384" style:parent-style-name="Normal" style:family="paragraph">
      <style:paragraph-properties fo:margin-top="0.1666in" fo:margin-bottom="0.1666in"/>
    </style:style>
    <style:style style:name="T385" style:parent-style-name="DefaultParagraphFont" style:family="text">
      <style:text-properties style:font-name="Inter" style:font-name-asian="Times New Roman" style:font-name-complex="Calibri" fo:font-weight="bold" style:font-weight-asian="bold" style:font-weight-complex="bold" fo:color="#000000"/>
    </style:style>
    <style:style style:name="T386" style:parent-style-name="DefaultParagraphFont" style:family="text">
      <style:text-properties style:font-name="Inter" style:font-name-asian="Times New Roman" style:font-name-complex="Calibri" fo:color="#000000"/>
    </style:style>
    <style:style style:name="P387" style:parent-style-name="Normal" style:family="paragraph">
      <style:paragraph-properties fo:margin-top="0.1666in" fo:margin-bottom="0.1666in"/>
    </style:style>
    <style:style style:name="T388" style:parent-style-name="DefaultParagraphFont" style:family="text">
      <style:text-properties style:font-name="Inter" fo:font-weight="bold" style:font-weight-asian="bold" style:font-weight-complex="bold"/>
    </style:style>
    <style:style style:name="T389" style:parent-style-name="DefaultParagraphFont" style:family="text">
      <style:text-properties style:font-name="Inter" style:font-name-asian="Times New Roman" style:font-name-complex="Calibri" fo:color="#000000"/>
    </style:style>
    <style:style style:name="T390" style:parent-style-name="DefaultParagraphFont" style:family="text">
      <style:text-properties style:font-name="Inter" style:font-name-asian="Times New Roman" style:font-name-complex="Calibri" fo:font-weight="bold" style:font-weight-asian="bold" style:font-weight-complex="bold" fo:color="#000000"/>
    </style:style>
    <style:style style:name="T391" style:parent-style-name="DefaultParagraphFont" style:family="text">
      <style:text-properties style:font-name="Inter" style:font-name-asian="Times New Roman" style:font-name-complex="Calibri" fo:color="#000000"/>
    </style:style>
    <style:style style:name="P392" style:parent-style-name="Normal" style:family="paragraph">
      <style:paragraph-properties fo:margin-top="0.1666in" fo:margin-bottom="0.1666in"/>
    </style:style>
    <style:style style:name="T393" style:parent-style-name="DefaultParagraphFont" style:family="text">
      <style:text-properties style:font-name="Inter" style:font-name-asian="Times New Roman" style:font-name-complex="Calibri" fo:font-weight="bold" style:font-weight-asian="bold" style:font-weight-complex="bold" fo:color="#000000"/>
    </style:style>
    <style:style style:name="T394" style:parent-style-name="DefaultParagraphFont" style:family="text">
      <style:text-properties style:font-name="Inter" style:font-name-asian="Times New Roman" style:font-name-complex="Calibri" fo:color="#000000"/>
    </style:style>
    <style:style style:name="P395" style:parent-style-name="Normal" style:family="paragraph">
      <style:paragraph-properties fo:margin-top="0.1666in" fo:margin-bottom="0.1666in"/>
    </style:style>
    <style:style style:name="T396" style:parent-style-name="DefaultParagraphFont" style:family="text">
      <style:text-properties style:font-name="Inter" fo:font-weight="bold" style:font-weight-asian="bold" style:font-weight-complex="bold"/>
    </style:style>
    <style:style style:name="T397" style:parent-style-name="DefaultParagraphFont" style:family="text">
      <style:text-properties style:font-name="Inter" style:font-name-asian="Times New Roman" style:font-name-complex="Calibri" fo:color="#000000"/>
    </style:style>
    <style:style style:name="P398" style:parent-style-name="Normal" style:family="paragraph">
      <style:paragraph-properties fo:margin-top="0.1666in" fo:margin-bottom="0.1666in"/>
    </style:style>
    <style:style style:name="T399" style:parent-style-name="DefaultParagraphFont" style:family="text">
      <style:text-properties style:font-name="Inter" style:font-name-asian="Times New Roman" style:font-name-complex="Calibri" fo:font-weight="bold" style:font-weight-asian="bold" style:font-weight-complex="bold" fo:color="#000000"/>
    </style:style>
    <style:style style:name="T400" style:parent-style-name="DefaultParagraphFont" style:family="text">
      <style:text-properties style:font-name="Inter" style:font-name-asian="Times New Roman" style:font-name-complex="Calibri" fo:font-weight="bold" style:font-weight-asian="bold" style:font-weight-complex="bold" fo:color="#000000"/>
    </style:style>
    <style:style style:name="T401" style:parent-style-name="DefaultParagraphFont" style:family="text">
      <style:text-properties style:font-name="Inter" style:font-name-asian="Times New Roman" style:font-name-complex="Calibri" fo:color="#000000"/>
    </style:style>
    <style:style style:name="T402" style:parent-style-name="DefaultParagraphFont" style:family="text">
      <style:text-properties style:font-name="Inter" style:font-name-asian="Times New Roman" style:font-name-complex="Calibri" fo:color="#000000"/>
    </style:style>
    <style:style style:name="P403" style:parent-style-name="Normal" style:family="paragraph">
      <style:paragraph-properties fo:margin-top="0.1666in" fo:margin-bottom="0.1666in"/>
    </style:style>
    <style:style style:name="T404" style:parent-style-name="DefaultParagraphFont" style:family="text">
      <style:text-properties style:font-name="Inter" fo:font-weight="bold" style:font-weight-asian="bold" style:font-weight-complex="bold"/>
    </style:style>
    <style:style style:name="T405" style:parent-style-name="DefaultParagraphFont" style:family="text">
      <style:text-properties style:font-name="Inter" style:font-name-asian="Times New Roman" style:font-name-complex="Calibri" fo:color="#000000"/>
    </style:style>
    <style:style style:name="P406" style:parent-style-name="Normal" style:family="paragraph">
      <style:paragraph-properties fo:margin-top="0.1666in" fo:margin-bottom="0.1666in"/>
    </style:style>
    <style:style style:name="T407" style:parent-style-name="DefaultParagraphFont" style:family="text">
      <style:text-properties style:font-name="Inter" fo:font-weight="bold" style:font-weight-asian="bold" style:font-weight-complex="bold"/>
    </style:style>
    <style:style style:name="T408" style:parent-style-name="DefaultParagraphFont" style:family="text">
      <style:text-properties style:font-name="Inter" fo:font-weight="bold" style:font-weight-asian="bold" style:font-weight-complex="bold"/>
    </style:style>
    <style:style style:name="T409" style:parent-style-name="DefaultParagraphFont" style:family="text">
      <style:text-properties style:font-name="Inter" fo:font-weight="bold" style:font-weight-asian="bold" style:font-weight-complex="bold"/>
    </style:style>
    <style:style style:name="T410" style:parent-style-name="DefaultParagraphFont" style:family="text">
      <style:text-properties style:font-name="Inter" fo:font-weight="bold" style:font-weight-asian="bold" style:font-weight-complex="bold"/>
    </style:style>
    <style:style style:name="T411" style:parent-style-name="DefaultParagraphFont" style:family="text">
      <style:text-properties style:font-name="Inter" fo:font-weight="bold" style:font-weight-asian="bold" style:font-weight-complex="bold"/>
    </style:style>
    <style:style style:name="T412" style:parent-style-name="DefaultParagraphFont" style:family="text">
      <style:text-properties style:font-name="Inter" fo:font-weight="bold" style:font-weight-asian="bold" style:font-weight-complex="bold"/>
    </style:style>
    <style:style style:name="T413" style:parent-style-name="DefaultParagraphFont" style:family="text">
      <style:text-properties style:font-name="Inter" fo:font-weight="bold" style:font-weight-asian="bold" style:font-weight-complex="bold"/>
    </style:style>
    <style:style style:name="T414" style:parent-style-name="DefaultParagraphFont" style:family="text">
      <style:text-properties style:font-name="Inter" style:font-name-asian="Times New Roman" style:font-name-complex="Calibri" fo:color="#000000"/>
    </style:style>
    <style:style style:name="P415" style:parent-style-name="Normal" style:family="paragraph">
      <style:paragraph-properties fo:margin-top="0.1666in" fo:margin-bottom="0.1666in"/>
    </style:style>
    <style:style style:name="T416" style:parent-style-name="DefaultParagraphFont" style:family="text">
      <style:text-properties style:font-name="Inter" style:font-name-asian="Times New Roman" style:font-name-complex="Calibri" fo:font-weight="bold" style:font-weight-asian="bold" style:font-weight-complex="bold" fo:color="#000000"/>
    </style:style>
    <style:style style:name="T417" style:parent-style-name="DefaultParagraphFont" style:family="text">
      <style:text-properties style:font-name="Inter" style:font-name-asian="Times New Roman" style:font-name-complex="Calibri" fo:color="#000000"/>
    </style:style>
    <style:style style:name="P418" style:parent-style-name="Normal" style:family="paragraph">
      <style:paragraph-properties fo:margin-top="0.1666in" fo:margin-bottom="0.1666in"/>
    </style:style>
    <style:style style:name="T419" style:parent-style-name="DefaultParagraphFont" style:family="text">
      <style:text-properties style:font-name="Inter" fo:font-weight="bold" style:font-weight-asian="bold" style:font-weight-complex="bold"/>
    </style:style>
    <style:style style:name="T420" style:parent-style-name="DefaultParagraphFont" style:family="text">
      <style:text-properties style:font-name="Inter" style:font-name-asian="Times New Roman" style:font-name-complex="Calibri" fo:color="#000000"/>
    </style:style>
    <style:style style:name="P421" style:parent-style-name="Normal" style:family="paragraph">
      <style:paragraph-properties fo:margin-top="0.1666in" fo:margin-bottom="0.1666in"/>
    </style:style>
    <style:style style:name="T422" style:parent-style-name="DefaultParagraphFont" style:family="text">
      <style:text-properties style:font-name="Inter" style:font-name-asian="Times New Roman" style:font-name-complex="Calibri" fo:font-weight="bold" style:font-weight-asian="bold" style:font-weight-complex="bold" fo:color="#000000"/>
    </style:style>
    <style:style style:name="T423" style:parent-style-name="DefaultParagraphFont" style:family="text">
      <style:text-properties style:font-name="Inter" style:font-name-asian="Times New Roman" style:font-name-complex="Calibri" fo:color="#000000"/>
    </style:style>
    <style:style style:name="P424" style:parent-style-name="Normal" style:family="paragraph">
      <style:paragraph-properties fo:margin-top="0.1666in" fo:margin-bottom="0.1666in"/>
    </style:style>
    <style:style style:name="T425" style:parent-style-name="DefaultParagraphFont" style:family="text">
      <style:text-properties style:font-name="Inter" fo:font-weight="bold" style:font-weight-asian="bold" style:font-weight-complex="bold"/>
    </style:style>
    <style:style style:name="T426" style:parent-style-name="DefaultParagraphFont" style:family="text">
      <style:text-properties style:font-name="Inter" fo:font-weight="bold" style:font-weight-asian="bold" style:font-weight-complex="bold"/>
    </style:style>
    <style:style style:name="T427" style:parent-style-name="DefaultParagraphFont" style:family="text">
      <style:text-properties style:font-name="Inter" style:font-name-asian="Times New Roman" style:font-name-complex="Calibri" fo:color="#000000"/>
    </style:style>
    <style:style style:name="P428" style:parent-style-name="Normal" style:family="paragraph">
      <style:paragraph-properties fo:margin-top="0.1666in" fo:margin-bottom="0.1666in"/>
    </style:style>
    <style:style style:name="T429" style:parent-style-name="DefaultParagraphFont" style:family="text">
      <style:text-properties style:font-name="Inter" style:font-name-asian="Times New Roman" style:font-name-complex="Calibri" fo:font-weight="bold" style:font-weight-asian="bold" style:font-weight-complex="bold" fo:color="#000000"/>
    </style:style>
    <style:style style:name="T430" style:parent-style-name="DefaultParagraphFont" style:family="text">
      <style:text-properties style:font-name="Inter" style:font-name-asian="Times New Roman" style:font-name-complex="Calibri" fo:color="#000000"/>
    </style:style>
    <style:style style:name="P431" style:parent-style-name="Normal" style:family="paragraph">
      <style:paragraph-properties fo:margin-top="0.1666in" fo:margin-bottom="0.1666in"/>
    </style:style>
    <style:style style:name="T432" style:parent-style-name="DefaultParagraphFont" style:family="text">
      <style:text-properties style:font-name="Inter" fo:font-weight="bold" style:font-weight-asian="bold" style:font-weight-complex="bold"/>
    </style:style>
    <style:style style:name="T433" style:parent-style-name="DefaultParagraphFont" style:family="text">
      <style:text-properties style:font-name="Inter" style:font-name-asian="Times New Roman" style:font-name-complex="Calibri" fo:color="#000000"/>
    </style:style>
    <style:style style:name="P434" style:parent-style-name="Normal" style:family="paragraph">
      <style:paragraph-properties fo:margin-top="0.1666in" fo:margin-bottom="0.1666in"/>
    </style:style>
    <style:style style:name="T435" style:parent-style-name="DefaultParagraphFont" style:family="text">
      <style:text-properties style:font-name="Inter" fo:font-weight="bold" style:font-weight-asian="bold" style:font-weight-complex="bold"/>
    </style:style>
    <style:style style:name="T436" style:parent-style-name="DefaultParagraphFont" style:family="text">
      <style:text-properties style:font-name="Inter" fo:font-weight="bold" style:font-weight-asian="bold" style:font-weight-complex="bold" fo:color="#000000"/>
    </style:style>
    <style:style style:name="T437" style:parent-style-name="DefaultParagraphFont" style:family="text">
      <style:text-properties style:font-name="Inter" style:font-name-asian="Times New Roman" style:font-name-complex="Calibri" fo:font-weight="bold" style:font-weight-asian="bold" style:font-weight-complex="bold" fo:color="#000000"/>
    </style:style>
    <style:style style:name="T438" style:parent-style-name="DefaultParagraphFont" style:family="text">
      <style:text-properties style:font-name="Inter" style:font-name-asian="Times New Roman" style:font-name-complex="Calibri" fo:font-weight="bold" style:font-weight-asian="bold" style:font-weight-complex="bold" fo:color="#000000"/>
    </style:style>
    <style:style style:name="T439" style:parent-style-name="DefaultParagraphFont" style:family="text">
      <style:text-properties style:font-name="Inter" style:font-name-asian="Times New Roman" style:font-name-complex="Calibri" fo:color="#000000"/>
    </style:style>
    <style:style style:name="T440" style:parent-style-name="DefaultParagraphFont" style:family="text">
      <style:text-properties style:font-name="Inter" style:font-name-asian="Times New Roman" style:font-name-complex="Calibri" fo:color="#000000"/>
    </style:style>
    <style:style style:name="P441" style:parent-style-name="Normal" style:family="paragraph">
      <style:paragraph-properties fo:margin-top="0.1666in" fo:margin-bottom="0.1666in"/>
    </style:style>
    <style:style style:name="T442" style:parent-style-name="DefaultParagraphFont" style:family="text">
      <style:text-properties style:font-name="Inter" style:font-name-asian="Times New Roman" style:font-name-complex="Calibri" fo:font-weight="bold" style:font-weight-asian="bold" style:font-weight-complex="bold" fo:color="#000000"/>
    </style:style>
    <style:style style:name="T443" style:parent-style-name="DefaultParagraphFont" style:family="text">
      <style:text-properties style:font-name="Inter" style:font-name-asian="Times New Roman" style:font-name-complex="Calibri" fo:color="#000000"/>
    </style:style>
    <style:style style:name="P444" style:parent-style-name="Normal" style:family="paragraph">
      <style:paragraph-properties fo:margin-top="0.1666in" fo:margin-bottom="0.1666in"/>
    </style:style>
    <style:style style:name="T445" style:parent-style-name="DefaultParagraphFont" style:family="text">
      <style:text-properties style:font-name="Inter" fo:font-weight="bold" style:font-weight-asian="bold" style:font-weight-complex="bold"/>
    </style:style>
    <style:style style:name="T446" style:parent-style-name="DefaultParagraphFont" style:family="text">
      <style:text-properties style:font-name="Inter"/>
    </style:style>
    <style:style style:name="P447" style:parent-style-name="Normal" style:family="paragraph">
      <style:paragraph-properties fo:margin-top="0.1666in" fo:margin-bottom="0.1666in"/>
    </style:style>
    <style:style style:name="T448" style:parent-style-name="DefaultParagraphFont" style:family="text">
      <style:text-properties style:font-name="Inter" style:font-name-asian="Times New Roman" style:font-name-complex="Calibri" fo:font-weight="bold" style:font-weight-asian="bold" style:font-weight-complex="bold" fo:color="#000000"/>
    </style:style>
    <style:style style:name="T449" style:parent-style-name="DefaultParagraphFont" style:family="text">
      <style:text-properties style:font-name="Inter" style:font-name-asian="Times New Roman" style:font-name-complex="Calibri" fo:color="#000000"/>
    </style:style>
    <style:style style:name="P450" style:parent-style-name="Normal" style:family="paragraph">
      <style:paragraph-properties fo:margin-top="0.1666in" fo:margin-bottom="0.1666in"/>
    </style:style>
    <style:style style:name="T451" style:parent-style-name="DefaultParagraphFont" style:family="text">
      <style:text-properties style:font-name="Inter" style:font-name-asian="Times New Roman" style:font-name-complex="Calibri" fo:font-weight="bold" style:font-weight-asian="bold" style:font-weight-complex="bold" fo:color="#000000"/>
    </style:style>
    <style:style style:name="T452" style:parent-style-name="DefaultParagraphFont" style:family="text">
      <style:text-properties style:font-name="Inter" style:font-name-asian="Times New Roman" style:font-name-complex="Calibri" fo:color="#000000"/>
    </style:style>
    <style:style style:name="P453" style:parent-style-name="Normal" style:family="paragraph">
      <style:paragraph-properties fo:margin-top="0.1666in" fo:margin-bottom="0.1666in"/>
    </style:style>
    <style:style style:name="T454" style:parent-style-name="DefaultParagraphFont" style:family="text">
      <style:text-properties style:font-name="Inter" style:font-name-asian="Times New Roman" style:font-name-complex="Calibri" fo:font-weight="bold" style:font-weight-asian="bold" style:font-weight-complex="bold" fo:color="#000000"/>
    </style:style>
    <style:style style:name="T455" style:parent-style-name="DefaultParagraphFont" style:family="text">
      <style:text-properties style:font-name="Inter" style:font-name-asian="Times New Roman" style:font-name-complex="Calibri" fo:color="#000000"/>
    </style:style>
    <style:style style:name="P456" style:parent-style-name="Normal" style:family="paragraph">
      <style:paragraph-properties fo:margin-top="0.1666in" fo:margin-bottom="0.1666in"/>
    </style:style>
    <style:style style:name="T457" style:parent-style-name="DefaultParagraphFont" style:family="text">
      <style:text-properties style:font-name="Inter" fo:font-weight="bold" style:font-weight-asian="bold" style:font-weight-complex="bold"/>
    </style:style>
    <style:style style:name="T458" style:parent-style-name="DefaultParagraphFont" style:family="text">
      <style:text-properties style:font-name="Inter" style:font-name-asian="Times New Roman" style:font-name-complex="Calibri" fo:color="#000000"/>
    </style:style>
    <style:style style:name="P459" style:parent-style-name="Normal" style:family="paragraph">
      <style:paragraph-properties fo:margin-top="0.1666in" fo:margin-bottom="0.1666in"/>
    </style:style>
    <style:style style:name="T460" style:parent-style-name="DefaultParagraphFont" style:family="text">
      <style:text-properties style:font-name="Inter" style:font-name-asian="Times New Roman" style:font-name-complex="Calibri" fo:font-weight="bold" style:font-weight-asian="bold" style:font-weight-complex="bold" fo:color="#000000"/>
    </style:style>
    <style:style style:name="T461" style:parent-style-name="DefaultParagraphFont" style:family="text">
      <style:text-properties style:font-name="Inter" style:font-name-asian="Times New Roman" style:font-name-complex="Calibri" fo:color="#000000"/>
    </style:style>
    <style:style style:name="P462" style:parent-style-name="Normal" style:family="paragraph">
      <style:paragraph-properties fo:margin-top="0.1666in" fo:margin-bottom="0.1666in"/>
    </style:style>
    <style:style style:name="T463" style:parent-style-name="DefaultParagraphFont" style:family="text">
      <style:text-properties style:font-name="Inter" style:font-name-asian="Times New Roman" style:font-name-complex="Calibri" fo:color="#000000"/>
    </style:style>
    <style:style style:name="T464" style:parent-style-name="DefaultParagraphFont" style:family="text">
      <style:text-properties style:font-name="Inter" style:font-name-asian="Times New Roman" style:font-name-complex="Calibri" fo:font-weight="bold" style:font-weight-asian="bold" style:font-weight-complex="bold" fo:color="#000000"/>
    </style:style>
    <style:style style:name="T465" style:parent-style-name="DefaultParagraphFont" style:family="text">
      <style:text-properties style:font-name="Inter" style:font-name-asian="Times New Roman" style:font-name-complex="Calibri" fo:color="#000000"/>
    </style:style>
    <style:style style:name="T466" style:parent-style-name="DefaultParagraphFont" style:family="text">
      <style:text-properties style:font-name="Inter" style:font-name-asian="Times New Roman" style:font-name-complex="Calibri" fo:font-weight="bold" style:font-weight-asian="bold" style:font-weight-complex="bold" fo:color="#000000"/>
    </style:style>
    <style:style style:name="T467" style:parent-style-name="DefaultParagraphFont" style:family="text">
      <style:text-properties style:font-name="Inter" style:font-name-asian="Times New Roman" style:font-name-complex="Calibri" fo:color="#000000"/>
    </style:style>
    <style:style style:name="P468" style:parent-style-name="Normal" style:family="paragraph">
      <style:paragraph-properties fo:margin-top="0.1666in" fo:margin-bottom="0.1666in"/>
    </style:style>
    <style:style style:name="T469" style:parent-style-name="DefaultParagraphFont" style:family="text">
      <style:text-properties style:font-name="Inter" fo:font-weight="bold" style:font-weight-asian="bold" style:font-weight-complex="bold"/>
    </style:style>
    <style:style style:name="T470" style:parent-style-name="DefaultParagraphFont" style:family="text">
      <style:text-properties style:font-name="Inter" style:font-name-asian="Times New Roman" style:font-name-complex="Calibri" fo:color="#000000"/>
    </style:style>
    <style:style style:name="P471" style:parent-style-name="Normal" style:family="paragraph">
      <style:paragraph-properties fo:margin-top="0.1666in" fo:margin-bottom="0.1666in"/>
    </style:style>
    <style:style style:name="T472" style:parent-style-name="DefaultParagraphFont" style:family="text">
      <style:text-properties style:font-name="Inter" fo:font-weight="bold" style:font-weight-asian="bold" style:font-weight-complex="bold"/>
    </style:style>
    <style:style style:name="T473" style:parent-style-name="DefaultParagraphFont" style:family="text">
      <style:text-properties style:font-name="Inter" style:font-name-asian="Times New Roman" style:font-name-complex="Calibri" fo:color="#000000"/>
    </style:style>
    <style:style style:name="P474" style:parent-style-name="Normal" style:family="paragraph">
      <style:paragraph-properties fo:margin-top="0.1666in" fo:margin-bottom="0.1666in"/>
    </style:style>
    <style:style style:name="T475" style:parent-style-name="DefaultParagraphFont" style:family="text">
      <style:text-properties style:font-name="Inter" style:font-name-asian="Times New Roman" style:font-name-complex="Calibri" fo:font-weight="bold" style:font-weight-asian="bold" style:font-weight-complex="bold" fo:color="#000000"/>
    </style:style>
    <style:style style:name="T476" style:parent-style-name="DefaultParagraphFont" style:family="text">
      <style:text-properties style:font-name="Inter" style:font-name-asian="Times New Roman" style:font-name-complex="Calibri" fo:color="#000000"/>
    </style:style>
    <style:style style:name="P477" style:parent-style-name="Normal" style:family="paragraph">
      <style:paragraph-properties fo:margin-top="0.1666in" fo:margin-bottom="0.1666in"/>
    </style:style>
    <style:style style:name="T478" style:parent-style-name="DefaultParagraphFont" style:family="text">
      <style:text-properties style:font-name="Inter" fo:font-weight="bold" style:font-weight-asian="bold" style:font-weight-complex="bold"/>
    </style:style>
    <style:style style:name="T479" style:parent-style-name="DefaultParagraphFont" style:family="text">
      <style:text-properties style:font-name="Inter" style:font-name-asian="Times New Roman" style:font-name-complex="Calibri" fo:color="#000000"/>
    </style:style>
    <style:style style:name="P480" style:parent-style-name="Normal" style:family="paragraph">
      <style:paragraph-properties fo:margin-top="0.1666in" fo:margin-bottom="0.1666in"/>
    </style:style>
    <style:style style:name="T481" style:parent-style-name="DefaultParagraphFont" style:family="text">
      <style:text-properties style:font-name="Inter" fo:font-weight="bold" style:font-weight-asian="bold" style:font-weight-complex="bold"/>
    </style:style>
    <style:style style:name="T482" style:parent-style-name="DefaultParagraphFont" style:family="text">
      <style:text-properties style:font-name="Inter" style:font-name-asian="Times New Roman" style:font-name-complex="Calibri" fo:color="#000000"/>
    </style:style>
    <style:style style:name="P483" style:parent-style-name="Normal" style:family="paragraph">
      <style:paragraph-properties fo:margin-top="0.1666in" fo:margin-bottom="0.1666in"/>
    </style:style>
    <style:style style:name="T484" style:parent-style-name="DefaultParagraphFont" style:family="text">
      <style:text-properties style:font-name="Inter" fo:font-weight="bold" style:font-weight-asian="bold" style:font-weight-complex="bold"/>
    </style:style>
    <style:style style:name="T485" style:parent-style-name="DefaultParagraphFont" style:family="text">
      <style:text-properties style:font-name="Inter" style:font-name-asian="Times New Roman" style:font-name-complex="Calibri" fo:color="#000000"/>
    </style:style>
    <style:style style:name="P486" style:parent-style-name="Normal" style:family="paragraph">
      <style:paragraph-properties fo:margin-top="0.1666in" fo:margin-bottom="0.1666in"/>
    </style:style>
    <style:style style:name="T487" style:parent-style-name="DefaultParagraphFont" style:family="text">
      <style:text-properties style:font-name="Inter" style:font-name-asian="Times New Roman" style:font-name-complex="Calibri" fo:font-weight="bold" style:font-weight-asian="bold" style:font-weight-complex="bold" fo:color="#000000"/>
    </style:style>
    <style:style style:name="T488" style:parent-style-name="DefaultParagraphFont" style:family="text">
      <style:text-properties style:font-name="Inter" style:font-name-asian="Times New Roman" style:font-name-complex="Calibri" fo:color="#000000"/>
    </style:style>
    <style:style style:name="P489" style:parent-style-name="Normal" style:family="paragraph">
      <style:paragraph-properties fo:margin-top="0.1666in" fo:margin-bottom="0.1666in"/>
    </style:style>
    <style:style style:name="T490" style:parent-style-name="DefaultParagraphFont" style:family="text">
      <style:text-properties style:font-name="Inter" fo:font-weight="bold" style:font-weight-asian="bold" style:font-weight-complex="bold"/>
    </style:style>
    <style:style style:name="T491" style:parent-style-name="DefaultParagraphFont" style:family="text">
      <style:text-properties style:font-name="Inter" style:font-name-asian="Times New Roman" style:font-name-complex="Calibri" fo:color="#000000"/>
    </style:style>
    <style:style style:name="P492" style:parent-style-name="Normal" style:family="paragraph">
      <style:paragraph-properties fo:margin-top="0.1666in" fo:margin-bottom="0.1666in"/>
    </style:style>
    <style:style style:name="T493" style:parent-style-name="DefaultParagraphFont" style:family="text">
      <style:text-properties style:font-name="Inter" style:font-name-asian="Times New Roman" style:font-name-complex="Calibri" fo:font-weight="bold" style:font-weight-asian="bold" style:font-weight-complex="bold" fo:color="#000000"/>
    </style:style>
    <style:style style:name="T494" style:parent-style-name="DefaultParagraphFont" style:family="text">
      <style:text-properties style:font-name="Inter" style:font-name-asian="Times New Roman" style:font-name-complex="Calibri" fo:color="#000000"/>
    </style:style>
    <style:style style:name="P495" style:parent-style-name="Normal" style:family="paragraph">
      <style:paragraph-properties fo:margin-top="0.1666in" fo:margin-bottom="0.1666in"/>
    </style:style>
    <style:style style:name="T496" style:parent-style-name="DefaultParagraphFont" style:family="text">
      <style:text-properties style:font-name="Inter" fo:font-weight="bold" style:font-weight-asian="bold" style:font-weight-complex="bold"/>
    </style:style>
    <style:style style:name="T497" style:parent-style-name="DefaultParagraphFont" style:family="text">
      <style:text-properties style:font-name="Inter" style:font-name-asian="Times New Roman" style:font-name-complex="Calibri" fo:color="#000000"/>
    </style:style>
    <style:style style:name="P498" style:parent-style-name="Normal" style:family="paragraph">
      <style:paragraph-properties fo:margin-top="0.1666in" fo:margin-bottom="0.1666in"/>
    </style:style>
    <style:style style:name="T499" style:parent-style-name="DefaultParagraphFont" style:family="text">
      <style:text-properties style:font-name="Inter" fo:font-weight="bold" style:font-weight-asian="bold" style:font-weight-complex="bold"/>
    </style:style>
    <style:style style:name="T500" style:parent-style-name="DefaultParagraphFont" style:family="text">
      <style:text-properties style:font-name="Inter" style:font-name-asian="Times New Roman" style:font-name-complex="Calibri" fo:color="#000000"/>
    </style:style>
    <style:style style:name="P501" style:parent-style-name="Normal" style:family="paragraph">
      <style:paragraph-properties fo:margin-top="0.1666in" fo:margin-bottom="0.1666in"/>
    </style:style>
    <style:style style:name="T502" style:parent-style-name="DefaultParagraphFont" style:family="text">
      <style:text-properties style:font-name="Inter" fo:font-weight="bold" style:font-weight-asian="bold" style:font-weight-complex="bold"/>
    </style:style>
    <style:style style:name="T503" style:parent-style-name="DefaultParagraphFont" style:family="text">
      <style:text-properties style:font-name="Inter" style:font-name-asian="Times New Roman" style:font-name-complex="Calibri" fo:color="#000000"/>
    </style:style>
    <style:style style:name="P504" style:parent-style-name="Normal" style:family="paragraph">
      <style:paragraph-properties fo:margin-top="0.1666in" fo:margin-bottom="0.1666in"/>
    </style:style>
    <style:style style:name="T505" style:parent-style-name="DefaultParagraphFont" style:family="text">
      <style:text-properties style:font-name="Inter" fo:font-weight="bold" style:font-weight-asian="bold" style:font-weight-complex="bold"/>
    </style:style>
    <style:style style:name="T506" style:parent-style-name="DefaultParagraphFont" style:family="text">
      <style:text-properties style:font-name="Inter" style:font-name-asian="Times New Roman" style:font-name-complex="Calibri" fo:color="#000000"/>
    </style:style>
    <style:style style:name="P507" style:parent-style-name="Normal" style:family="paragraph">
      <style:paragraph-properties fo:margin-top="0.1666in" fo:margin-bottom="0.1666in"/>
    </style:style>
    <style:style style:name="T508" style:parent-style-name="DefaultParagraphFont" style:family="text">
      <style:text-properties style:font-name="Inter" fo:font-weight="bold" style:font-weight-asian="bold" style:font-weight-complex="bold"/>
    </style:style>
    <style:style style:name="T509" style:parent-style-name="DefaultParagraphFont" style:family="text">
      <style:text-properties style:font-name="Inter" style:font-name-asian="Times New Roman" style:font-name-complex="Calibri" fo:color="#000000"/>
    </style:style>
    <style:style style:name="P510" style:parent-style-name="Normal" style:family="paragraph">
      <style:paragraph-properties fo:margin-top="0.1666in" fo:margin-bottom="0.1666in"/>
    </style:style>
    <style:style style:name="T511" style:parent-style-name="DefaultParagraphFont" style:family="text">
      <style:text-properties style:font-name="Inter" fo:font-weight="bold" style:font-weight-asian="bold" style:font-weight-complex="bold"/>
    </style:style>
    <style:style style:name="T512" style:parent-style-name="DefaultParagraphFont" style:family="text">
      <style:text-properties style:font-name="Inter" style:font-name-asian="Times New Roman" style:font-name-complex="Calibri" fo:color="#000000"/>
    </style:style>
    <style:style style:name="P513" style:parent-style-name="Normal" style:family="paragraph">
      <style:paragraph-properties fo:margin-top="0.1666in" fo:margin-bottom="0.1666in"/>
    </style:style>
    <style:style style:name="T514" style:parent-style-name="DefaultParagraphFont" style:family="text">
      <style:text-properties style:font-name="Inter" style:font-name-asian="Times New Roman" style:font-name-complex="Calibri" fo:font-weight="bold" style:font-weight-asian="bold" style:font-weight-complex="bold" fo:color="#000000"/>
    </style:style>
    <style:style style:name="T515" style:parent-style-name="DefaultParagraphFont" style:family="text">
      <style:text-properties style:font-name="Inter" style:font-name-asian="Times New Roman" style:font-name-complex="Calibri" fo:color="#000000"/>
    </style:style>
    <style:style style:name="P516" style:parent-style-name="Normal" style:family="paragraph">
      <style:paragraph-properties fo:margin-top="0.1666in" fo:margin-bottom="0.1666in"/>
    </style:style>
    <style:style style:name="T517" style:parent-style-name="DefaultParagraphFont" style:family="text">
      <style:text-properties style:font-name="Inter" fo:font-weight="bold" style:font-weight-asian="bold" style:font-weight-complex="bold"/>
    </style:style>
    <style:style style:name="T518" style:parent-style-name="DefaultParagraphFont" style:family="text">
      <style:text-properties style:font-name="Inter" style:font-name-asian="Times New Roman" style:font-name-complex="Calibri" fo:color="#000000"/>
    </style:style>
    <style:style style:name="P519" style:parent-style-name="Normal" style:family="paragraph">
      <style:paragraph-properties fo:margin-top="0.1666in" fo:margin-bottom="0.1666in"/>
    </style:style>
    <style:style style:name="T520" style:parent-style-name="DefaultParagraphFont" style:family="text">
      <style:text-properties style:font-name="Inter" fo:font-weight="bold" style:font-weight-asian="bold" style:font-weight-complex="bold"/>
    </style:style>
    <style:style style:name="T521" style:parent-style-name="DefaultParagraphFont" style:family="text">
      <style:text-properties style:font-name="Inter" style:font-name-asian="Times New Roman" style:font-name-complex="Calibri" fo:color="#000000"/>
    </style:style>
    <style:style style:name="P522" style:parent-style-name="Normal" style:family="paragraph">
      <style:paragraph-properties fo:margin-top="0.1666in" fo:margin-bottom="0.1666in"/>
    </style:style>
    <style:style style:name="T523" style:parent-style-name="DefaultParagraphFont" style:family="text">
      <style:text-properties style:font-name="Inter" style:font-name-asian="Times New Roman" style:font-name-complex="Calibri" fo:font-weight="bold" style:font-weight-asian="bold" style:font-weight-complex="bold" fo:color="#000000"/>
    </style:style>
    <style:style style:name="T524" style:parent-style-name="DefaultParagraphFont" style:family="text">
      <style:text-properties style:font-name="Inter" style:font-name-asian="Times New Roman" style:font-name-complex="Calibri" fo:color="#000000"/>
    </style:style>
    <style:style style:name="P525" style:parent-style-name="Normal" style:family="paragraph">
      <style:paragraph-properties fo:margin-top="0.1666in" fo:margin-bottom="0.1666in"/>
    </style:style>
    <style:style style:name="T526" style:parent-style-name="DefaultParagraphFont" style:family="text">
      <style:text-properties style:font-name="Inter" style:font-name-asian="Times New Roman" style:font-name-complex="Calibri" fo:font-weight="bold" style:font-weight-asian="bold" style:font-weight-complex="bold" fo:color="#000000"/>
    </style:style>
    <style:style style:name="T527" style:parent-style-name="DefaultParagraphFont" style:family="text">
      <style:text-properties style:font-name="Inter" style:font-name-asian="Times New Roman" style:font-name-complex="Calibri" fo:color="#000000"/>
    </style:style>
    <style:style style:name="P528" style:parent-style-name="Normal" style:family="paragraph">
      <style:paragraph-properties fo:margin-top="0.1666in" fo:margin-bottom="0.1666in"/>
    </style:style>
    <style:style style:name="T529" style:parent-style-name="DefaultParagraphFont" style:family="text">
      <style:text-properties style:font-name="Inter" style:font-name-asian="Times New Roman" style:font-name-complex="Calibri" fo:font-weight="bold" style:font-weight-asian="bold" style:font-weight-complex="bold" fo:color="#000000"/>
    </style:style>
    <style:style style:name="T530" style:parent-style-name="DefaultParagraphFont" style:family="text">
      <style:text-properties style:font-name="Inter" style:font-name-asian="Times New Roman" style:font-name-complex="Calibri" fo:color="#000000"/>
    </style:style>
    <style:style style:name="P531" style:parent-style-name="Normal" style:family="paragraph">
      <style:paragraph-properties fo:margin-top="0.1666in" fo:margin-bottom="0.1666in"/>
    </style:style>
    <style:style style:name="T532" style:parent-style-name="DefaultParagraphFont" style:family="text">
      <style:text-properties style:font-name="Inter" fo:font-weight="bold" style:font-weight-asian="bold" style:font-weight-complex="bold"/>
    </style:style>
    <style:style style:name="T533" style:parent-style-name="DefaultParagraphFont" style:family="text">
      <style:text-properties style:font-name="Inter" style:font-name-asian="Times New Roman" style:font-name-complex="Calibri" fo:color="#000000"/>
    </style:style>
    <style:style style:name="P534" style:parent-style-name="Normal" style:family="paragraph">
      <style:paragraph-properties fo:margin-top="0.1666in" fo:margin-bottom="0.1666in"/>
    </style:style>
    <style:style style:name="T535" style:parent-style-name="DefaultParagraphFont" style:family="text">
      <style:text-properties style:font-name="Inter" style:font-name-asian="Times New Roman" style:font-name-complex="Calibri" fo:font-weight="bold" style:font-weight-asian="bold" style:font-weight-complex="bold" fo:color="#000000"/>
    </style:style>
    <style:style style:name="T536" style:parent-style-name="DefaultParagraphFont" style:family="text">
      <style:text-properties style:font-name="Inter" style:font-name-asian="Times New Roman" style:font-name-complex="Calibri" fo:color="#000000"/>
    </style:style>
    <style:style style:name="P537" style:parent-style-name="Normal" style:family="paragraph">
      <style:paragraph-properties fo:margin-top="0.1666in" fo:margin-bottom="0.1666in"/>
    </style:style>
    <style:style style:name="T538" style:parent-style-name="DefaultParagraphFont" style:family="text">
      <style:text-properties style:font-name="Inter" style:font-name-asian="Times New Roman" style:font-name-complex="Calibri" fo:font-weight="bold" style:font-weight-asian="bold" style:font-weight-complex="bold" fo:color="#000000"/>
    </style:style>
    <style:style style:name="T539" style:parent-style-name="DefaultParagraphFont" style:family="text">
      <style:text-properties style:font-name="Inter" style:font-name-asian="Times New Roman" style:font-name-complex="Calibri" fo:font-weight="bold" style:font-weight-asian="bold" style:font-weight-complex="bold" fo:color="#000000"/>
    </style:style>
    <style:style style:name="T540" style:parent-style-name="DefaultParagraphFont" style:family="text">
      <style:text-properties style:font-name="Inter" style:font-name-asian="Times New Roman" style:font-name-complex="Calibri" fo:font-weight="bold" style:font-weight-asian="bold" style:font-weight-complex="bold" fo:color="#000000"/>
    </style:style>
    <style:style style:name="T541" style:parent-style-name="DefaultParagraphFont" style:family="text">
      <style:text-properties style:font-name="Inter" style:font-name-asian="Times New Roman" style:font-name-complex="Calibri" fo:font-weight="bold" style:font-weight-asian="bold" style:font-weight-complex="bold" fo:color="#000000"/>
    </style:style>
    <style:style style:name="T542" style:parent-style-name="DefaultParagraphFont" style:family="text">
      <style:text-properties style:font-name="Inter" style:font-name-asian="Times New Roman" style:font-name-complex="Calibri" fo:font-weight="bold" style:font-weight-asian="bold" style:font-weight-complex="bold" fo:color="#000000"/>
    </style:style>
    <style:style style:name="T543" style:parent-style-name="DefaultParagraphFont" style:family="text">
      <style:text-properties style:font-name="Inter" style:font-name-asian="Times New Roman" style:font-name-complex="Calibri" fo:font-weight="bold" style:font-weight-asian="bold" style:font-weight-complex="bold" fo:color="#000000"/>
    </style:style>
    <style:style style:name="T544" style:parent-style-name="DefaultParagraphFont" style:family="text">
      <style:text-properties style:font-name="Inter" style:font-name-asian="Times New Roman" style:font-name-complex="Calibri" fo:font-weight="bold" style:font-weight-asian="bold" style:font-weight-complex="bold" fo:color="#000000"/>
    </style:style>
    <style:style style:name="T545" style:parent-style-name="DefaultParagraphFont" style:family="text">
      <style:text-properties style:font-name="Inter" style:font-name-asian="Times New Roman" style:font-name-complex="Calibri" fo:color="#000000"/>
    </style:style>
    <style:style style:name="T546" style:parent-style-name="DefaultParagraphFont" style:family="text">
      <style:text-properties style:font-name="Inter" style:font-name-asian="Times New Roman" style:font-name-complex="Calibri" fo:color="#000000"/>
    </style:style>
    <style:style style:name="P547" style:parent-style-name="Normal" style:family="paragraph">
      <style:paragraph-properties fo:margin-top="0.1666in" fo:margin-bottom="0.1666in"/>
    </style:style>
    <style:style style:name="T548" style:parent-style-name="DefaultParagraphFont" style:family="text">
      <style:text-properties style:font-name="Inter" fo:font-weight="bold" style:font-weight-asian="bold" style:font-weight-complex="bold"/>
    </style:style>
    <style:style style:name="T549" style:parent-style-name="DefaultParagraphFont" style:family="text">
      <style:text-properties style:font-name="Inter" style:font-name-asian="Times New Roman" style:font-name-complex="Calibri" fo:color="#000000"/>
    </style:style>
    <style:style style:name="P550" style:parent-style-name="Normal" style:family="paragraph">
      <style:paragraph-properties fo:margin-top="0.1666in" fo:margin-bottom="0.1666in"/>
    </style:style>
    <style:style style:name="T551" style:parent-style-name="DefaultParagraphFont" style:family="text">
      <style:text-properties style:font-name="Inter" fo:font-weight="bold" style:font-weight-asian="bold" style:font-weight-complex="bold"/>
    </style:style>
    <style:style style:name="T552" style:parent-style-name="DefaultParagraphFont" style:family="text">
      <style:text-properties style:font-name="Inter" style:font-name-asian="Times New Roman" style:font-name-complex="Calibri" fo:color="#000000"/>
    </style:style>
    <style:style style:name="P553" style:parent-style-name="Normal" style:family="paragraph">
      <style:paragraph-properties fo:margin-top="0.1666in" fo:margin-bottom="0.1666in"/>
    </style:style>
    <style:style style:name="T554" style:parent-style-name="DefaultParagraphFont" style:family="text">
      <style:text-properties style:font-name="Inter" fo:font-weight="bold" style:font-weight-asian="bold" style:font-weight-complex="bold"/>
    </style:style>
    <style:style style:name="T555" style:parent-style-name="DefaultParagraphFont" style:family="text">
      <style:text-properties style:font-name="Inter" style:font-name-asian="Times New Roman" style:font-name-complex="Calibri" fo:color="#000000"/>
    </style:style>
    <style:style style:name="P556" style:parent-style-name="Normal" style:family="paragraph">
      <style:paragraph-properties fo:margin-top="0.1666in" fo:margin-bottom="0.1666in"/>
    </style:style>
    <style:style style:name="T557" style:parent-style-name="DefaultParagraphFont" style:family="text">
      <style:text-properties style:font-name="Inter" style:font-name-asian="Times New Roman" style:font-name-complex="Calibri" fo:font-weight="bold" style:font-weight-asian="bold" style:font-weight-complex="bold" fo:color="#000000"/>
    </style:style>
    <style:style style:name="T558" style:parent-style-name="DefaultParagraphFont" style:family="text">
      <style:text-properties style:font-name="Inter" style:font-name-asian="Times New Roman" style:font-name-complex="Calibri" fo:color="#000000"/>
    </style:style>
    <style:style style:name="P559" style:parent-style-name="Normal" style:family="paragraph">
      <style:paragraph-properties fo:margin-top="0.1666in" fo:margin-bottom="0.1666in"/>
    </style:style>
    <style:style style:name="T560" style:parent-style-name="DefaultParagraphFont" style:family="text">
      <style:text-properties style:font-name="Inter" fo:font-weight="bold" style:font-weight-asian="bold" style:font-weight-complex="bold"/>
    </style:style>
    <style:style style:name="T561" style:parent-style-name="DefaultParagraphFont" style:family="text">
      <style:text-properties style:font-name="Inter" style:font-name-asian="Times New Roman" style:font-name-complex="Calibri" fo:color="#000000"/>
    </style:style>
    <style:style style:name="P562" style:parent-style-name="Normal" style:family="paragraph">
      <style:paragraph-properties fo:margin-top="0.1666in" fo:margin-bottom="0.1666in"/>
    </style:style>
    <style:style style:name="T563" style:parent-style-name="DefaultParagraphFont" style:family="text">
      <style:text-properties style:font-name="Inter" style:font-name-asian="Times New Roman" style:font-name-complex="Calibri" fo:font-weight="bold" style:font-weight-asian="bold" style:font-weight-complex="bold" fo:color="#000000"/>
    </style:style>
    <style:style style:name="T564" style:parent-style-name="DefaultParagraphFont" style:family="text">
      <style:text-properties style:font-name="Inter" style:font-name-asian="Times New Roman" style:font-name-complex="Calibri" fo:color="#000000"/>
    </style:style>
    <style:style style:name="P565" style:parent-style-name="Normal" style:family="paragraph">
      <style:paragraph-properties fo:margin-top="0.1666in" fo:margin-bottom="0.1666in"/>
    </style:style>
    <style:style style:name="T566" style:parent-style-name="DefaultParagraphFont" style:family="text">
      <style:text-properties style:font-name="Inter" fo:font-weight="bold" style:font-weight-asian="bold" style:font-weight-complex="bold"/>
    </style:style>
    <style:style style:name="T567" style:parent-style-name="DefaultParagraphFont" style:family="text">
      <style:text-properties style:font-name="Inter"/>
    </style:style>
    <style:style style:name="P568" style:parent-style-name="Normal" style:family="paragraph">
      <style:paragraph-properties fo:margin-top="0.1666in" fo:margin-bottom="0.1666in"/>
    </style:style>
    <style:style style:name="T569" style:parent-style-name="DefaultParagraphFont" style:family="text">
      <style:text-properties style:font-name="Inter" fo:font-weight="bold" style:font-weight-asian="bold" style:font-weight-complex="bold"/>
    </style:style>
    <style:style style:name="T570" style:parent-style-name="DefaultParagraphFont" style:family="text">
      <style:text-properties style:font-name="Inter" style:font-name-asian="Times New Roman" style:font-name-complex="Calibri" fo:color="#000000"/>
    </style:style>
    <style:style style:name="P571" style:parent-style-name="Normal" style:family="paragraph">
      <style:paragraph-properties fo:margin-top="0.1666in" fo:margin-bottom="0.1666in"/>
    </style:style>
    <style:style style:name="T572" style:parent-style-name="DefaultParagraphFont" style:family="text">
      <style:text-properties style:font-name="Inter" fo:font-weight="bold" style:font-weight-asian="bold" style:font-weight-complex="bold"/>
    </style:style>
    <style:style style:name="T573" style:parent-style-name="DefaultParagraphFont" style:family="text">
      <style:text-properties style:font-name="Inter" style:font-name-asian="Times New Roman" style:font-name-complex="Calibri" fo:color="#000000"/>
    </style:style>
    <style:style style:name="P574" style:parent-style-name="Normal" style:family="paragraph">
      <style:paragraph-properties fo:margin-top="0.1666in" fo:margin-bottom="0.1666in"/>
    </style:style>
    <style:style style:name="T575" style:parent-style-name="DefaultParagraphFont" style:family="text">
      <style:text-properties style:font-name="Inter" style:font-name-asian="Times New Roman" style:font-name-complex="Calibri" fo:font-weight="bold" style:font-weight-asian="bold" style:font-weight-complex="bold" fo:color="#000000"/>
    </style:style>
    <style:style style:name="T576" style:parent-style-name="DefaultParagraphFont" style:family="text">
      <style:text-properties style:font-name="Inter" style:font-name-asian="Times New Roman" style:font-name-complex="Calibri" fo:color="#000000"/>
    </style:style>
    <style:style style:name="P577" style:parent-style-name="Normal" style:family="paragraph">
      <style:paragraph-properties fo:margin-top="0.1666in" fo:margin-bottom="0.1666in"/>
    </style:style>
    <style:style style:name="T578" style:parent-style-name="DefaultParagraphFont" style:family="text">
      <style:text-properties style:font-name="Inter" fo:font-weight="bold" style:font-weight-asian="bold" style:font-weight-complex="bold"/>
    </style:style>
    <style:style style:name="T579" style:parent-style-name="DefaultParagraphFont" style:family="text">
      <style:text-properties style:font-name="Inter" style:font-name-asian="Times New Roman" style:font-name-complex="Calibri" fo:color="#000000"/>
    </style:style>
    <style:style style:name="P580" style:parent-style-name="Normal" style:family="paragraph">
      <style:paragraph-properties fo:margin-top="0.1666in" fo:margin-bottom="0.1666in"/>
    </style:style>
    <style:style style:name="T581" style:parent-style-name="DefaultParagraphFont" style:family="text">
      <style:text-properties style:font-name="Inter" style:font-name-asian="Times New Roman" style:font-name-complex="Calibri" fo:font-weight="bold" style:font-weight-asian="bold" style:font-weight-complex="bold" fo:color="#000000"/>
    </style:style>
    <style:style style:name="T582" style:parent-style-name="DefaultParagraphFont" style:family="text">
      <style:text-properties style:font-name="Inter" style:font-name-asian="Times New Roman" style:font-name-complex="Calibri" fo:color="#000000"/>
    </style:style>
    <style:style style:name="P583" style:parent-style-name="Normal" style:family="paragraph">
      <style:paragraph-properties fo:margin-top="0.1666in" fo:margin-bottom="0.1666in"/>
    </style:style>
    <style:style style:name="T584" style:parent-style-name="DefaultParagraphFont" style:family="text">
      <style:text-properties style:font-name="Inter" style:font-name-asian="Times New Roman" style:font-name-complex="Calibri" fo:font-weight="bold" style:font-weight-asian="bold" style:font-weight-complex="bold" fo:color="#000000"/>
    </style:style>
    <style:style style:name="T585" style:parent-style-name="DefaultParagraphFont" style:family="text">
      <style:text-properties style:font-name="Inter" style:font-name-asian="Times New Roman" style:font-name-complex="Calibri" fo:color="#000000"/>
    </style:style>
    <style:style style:name="T586" style:parent-style-name="DefaultParagraphFont" style:family="text">
      <style:text-properties style:font-name="Inter" style:font-name-asian="Times New Roman" style:font-name-complex="Calibri" fo:font-weight="bold" style:font-weight-asian="bold" style:font-weight-complex="bold" fo:color="#000000"/>
    </style:style>
    <style:style style:name="T587" style:parent-style-name="DefaultParagraphFont" style:family="text">
      <style:text-properties style:font-name="Inter" style:font-name-asian="Times New Roman" style:font-name-complex="Calibri" fo:color="#000000"/>
    </style:style>
    <style:style style:name="P588" style:parent-style-name="Normal" style:family="paragraph">
      <style:paragraph-properties fo:margin-top="0.1666in" fo:margin-bottom="0.1666in"/>
    </style:style>
    <style:style style:name="T589" style:parent-style-name="DefaultParagraphFont" style:family="text">
      <style:text-properties style:font-name="Inter" style:font-name-asian="Times New Roman" style:font-name-complex="Calibri" fo:font-weight="bold" style:font-weight-asian="bold" style:font-weight-complex="bold" fo:color="#000000"/>
    </style:style>
    <style:style style:name="T590" style:parent-style-name="DefaultParagraphFont" style:family="text">
      <style:text-properties style:font-name="Inter" style:font-name-asian="Times New Roman" style:font-name-complex="Calibri" fo:color="#000000"/>
    </style:style>
    <style:style style:name="P591" style:parent-style-name="Normal" style:family="paragraph">
      <style:paragraph-properties fo:margin-top="0.1666in" fo:margin-bottom="0.1666in"/>
    </style:style>
    <style:style style:name="T592" style:parent-style-name="DefaultParagraphFont" style:family="text">
      <style:text-properties style:font-name="Inter" style:font-name-asian="Times New Roman" style:font-name-complex="Calibri" fo:font-weight="bold" style:font-weight-asian="bold" style:font-weight-complex="bold" fo:color="#000000"/>
    </style:style>
    <style:style style:name="T593" style:parent-style-name="DefaultParagraphFont" style:family="text">
      <style:text-properties style:font-name="Inter" style:font-name-asian="Times New Roman" style:font-name-complex="Calibri" fo:color="#000000"/>
    </style:style>
    <style:style style:name="P594" style:parent-style-name="Normal" style:family="paragraph">
      <style:paragraph-properties fo:margin-top="0.1666in" fo:margin-bottom="0.1666in"/>
    </style:style>
    <style:style style:name="T595" style:parent-style-name="DefaultParagraphFont" style:family="text">
      <style:text-properties style:font-name="Inter" style:font-name-asian="Times New Roman" style:font-name-complex="Calibri" fo:font-weight="bold" style:font-weight-asian="bold" style:font-weight-complex="bold" fo:color="#000000"/>
    </style:style>
    <style:style style:name="T596" style:parent-style-name="DefaultParagraphFont" style:family="text">
      <style:text-properties style:font-name="Inter" style:font-name-asian="Times New Roman" style:font-name-complex="Calibri" fo:color="#000000"/>
    </style:style>
    <style:style style:name="P597" style:parent-style-name="Normal" style:family="paragraph">
      <style:paragraph-properties fo:margin-top="0.1666in" fo:margin-bottom="0.1666in"/>
    </style:style>
    <style:style style:name="T598" style:parent-style-name="DefaultParagraphFont" style:family="text">
      <style:text-properties style:font-name="Inter" fo:font-weight="bold" style:font-weight-asian="bold" style:font-weight-complex="bold"/>
    </style:style>
    <style:style style:name="T599" style:parent-style-name="DefaultParagraphFont" style:family="text">
      <style:text-properties style:font-name="Inter" style:font-name-asian="Times New Roman" style:font-name-complex="Calibri" fo:color="#000000"/>
    </style:style>
    <style:style style:name="P600" style:parent-style-name="Normal" style:family="paragraph">
      <style:paragraph-properties fo:margin-top="0.1666in" fo:margin-bottom="0.1666in"/>
    </style:style>
    <style:style style:name="T601" style:parent-style-name="DefaultParagraphFont" style:family="text">
      <style:text-properties style:font-name="Inter" fo:font-weight="bold" style:font-weight-asian="bold" style:font-weight-complex="bold"/>
    </style:style>
    <style:style style:name="T602" style:parent-style-name="DefaultParagraphFont" style:family="text">
      <style:text-properties style:font-name="Inter" style:font-name-asian="Times New Roman" style:font-name-complex="Calibri" fo:color="#000000"/>
    </style:style>
    <style:style style:name="P603" style:parent-style-name="Normal" style:family="paragraph">
      <style:paragraph-properties fo:margin-top="0.1666in" fo:margin-bottom="0.1666in"/>
    </style:style>
    <style:style style:name="T604" style:parent-style-name="DefaultParagraphFont" style:family="text">
      <style:text-properties style:font-name="Inter" style:font-name-asian="Times New Roman" style:font-name-complex="Calibri" fo:font-weight="bold" style:font-weight-asian="bold" style:font-weight-complex="bold" fo:color="#000000"/>
    </style:style>
    <style:style style:name="T605" style:parent-style-name="DefaultParagraphFont" style:family="text">
      <style:text-properties style:font-name="Inter" style:font-name-asian="Times New Roman" style:font-name-complex="Calibri" fo:color="#000000"/>
    </style:style>
    <style:style style:name="P606" style:parent-style-name="Normal" style:family="paragraph">
      <style:paragraph-properties fo:margin-top="0.1666in" fo:margin-bottom="0.1666in"/>
    </style:style>
    <style:style style:name="T607" style:parent-style-name="DefaultParagraphFont" style:family="text">
      <style:text-properties style:font-name="Inter" fo:font-weight="bold" style:font-weight-asian="bold" style:font-weight-complex="bold"/>
    </style:style>
    <style:style style:name="T608" style:parent-style-name="DefaultParagraphFont" style:family="text">
      <style:text-properties style:font-name="Inter" style:font-name-asian="Times New Roman" style:font-name-complex="Calibri" fo:color="#000000"/>
    </style:style>
    <style:style style:name="P609" style:parent-style-name="Normal" style:family="paragraph">
      <style:paragraph-properties fo:margin-top="0.1666in" fo:margin-bottom="0.1666in"/>
    </style:style>
    <style:style style:name="T610" style:parent-style-name="DefaultParagraphFont" style:family="text">
      <style:text-properties style:font-name="Inter" style:font-name-asian="Times New Roman" style:font-name-complex="Calibri" fo:font-weight="bold" style:font-weight-asian="bold" style:font-weight-complex="bold" fo:color="#000000"/>
    </style:style>
    <style:style style:name="T611" style:parent-style-name="DefaultParagraphFont" style:family="text">
      <style:text-properties style:font-name="Inter" style:font-name-asian="Times New Roman" style:font-name-complex="Calibri" fo:color="#000000"/>
    </style:style>
    <style:style style:name="P612" style:parent-style-name="Normal" style:family="paragraph">
      <style:paragraph-properties fo:margin-top="0.1666in" fo:margin-bottom="0.1666in"/>
    </style:style>
    <style:style style:name="T613" style:parent-style-name="DefaultParagraphFont" style:family="text">
      <style:text-properties style:font-name="Inter" style:font-name-asian="Times New Roman" style:font-name-complex="Calibri" fo:font-weight="bold" style:font-weight-asian="bold" style:font-weight-complex="bold" fo:color="#000000"/>
    </style:style>
    <style:style style:name="T614" style:parent-style-name="DefaultParagraphFont" style:family="text">
      <style:text-properties style:font-name="Inter" style:font-name-asian="Times New Roman" style:font-name-complex="Calibri" fo:color="#000000"/>
    </style:style>
    <style:style style:name="P615" style:parent-style-name="Normal" style:family="paragraph">
      <style:paragraph-properties fo:margin-top="0.1666in" fo:margin-bottom="0.1666in"/>
    </style:style>
    <style:style style:name="T616" style:parent-style-name="DefaultParagraphFont" style:family="text">
      <style:text-properties style:font-name="Inter" style:font-name-asian="Times New Roman" style:font-name-complex="Calibri" fo:font-weight="bold" style:font-weight-asian="bold" style:font-weight-complex="bold" fo:color="#000000"/>
    </style:style>
    <style:style style:name="T617" style:parent-style-name="DefaultParagraphFont" style:family="text">
      <style:text-properties style:font-name="Inter" style:font-name-asian="Times New Roman" style:font-name-complex="Calibri" fo:color="#000000"/>
    </style:style>
    <style:style style:name="P618" style:parent-style-name="Normal" style:family="paragraph">
      <style:paragraph-properties fo:margin-top="0.1666in" fo:margin-bottom="0.1666in"/>
    </style:style>
    <style:style style:name="T619" style:parent-style-name="DefaultParagraphFont" style:family="text">
      <style:text-properties style:font-name="Inter" style:font-name-asian="Times New Roman" style:font-name-complex="Calibri" fo:font-weight="bold" style:font-weight-asian="bold" style:font-weight-complex="bold" fo:color="#000000"/>
    </style:style>
    <style:style style:name="T620" style:parent-style-name="DefaultParagraphFont" style:family="text">
      <style:text-properties style:font-name="Inter" style:font-name-asian="Times New Roman" style:font-name-complex="Calibri" fo:color="#000000"/>
    </style:style>
    <style:style style:name="P621" style:parent-style-name="Normal" style:family="paragraph">
      <style:paragraph-properties fo:margin-top="0.1666in" fo:margin-bottom="0.1666in"/>
    </style:style>
    <style:style style:name="T622" style:parent-style-name="DefaultParagraphFont" style:family="text">
      <style:text-properties style:font-name="Inter" fo:font-weight="bold" style:font-weight-asian="bold" style:font-weight-complex="bold"/>
    </style:style>
    <style:style style:name="T623" style:parent-style-name="DefaultParagraphFont" style:family="text">
      <style:text-properties style:font-name="Inter" style:font-name-asian="Times New Roman" style:font-name-complex="Calibri" fo:color="#000000"/>
    </style:style>
    <style:style style:name="P624" style:parent-style-name="Normal" style:family="paragraph">
      <style:paragraph-properties fo:margin-top="0.1666in" fo:margin-bottom="0.1666in"/>
    </style:style>
    <style:style style:name="T625" style:parent-style-name="DefaultParagraphFont" style:family="text">
      <style:text-properties style:font-name="Inter" fo:font-weight="bold" style:font-weight-asian="bold" style:font-weight-complex="bold"/>
    </style:style>
    <style:style style:name="T626" style:parent-style-name="DefaultParagraphFont" style:family="text">
      <style:text-properties style:font-name="Inter" style:font-name-asian="Times New Roman" style:font-name-complex="Calibri" fo:color="#000000"/>
    </style:style>
    <style:style style:name="P627" style:parent-style-name="Normal" style:family="paragraph">
      <style:paragraph-properties fo:margin-top="0.1666in" fo:margin-bottom="0.1666in"/>
    </style:style>
    <style:style style:name="T628" style:parent-style-name="DefaultParagraphFont" style:family="text">
      <style:text-properties style:font-name="Inter" fo:font-weight="bold" style:font-weight-asian="bold" style:font-weight-complex="bold"/>
    </style:style>
    <style:style style:name="T629" style:parent-style-name="DefaultParagraphFont" style:family="text">
      <style:text-properties style:font-name="Inter" style:font-name-asian="Times New Roman" style:font-name-complex="Calibri" fo:color="#000000"/>
    </style:style>
    <style:style style:name="P630" style:parent-style-name="Normal" style:family="paragraph">
      <style:paragraph-properties fo:margin-top="0.1666in" fo:margin-bottom="0.1666in"/>
    </style:style>
    <style:style style:name="T631" style:parent-style-name="DefaultParagraphFont" style:family="text">
      <style:text-properties style:font-name="Inter" fo:font-weight="bold" style:font-weight-asian="bold" style:font-weight-complex="bold"/>
    </style:style>
    <style:style style:name="T632" style:parent-style-name="DefaultParagraphFont" style:family="text">
      <style:text-properties style:font-name="Inter" style:font-name-asian="Times New Roman" style:font-name-complex="Calibri" fo:color="#000000"/>
    </style:style>
  </office:automatic-styles>
  <office:body>
    <office:text text:use-soft-page-breaks="true">
      <text:p text:style-name="P1"><text:span text:style-name="T17"><text:tab/></text:span><text:span text:style-name="T18">GLOSSARY</text:span><text:span text:style-name="T19"><text:s/>– PROJECTS</text:span><text:span text:style-name="T20"><text:tab/></text:span></text:p>
      <text:h text:style-name="P21" text:outline-level="3"><text:span text:style-name="T22"><text:line-break/></text:span><text:span text:style-name="T23">“</text:span><text:span text:style-name="T24">Qualified Investment</text:span><text:span text:style-name="T25">” means in relation to a:</text:span></text:h>
      <text:list text:style-name="LFO1" text:continue-numbering="true">
        <text:list-item>
          <text:p text:style-name="P26"><text:span text:style-name="T27">WOODFINE PROFESSIONAL CENTRE, one or more contiguous parcels of property that the Advisor proposes in a Transaction Summary to the General Partner as being suitable for the construction of a WOODFINE PROFESSIONAL CENTRE, which is located within a one kilometre radius of an existing Power Centre in one of Canada’s secondary real estate markets, and includes space for at least 3 designated parking stalls per 1,000 sq ft of the leasable area stated in the proposal made by the Advisor;</text:span></text:p>
        </text:list-item>
      </text:list>
      <text:list text:style-name="LFO1" text:continue-numbering="true">
        <text:list-item>
          <text:p text:style-name="P28"><text:span text:style-name="T29">WOODFINE RETAIL SELECT BUILDING, one or more contiguous parcels of property that the Advisor proposes in a Transaction Summary to the General Partner as being suitable for the construction of a WOODFINE RETAIL SELECT BUILDING, which is located within a one kilometre radius of an existing Power Centre in one of Canada’s secondary real estate markets, and includes space for at least 4 designated parking stalls per 1,000 sq ft of the leasable area stated in the proposal made by the Advisor;</text:span></text:p>
        </text:list-item>
      </text:list>
      <text:list text:style-name="LFO1" text:continue-numbering="true">
        <text:list-item>
          <text:p text:style-name="P30"><text:span text:style-name="T31">WOODFINE SUBURBAN OFFICE, one or more contiguous parcels of property that the Advisor proposes in a Transaction Summary to the General Partner as being suitable for the construction of a WOODFINE SUBURBAN OFFICE, which is located within a two kilometre radius of an existing Power Centre in one of Canada’s secondary real estate markets, and includes space for at least 3 designated parking stalls per 1,000 sq ft of the leasable area stated in the proposal made by the Advisor; and</text:span></text:p>
        </text:list-item>
      </text:list>
      <text:list text:style-name="LFO1" text:continue-numbering="true">
        <text:list-item>
          <text:p text:style-name="P32"><text:span text:style-name="T33">WOODFINE TECH INDUSTRIAL BUILDING, one or more contiguous parcels of property that the Advisor proposes in a Transaction Summary to the General Partner as being suitable for the construction of a WOODFINE TECH INDUSTRIAL BUILDING which is located within a four kilometre radius of an existing Power Centre in one of Canada’s secondary real estate markets, and includes space for at least two designated parking stalls per 1,000 sq ft of the leasable area stated in the proposal made by the Advisor.</text:span></text:p>
        </text:list-item>
      </text:list>
      <text:h text:style-name="P34" text:outline-level="3">Where a Property is proposed as the location of more than one category of Building, that Property is a Qualified Investment if the portion of the Property that is set aside for each Building meets the criteria referred to above for the specified category of Building.</text:h>
      <text:p text:style-name="P35"><text:span text:style-name="T36">“WOODFINE PROFESSIONAL CENTRE”</text:span><text:span text:style-name="T37"><text:s/>means an institutional quality office building, certified to comply with LEED core and shell (Leadership in Energy and Environmental Design) (or its successor), of 3 to 5 storeys newly constructed by the Partnership on a Qualified Investment owned by the Partnership, providing<text:s/></text:span><text:soft-page-break/><text:span text:style-name="T38">between 50,000 to 90,000 square feet of leasable area, designed to meet the space requirements of professional service providers in such fields as health care, accounting, law, engineering, and other specialties, and including at least 3 designated, full size surface parking stalls per 1,000 square feet of leasable area;</text:span></text:p>
      <text:p text:style-name="P39"><text:span text:style-name="T40">“WOODFINE RETAIL SELECT BUILDING”<text:s/></text:span><text:span text:style-name="T41">means a combination of one or more institutional quality office buildings, certified to comply with LEED core and shell (Leadership in Energy and Environmental Design) (or its successor), newly constructed by the Partnership on a Qualified Investment owned by the Partnership, providing between 10,000 to 25,000 square feet of space to national tenants such as banks, tenants which require free standing space, engineering companies, medical clinics, or <text:s/>“High Street” strip of end users, and including at least 4 designated, full size surface parking stalls per 1,000 square feet of leasable area;</text:span></text:p>
      <text:p text:style-name="P42"><text:span text:style-name="T43">“WOODFINE SUBURBAN OFFICE”</text:span><text:span text:style-name="T44"><text:s/>means an institutional quality office building, certified to comply with LEED core and shell (Leadership in Energy and Environmental Design) (or its successor), of 6 to 15 storeys newly constructed by the Partnership on a Qualified Investment owned by the Partnership, providing floor plates ranging in size from 15,000 to 25,000 square feet, designed to meet the space requirements of professional service providers in such fields as health care, accounting, law, engineering, and other specialties, and including at least 3 designated, full size surface parking stalls per 1,000 square feet of leasable area;<text:s/></text:span></text:p>
      <text:p text:style-name="P45"><text:span text:style-name="T46">“WOODFINE TECH INDUSTRIAL BUILDING”</text:span><text:span text:style-name="T47"><text:s/>means a combination of one or more industrial/commercial buildings, certified to comply with LEED core and shell (Leadership in Energy and Environmental Design) (or its successor), newly constructed by the Partnership on a Qualified Investment owned by the Partnership, providing individual bays ranging in size from 2,000 to 10,000 square feet, designed to meet the space requirements of industrial/commercial owner operators, and including at least 2 designated, full size surface parking stalls per 1,000 square feet of leasable area.</text:span></text:p>
      <text:p text:style-name="P48"><text:span text:style-name="T49">“</text:span><text:span text:style-name="T50">Power Centre</text:span><text:span text:style-name="T51">” means a large aggregation of retail stores in Canada surrounded and anchored by one or more freestanding large box-store commercial retail tenants of good reputation, at least one of which has at that location a premises in excess of sixty thousand (60,000) square feet;</text:span></text:p>
      <text:h text:style-name="P52" text:outline-level="3"><text:span text:style-name="T53">“</text:span><text:span text:style-name="T54">Titleco</text:span><text:span text:style-name="T55">” means a corporation that is a wholly owned subsidiary of the Partnership and is established for the purpose of holding title to a Property and Building as bare trustee for and on behalf of the Partnership;</text:span></text:h>
      <text:p text:style-name="P56">NTD:<text:s/>Above definitions<text:s/>are<text:s/>from the<text:s/>executed<text:s/>Woodfine Professional Centres Limited Partnership agreement.<text:s/></text:p>
      <text:p text:style-name="P57"/>
      <text:p text:style-name="Normal"><text:span text:style-name="T58">"Key Plans and Tiles</text:span><text:span text:style-name="T59">"</text:span><text:span text:style-name="T60"><text:s/></text:span><text:span text:style-name="T61">or “</text:span><text:span text:style-name="T62">Component Language” or “Spatial taxonomy</text:span><text:span text:style-name="T63">”</text:span></text:p>
      <text:soft-page-break/>
      <text:p text:style-name="Normal"><text:span text:style-name="T64">means a<text:s/></text:span><text:span text:style-name="T65">geometric<text:s/></text:span><text:span text:style-name="T66">s</text:span><text:span text:style-name="T67">elf-similar aperiodic space planning system based on furniture/equipment arrangements and circulation versus modular area per person<text:s/></text:span></text:p>
      <text:p text:style-name="P68">progressions.</text:p>
      <text:p text:style-name="P69"/>
      <text:p text:style-name="P70"><text:span text:style-name="T71">“1/2 Floor”<text:s/></text:span><text:span text:style-name="T72">means</text:span></text:p>
      <text:p text:style-name="P73"><text:span text:style-name="T74"><text:s/>“1/4 Floor”<text:s/></text:span><text:span text:style-name="T75">means</text:span></text:p>
      <text:p text:style-name="P76"><text:span text:style-name="T77">“</text:span><text:span text:style-name="T78">1/8 Floor”<text:s/></text:span><text:span text:style-name="T79">means</text:span></text:p>
      <text:p text:style-name="P80"><text:span text:style-name="T81">“3/4 Floor”</text:span><text:span text:style-name="T82"><text:s/>means</text:span></text:p>
      <text:p text:style-name="Normal"><text:span text:style-name="T83">“Abduction Reasoning”</text:span><text:span text:style-name="T84"><text:s/>means</text:span></text:p>
      <text:p text:style-name="P85"><text:span text:style-name="T86">“Adaptive Use”</text:span><text:span text:style-name="T87"><text:s/>or<text:s/></text:span><text:span text:style-name="T88">“Adaptive Reuse”</text:span><text:span text:style-name="T89"><text:s/>means</text:span></text:p>
      <text:p text:style-name="P90"><text:span text:style-name="T91">“Agroforestry”</text:span><text:span text:style-name="T92"><text:s/>means</text:span></text:p>
      <text:p text:style-name="P93"><text:span text:style-name="T94">“Amenities”<text:s/></text:span><text:span text:style-name="T95">means</text:span></text:p>
      <text:p text:style-name="P96"><text:span text:style-name="T97">“Area Structure Plan”<text:s/></text:span><text:span text:style-name="T98">means</text:span></text:p>
      <text:p text:style-name="P99"><text:span text:style-name="T100">“Areas of Dominant Interest” or “ADI”</text:span><text:span text:style-name="T101"><text:s/>means</text:span></text:p>
      <text:p text:style-name="P102"><text:span text:style-name="T103">“Bike<text:s/></text:span><text:span text:style-name="T104">Room</text:span><text:span text:style-name="T105">”<text:s/></text:span><text:span text:style-name="T106">or<text:s/></text:span><text:span text:style-name="T107">“Cycle Storage”<text:s/></text:span><text:span text:style-name="T108">means</text:span><text:span text:style-name="T109"><text:s/></text:span></text:p>
      <text:p text:style-name="P110"><text:span text:style-name="T111">“BOMA”<text:s/></text:span><text:span text:style-name="T112">means</text:span></text:p>
      <text:p text:style-name="P113"><text:span text:style-name="T114">“BREEAM Certification” or “BREEAM”<text:s/></text:span><text:span text:style-name="T115">means</text:span></text:p>
      <text:p text:style-name="P116"><text:span text:style-name="T117">“Building Core Mechanical Room” or “Building Core Meter Room”<text:s/></text:span><text:span text:style-name="T118">means</text:span></text:p>
      <text:p text:style-name="P119"><text:span text:style-name="T120">“Building Core Mop Room”</text:span><text:span text:style-name="T121"><text:s/>means</text:span></text:p>
      <text:p text:style-name="P122"><text:span text:style-name="T123">“Building Core Stairwell”</text:span><text:span text:style-name="T124"><text:s/>means</text:span></text:p>
      <text:p text:style-name="P125"><text:span text:style-name="T126">“Building Core Tiles”</text:span><text:span text:style-name="T127"><text:s/>means</text:span></text:p>
      <text:p text:style-name="P128"><text:span text:style-name="T129">“Building Core Washrooms”<text:s/></text:span><text:span text:style-name="T130">means</text:span></text:p>
      <text:p text:style-name="P131"><text:span text:style-name="T132">“Building Core”</text:span><text:span text:style-name="T133"><text:s/>means</text:span></text:p>
      <text:p text:style-name="P134"><text:span text:style-name="T135">“Building ID”</text:span><text:span text:style-name="T136"><text:s/>means</text:span></text:p>
      <text:p text:style-name="P137"><text:span text:style-name="T138">“Building Information Modeling Certificate”<text:s/></text:span><text:span text:style-name="T139">means</text:span></text:p>
      <text:p text:style-name="P140"><text:span text:style-name="T141">“Building Information Modeling” or “BIM”</text:span><text:span text:style-name="T142"><text:s/>means</text:span></text:p>
      <text:soft-page-break/>
      <text:p text:style-name="P143"><text:span text:style-name="T144">“Building Manager Line-of-Sight”</text:span><text:span text:style-name="T145"><text:s/>means</text:span></text:p>
      <text:p text:style-name="P146"><text:span text:style-name="T147">“Building Manager Office”<text:s/></text:span><text:span text:style-name="T148">means</text:span></text:p>
      <text:p text:style-name="P149"><text:span text:style-name="T150">“Building Manager”<text:s/></text:span><text:span text:style-name="T151">means<text:s/></text:span></text:p>
      <text:p text:style-name="P152"><text:span text:style-name="T153">“</text:span><text:span text:style-name="T154">Building Services Collaborator”</text:span><text:span text:style-name="T155"><text:s/>means</text:span></text:p>
      <text:p text:style-name="P156"><text:span text:style-name="T157">“Building Services”<text:s/></text:span><text:span text:style-name="T158">mean</text:span><text:span text:style-name="T159">s</text:span></text:p>
      <text:p text:style-name="P160"><text:span text:style-name="T161">“Building Staff Lockers”<text:s/></text:span><text:span text:style-name="T162">means</text:span></text:p>
      <text:p text:style-name="P163"><text:span text:style-name="T164">“Building Staff”</text:span><text:span text:style-name="T165"><text:s/>means</text:span></text:p>
      <text:p text:style-name="P166"><text:span text:style-name="T167">“Building Width Calculator”</text:span><text:span text:style-name="T168"><text:s/>means</text:span></text:p>
      <text:p text:style-name="P169"><text:span text:style-name="T170">“Buying Program”</text:span><text:span text:style-name="T171"><text:s/>means</text:span></text:p>
      <text:p text:style-name="P172"><text:span text:style-name="T173">“Car”</text:span><text:span text:style-name="T174"><text:s/>or “</text:span><text:span text:style-name="T175">Private Automobile</text:span><text:span text:style-name="T176">"<text:s/></text:span><text:span text:style-name="T177">means</text:span></text:p>
      <text:p text:style-name="P178"><text:span text:style-name="T179">“Carbon Negative”</text:span><text:span text:style-name="T180"><text:s/>means</text:span></text:p>
      <text:p text:style-name="P181"><text:span text:style-name="T182">“Carbon Neutral”</text:span><text:span text:style-name="T183"><text:s/>means</text:span></text:p>
      <text:p text:style-name="P184"><text:span text:style-name="T185">“Circular Economy”</text:span><text:span text:style-name="T186"><text:s/>means</text:span></text:p>
      <text:p text:style-name="P187"><text:span text:style-name="T188">“Class-A Building”<text:s/></text:span><text:span text:style-name="T189">means</text:span></text:p>
      <text:p text:style-name="P190"><text:span text:style-name="T191">“Class-B Building”<text:s/></text:span><text:span text:style-name="T192">means</text:span></text:p>
      <text:p text:style-name="P193"><text:span text:style-name="T194">“Class-C Building”<text:s/></text:span><text:span text:style-name="T195">means</text:span></text:p>
      <text:p text:style-name="P196"><text:span text:style-name="T197">“Climate Neutral”<text:s/></text:span><text:span text:style-name="T198">means</text:span></text:p>
      <text:p text:style-name="P199"><text:span text:style-name="T200">“Climate Zones”<text:s/></text:span><text:span text:style-name="T201">means</text:span></text:p>
      <text:p text:style-name="P202"><text:span text:style-name="T203">“Co-location”<text:s/></text:span><text:span text:style-name="T204">means</text:span></text:p>
      <text:p text:style-name="P205"><text:span text:style-name="T206">“Coffee/Bread”<text:s/></text:span><text:span text:style-name="T207">means</text:span></text:p>
      <text:p text:style-name="P208"><text:span text:style-name="T209">“Command Centre App”<text:s/></text:span><text:span text:style-name="T210">means</text:span></text:p>
      <text:p text:style-name="P211"><text:span text:style-name="T212">“Command Centre Operator”</text:span><text:span text:style-name="T213"><text:s/>means</text:span></text:p>
      <text:p text:style-name="P214"><text:span text:style-name="T215">“Command Centre”<text:s/></text:span><text:span text:style-name="T216">means</text:span></text:p>
      <text:p text:style-name="P217"><text:span text:style-name="T218">“Common Area Maintenance” or “CAM”</text:span><text:span text:style-name="T219"><text:s/>means</text:span></text:p>
      <text:soft-page-break/>
      <text:p text:style-name="P220"><text:span text:style-name="T221">“Common Area”</text:span><text:span text:style-name="T222"><text:s/>means</text:span></text:p>
      <text:p text:style-name="P223"><text:span text:style-name="T224">“Concrete Structure”<text:s/></text:span><text:span text:style-name="T225">means</text:span></text:p>
      <text:p text:style-name="P226"><text:span text:style-name="T227">“Corporate Office”<text:s/></text:span><text:span text:style-name="T228">means</text:span></text:p>
      <text:p text:style-name="P229"><text:span text:style-name="T230">“Corporatism”</text:span><text:span text:style-name="T231"><text:s/>means</text:span></text:p>
      <text:p text:style-name="P232"><text:span text:style-name="T233">“Corridor”</text:span><text:span text:style-name="T234"><text:s/>means</text:span></text:p>
      <text:p text:style-name="P235"><text:span text:style-name="T236">“Deductive Reasoning</text:span><text:span text:style-name="T237">”</text:span><text:span text:style-name="T238"><text:s/></text:span><text:span text:style-name="T239">means</text:span></text:p>
      <text:p text:style-name="P240"><text:span text:style-name="T241">“Delivery Method”<text:s/></text:span><text:span text:style-name="T242">means</text:span></text:p>
      <text:p text:style-name="P243">“Demographic Program”</text:p>
      <text:p text:style-name="P244"><text:span text:style-name="T245">“Design Collaborators”<text:s/></text:span><text:span text:style-name="T246">means<text:s/></text:span></text:p>
      <text:p text:style-name="P247"><text:span text:style-name="T248">“Design for Assembly”</text:span><text:span text:style-name="T249"><text:s/>means<text:s/></text:span></text:p>
      <text:p text:style-name="P250"><text:span text:style-name="T251">“Design for Performance”<text:s/></text:span><text:span text:style-name="T252">means</text:span></text:p>
      <text:p text:style-name="P253"><text:span text:style-name="T254">“Design Slides”</text:span><text:span text:style-name="T255"><text:s/>means</text:span></text:p>
      <text:p text:style-name="P256"><text:span text:style-name="T257">“Development Classes”<text:s/></text:span><text:span text:style-name="T258">or “</text:span><text:span text:style-name="T259">B</text:span><text:span text:style-name="T260">uilding<text:s/></text:span><text:span text:style-name="T261">T</text:span><text:span text:style-name="T262">ypologies”</text:span><text:span text:style-name="T263"><text:s/>means</text:span></text:p>
      <text:p text:style-name="P264"><text:span text:style-name="T265">“Development Market”<text:s/></text:span><text:span text:style-name="T266">means</text:span></text:p>
      <text:p text:style-name="P267"><text:span text:style-name="T268">“Development Site”<text:s/></text:span><text:span text:style-name="T269">means</text:span></text:p>
      <text:p text:style-name="P270"><text:span text:style-name="T271">“Digital Systems Collaborator”<text:s/></text:span><text:span text:style-name="T272">means</text:span></text:p>
      <text:p text:style-name="P273"><text:span text:style-name="T274">“Digital Twin”</text:span><text:span text:style-name="T275"><text:s/>means</text:span></text:p>
      <text:p text:style-name="P276"><text:span text:style-name="T277">“Direct Control Zoning”<text:s/></text:span><text:span text:style-name="T278">means</text:span></text:p>
      <text:p text:style-name="P279"><text:span text:style-name="T280">“Distributism”<text:s/></text:span><text:span text:style-name="T281">means<text:s/></text:span></text:p>
      <text:p text:style-name="P282"><text:span text:style-name="T283">“e-bikes”<text:s/></text:span><text:span text:style-name="T284">means</text:span></text:p>
      <text:p text:style-name="P285"><text:span text:style-name="T286">“Eco-regions”</text:span><text:span text:style-name="T287"><text:s/>means<text:s/></text:span></text:p>
      <text:p text:style-name="P288"><text:span text:style-name="T289">“Economic Model”</text:span><text:span text:style-name="T290"><text:s/>means</text:span></text:p>
      <text:p text:style-name="P291"><text:span text:style-name="T292">“Elevator Cab”</text:span><text:span text:style-name="T293"><text:s/>means</text:span></text:p>
      <text:p text:style-name="P294"><text:span text:style-name="T295">“Embodied Carbon”</text:span><text:span text:style-name="T296"><text:s/>means <text:s/></text:span></text:p>
      <text:soft-page-break/>
      <text:p text:style-name="P297"><text:span text:style-name="T298">“Embodied Carbon”<text:s/></text:span><text:span text:style-name="T299">means</text:span></text:p>
      <text:p text:style-name="P300"><text:span text:style-name="T301">“Emergency Exits”</text:span><text:span text:style-name="T302"><text:s/>means <text:s/></text:span></text:p>
      <text:p text:style-name="Normal"><text:span text:style-name="T303">“Emergency Services”<text:s/></text:span><text:span text:style-name="T304">means</text:span></text:p>
      <text:p text:style-name="P305"><text:span text:style-name="T306">“</text:span><text:span text:style-name="T307">Emergency Stairwell”</text:span><text:span text:style-name="T308"><text:s/>means <text:s/></text:span></text:p>
      <text:p text:style-name="P309"><text:span text:style-name="T310">“End of Life”<text:s/></text:span><text:span text:style-name="T311">means</text:span></text:p>
      <text:p text:style-name="P312"><text:span text:style-name="T313">“EV Charging Station”<text:s/></text:span><text:span text:style-name="T314">means</text:span></text:p>
      <text:p text:style-name="P315"><text:span text:style-name="T316">“Façade Collaborator”<text:s/></text:span><text:span text:style-name="T317">means</text:span></text:p>
      <text:p text:style-name="P318"><text:span text:style-name="T319">“Façade Frontage”<text:s/></text:span><text:span text:style-name="T320">means</text:span></text:p>
      <text:p text:style-name="P321"><text:span text:style-name="T322">“First Engagement”<text:s/></text:span><text:span text:style-name="T323">means</text:span></text:p>
      <text:p text:style-name="P324"><text:span text:style-name="T325">“Floor Plates Collaborator”<text:s/></text:span><text:span text:style-name="T326">means</text:span></text:p>
      <text:p text:style-name="P327"><text:span text:style-name="T328">“Floor Plates”<text:s/></text:span><text:span text:style-name="T329">means</text:span></text:p>
      <text:p text:style-name="P330"><text:span text:style-name="T331">“Forest Garden”<text:s/></text:span><text:span text:style-name="T332">means</text:span></text:p>
      <text:p text:style-name="P333"><text:span text:style-name="T334">“Full Floor</text:span><text:span text:style-name="T335">”<text:s/></text:span><text:span text:style-name="T336">means</text:span></text:p>
      <text:p text:style-name="P337"><text:span text:style-name="T338">“</text:span><text:span text:style-name="T339">German Circulation Law Requirements”<text:s/></text:span><text:span text:style-name="T340">means</text:span></text:p>
      <text:p text:style-name="P341"><text:span text:style-name="T342">“German Sustainable Building Council” or “</text:span><text:span text:style-name="T343">DGNB”<text:s/></text:span><text:span text:style-name="T344">means</text:span></text:p>
      <text:p text:style-name="P345"><text:span text:style-name="T346">“Grade Door”</text:span><text:span text:style-name="T347"><text:s/>means</text:span></text:p>
      <text:p text:style-name="P348"><text:span text:style-name="T349">“Heating, Ventilation and Air Conditioning” or “HVAC”</text:span><text:span text:style-name="T350"><text:s/>means<text:s/></text:span></text:p>
      <text:p text:style-name="P351"><text:span text:style-name="T352">“Human Scale”<text:s/></text:span><text:span text:style-name="T353">means</text:span></text:p>
      <text:p text:style-name="P354"><text:span text:style-name="T355">“Induction Reasoning”</text:span><text:span text:style-name="T356"><text:s/>means</text:span></text:p>
      <text:p text:style-name="P357"><text:span text:style-name="T358">“Informal Space”<text:s/></text:span><text:span text:style-name="T359">means</text:span></text:p>
      <text:p text:style-name="P360"><text:span text:style-name="T361">“Initial Development Package”<text:s/></text:span><text:span text:style-name="T362">means</text:span></text:p>
      <text:p text:style-name="P363"><text:span text:style-name="T364">“Interior Design”<text:s/></text:span><text:span text:style-name="T365">means</text:span></text:p>
      <text:p text:style-name="P366"><text:span text:style-name="T367"><text:s/>“Interior Landscaping”</text:span><text:span text:style-name="T368"><text:s/>means</text:span></text:p>
      <text:p text:style-name="P369"><text:span text:style-name="T370">“International Building Code” or “IBC”<text:s/></text:span><text:span text:style-name="T371">means</text:span></text:p>
      <text:p text:style-name="P372"><text:span text:style-name="T373">“Internationalism”</text:span><text:span text:style-name="T374"><text:s/>means</text:span></text:p>
      <text:p text:style-name="P375"><text:span text:style-name="T376">“IT Collaborator”</text:span><text:span text:style-name="T377"><text:s/>means</text:span></text:p>
      <text:p text:style-name="P378"><text:span text:style-name="T379">“Landscaping Collaborator”<text:s/></text:span><text:span text:style-name="T380">means</text:span></text:p>
      <text:p text:style-name="P381"><text:span text:style-name="T382">“Lease Agreement”</text:span><text:span text:style-name="T383"><text:s/>means</text:span></text:p>
      <text:p text:style-name="P384"><text:span text:style-name="T385">“Leasing Program”</text:span><text:span text:style-name="T386"><text:s/>means</text:span></text:p>
      <text:p text:style-name="P387"><text:span text:style-name="T388">“LEED Certification” or “LEED”<text:s/></text:span><text:span text:style-name="T389">means</text:span></text:p>
      <text:p text:style-name="Normal"><text:span text:style-name="T390">“Light Truck”<text:s/></text:span><text:span text:style-name="T391">means</text:span></text:p>
      <text:p text:style-name="P392"><text:span text:style-name="T393">“Limited Partnership Agreement”<text:s/></text:span><text:span text:style-name="T394">means</text:span></text:p>
      <text:p text:style-name="P395"><text:span text:style-name="T396">“Line of Buildings”</text:span><text:span text:style-name="T397"><text:s/>means</text:span></text:p>
      <text:p text:style-name="P398"><text:span text:style-name="T399">“Loading and Recycling</text:span><text:span text:style-name="T400">”<text:s/></text:span><text:span text:style-name="T401">means</text:span><text:span text:style-name="T402"><text:s/></text:span></text:p>
      <text:p text:style-name="P403"><text:span text:style-name="T404">“Lobby Atrium”<text:s/></text:span><text:span text:style-name="T405">means</text:span></text:p>
      <text:p text:style-name="P406"><text:span text:style-name="T407">“Lobby<text:s/></text:span><text:span text:style-name="T408">Atrium<text:s/></text:span><text:span text:style-name="T409">Washrooms”<text:s/></text:span><text:span text:style-name="T410">or “Public<text:s/></text:span><text:span text:style-name="T411">Restroom</text:span><text:span text:style-name="T412">s</text:span><text:span text:style-name="T413">”<text:s/></text:span><text:span text:style-name="T414">means<text:s/></text:span></text:p>
      <text:p text:style-name="P415"><text:span text:style-name="T416">“Mail Room Supervisor”<text:s/></text:span><text:span text:style-name="T417">means</text:span></text:p>
      <text:p text:style-name="P418"><text:span text:style-name="T419">“Mail Room”<text:s/></text:span><text:span text:style-name="T420">means</text:span></text:p>
      <text:p text:style-name="P421"><text:span text:style-name="T422">“Main Floor Retail”</text:span><text:span text:style-name="T423"><text:s/>means</text:span></text:p>
      <text:p text:style-name="P424"><text:span text:style-name="T425">“Main Floor”<text:s/></text:span><text:span text:style-name="T426">or “Ground Floor”<text:s/></text:span><text:span text:style-name="T427">means</text:span></text:p>
      <text:p text:style-name="P428"><text:span text:style-name="T429">“Mass Timber Structure”<text:s/></text:span><text:span text:style-name="T430">means</text:span></text:p>
      <text:p text:style-name="P431"><text:span text:style-name="T432">“Master Prototype”</text:span><text:span text:style-name="T433"><text:s/>means</text:span></text:p>
      <text:p text:style-name="P434"><text:span text:style-name="T435">“Materials Database</text:span><text:span text:style-name="T436">”</text:span><text:span text:style-name="T437"><text:s/></text:span><text:span text:style-name="T438">or “Materials Library”</text:span><text:span text:style-name="T439"><text:s/></text:span><text:span text:style-name="T440">means</text:span></text:p>
      <text:p text:style-name="P441"><text:span text:style-name="T442">“Mechanical Room” or “Meter Room”<text:s/></text:span><text:span text:style-name="T443">means</text:span></text:p>
      <text:p text:style-name="P444"><text:span text:style-name="T445">“Mechanical System”<text:s/></text:span><text:span text:style-name="T446">means</text:span></text:p>
      <text:p text:style-name="P447"><text:span text:style-name="T448">“Mix-of-Uses”</text:span><text:span text:style-name="T449"><text:s/>means</text:span></text:p>
      <text:p text:style-name="P450"><text:span text:style-name="T451">“Mixed Use”</text:span><text:span text:style-name="T452"><text:s/>means</text:span></text:p>
      <text:p text:style-name="P453"><text:span text:style-name="T454">“Move-in” or “Move-out”</text:span><text:span text:style-name="T455"><text:s/>means</text:span></text:p>
      <text:p text:style-name="P456"><text:span text:style-name="T457">“Net Zero”</text:span><text:span text:style-name="T458"><text:s/>means</text:span></text:p>
      <text:p text:style-name="P459"><text:span text:style-name="T460">“Night Watch”<text:s/></text:span><text:span text:style-name="T461">means</text:span></text:p>
      <text:p text:style-name="P462"><text:span text:style-name="T463">“</text:span><text:span text:style-name="T464">Offset Pulled Back Core</text:span><text:span text:style-name="T465">” means</text:span></text:p>
      <text:p text:style-name="Normal"><text:span text:style-name="T466">“Panel Van”<text:s/></text:span><text:span text:style-name="T467">means</text:span></text:p>
      <text:p text:style-name="P468"><text:span text:style-name="T469">“Parking Collaborator”<text:s/></text:span><text:span text:style-name="T470">means</text:span></text:p>
      <text:p text:style-name="P471"><text:span text:style-name="T472">“Parking Ratios”<text:s/></text:span><text:span text:style-name="T473">means</text:span></text:p>
      <text:p text:style-name="P474"><text:span text:style-name="T475">“Parksmart”<text:s/></text:span><text:span text:style-name="T476">means</text:span></text:p>
      <text:p text:style-name="P477"><text:span text:style-name="T478">“Passive Haus”<text:s/></text:span><text:span text:style-name="T479">means</text:span></text:p>
      <text:p text:style-name="P480"><text:span text:style-name="T481">“People-centred design” or “Human centred design”<text:s/></text:span><text:span text:style-name="T482">means</text:span></text:p>
      <text:p text:style-name="P483"><text:span text:style-name="T484">“Permaculture”<text:s/></text:span><text:span text:style-name="T485">means</text:span></text:p>
      <text:p text:style-name="P486"><text:span text:style-name="T487">“Plant Palette Zones”<text:s/></text:span><text:span text:style-name="T488">means</text:span></text:p>
      <text:p text:style-name="P489"><text:span text:style-name="T490">“Power Centres”<text:s/></text:span><text:span text:style-name="T491">means</text:span></text:p>
      <text:p text:style-name="P492"><text:span text:style-name="T493">“Primary Markets”</text:span><text:span text:style-name="T494"><text:s/>means</text:span></text:p>
      <text:p text:style-name="P495"><text:span text:style-name="T496">“Private Office”<text:s/></text:span><text:span text:style-name="T497">means</text:span></text:p>
      <text:p text:style-name="P498"><text:span text:style-name="T499">“Professional Office – Academic”<text:s/></text:span><text:span text:style-name="T500">means</text:span></text:p>
      <text:p text:style-name="P501"><text:span text:style-name="T502">“Professional Office – Business”<text:s/></text:span><text:span text:style-name="T503">means</text:span></text:p>
      <text:p text:style-name="P504"><text:span text:style-name="T505">“Professional Office – Laboratory”<text:s/></text:span><text:span text:style-name="T506">means</text:span></text:p>
      <text:p text:style-name="P507"><text:span text:style-name="T508">“Professional Office – Medical”<text:s/></text:span><text:span text:style-name="T509">means</text:span></text:p>
      <text:p text:style-name="P510"><text:span text:style-name="T511">“Professional Office”<text:s/></text:span><text:span text:style-name="T512">means</text:span></text:p>
      <text:p text:style-name="P513"><text:span text:style-name="T514">“Project Pipeline”</text:span><text:span text:style-name="T515"><text:s/>means</text:span></text:p>
      <text:p text:style-name="P516"><text:span text:style-name="T517">“Prototype”<text:s/></text:span><text:span text:style-name="T518">means</text:span></text:p>
      <text:p text:style-name="P519"><text:span text:style-name="T520">“PV Panels”<text:s/></text:span><text:span text:style-name="T521">means</text:span></text:p>
      <text:p text:style-name="P522"><text:span text:style-name="T523">“Retro-Suburbia”</text:span><text:span text:style-name="T524"><text:s/>means</text:span></text:p>
      <text:p text:style-name="P525"><text:span text:style-name="T526">“Rollout Program”</text:span><text:span text:style-name="T527"><text:s/>means</text:span></text:p>
      <text:p text:style-name="P528"><text:span text:style-name="T529">“Second Engagement”</text:span><text:span text:style-name="T530"><text:s/>means</text:span></text:p>
      <text:p text:style-name="P531"><text:span text:style-name="T532">“Secondary Markets”</text:span><text:span text:style-name="T533"><text:s/>means</text:span></text:p>
      <text:p text:style-name="P534"><text:span text:style-name="T535">“Service Washrooms”</text:span><text:span text:style-name="T536"><text:s/>means</text:span></text:p>
      <text:p text:style-name="P537"><text:span text:style-name="T538">“S</text:span><text:span text:style-name="T539">ignature<text:s/></text:span><text:span text:style-name="T540">Features” or “</text:span><text:span text:style-name="T541">B</text:span><text:span text:style-name="T542">rand<text:s/></text:span><text:span text:style-name="T543">S</text:span><text:span text:style-name="T544">tandards”</text:span><text:span text:style-name="T545"><text:s/></text:span><text:span text:style-name="T546">means<text:s/></text:span></text:p>
      <text:p text:style-name="P547"><text:span text:style-name="T548">“SF”<text:s/></text:span><text:span text:style-name="T549">means</text:span></text:p>
      <text:p text:style-name="P550"><text:span text:style-name="T551">“Structural Collaborator”<text:s/></text:span><text:span text:style-name="T552">means</text:span></text:p>
      <text:p text:style-name="P553"><text:span text:style-name="T554">“Sub-Prototypes”</text:span><text:span text:style-name="T555"><text:s/>means</text:span></text:p>
      <text:p text:style-name="P556"><text:span text:style-name="T557">“Surface Parking”</text:span><text:span text:style-name="T558"><text:s/>means</text:span></text:p>
      <text:p text:style-name="P559"><text:span text:style-name="T560">“Tenant Improvement Allowance”<text:s/></text:span><text:span text:style-name="T561">means</text:span></text:p>
      <text:p text:style-name="P562"><text:span text:style-name="T563">“Tenant Lounge Washroom”</text:span><text:span text:style-name="T564"><text:s/>means</text:span></text:p>
      <text:p text:style-name="P565"><text:span text:style-name="T566">“Tenant Lounge”<text:s/></text:span><text:span text:style-name="T567">means</text:span></text:p>
      <text:p text:style-name="P568"><text:span text:style-name="T569">“Tenant Mix”<text:s/></text:span><text:span text:style-name="T570">means</text:span></text:p>
      <text:p text:style-name="P571"><text:span text:style-name="T572">“Tenants”<text:s/></text:span><text:span text:style-name="T573">means</text:span></text:p>
      <text:p text:style-name="P574"><text:span text:style-name="T575">“Terminus”<text:s/></text:span><text:span text:style-name="T576">means</text:span></text:p>
      <text:p text:style-name="P577"><text:span text:style-name="T578">“Test Sites”</text:span><text:span text:style-name="T579"><text:s/>means</text:span></text:p>
      <text:p text:style-name="P580"><text:span text:style-name="T581">“Top 400 Europe”<text:s/></text:span><text:span text:style-name="T582">means</text:span></text:p>
      <text:p text:style-name="P583"><text:span text:style-name="T584">“Top 400 North America”<text:s/></text:span><text:span text:style-name="T585">means</text:span></text:p>
      <text:p text:style-name="Normal"><text:span text:style-name="T586">“Tractor-tailer”<text:s/></text:span><text:span text:style-name="T587">means</text:span></text:p>
      <text:p text:style-name="P588"><text:span text:style-name="T589">“UK NABERS”<text:s/></text:span><text:span text:style-name="T590">means</text:span></text:p>
      <text:p text:style-name="P591"><text:span text:style-name="T592">“Underground Parking”</text:span><text:span text:style-name="T593"><text:s/>means</text:span></text:p>
      <text:p text:style-name="P594"><text:span text:style-name="T595">“Unit of Mobility”</text:span><text:span text:style-name="T596"><text:s/>means</text:span></text:p>
      <text:p text:style-name="P597"><text:span text:style-name="T598">“Urbanism”<text:s/></text:span><text:span text:style-name="T599">means</text:span></text:p>
      <text:p text:style-name="P600"><text:span text:style-name="T601">“Users”<text:s/></text:span><text:span text:style-name="T602">means</text:span></text:p>
      <text:p text:style-name="P603"><text:span text:style-name="T604">“Volatile Organic Compounds” or” VOCs”</text:span><text:span text:style-name="T605"><text:s/>means</text:span></text:p>
      <text:p text:style-name="P606"><text:span text:style-name="T607">“WELL Certification” or “WELL”<text:s/></text:span><text:span text:style-name="T608">means</text:span></text:p>
      <text:p text:style-name="P609"><text:span text:style-name="T610">“White Paper”<text:s/></text:span><text:span text:style-name="T611">means</text:span></text:p>
      <text:p text:style-name="P612"><text:span text:style-name="T613">“Woodfine Buildings”</text:span><text:span text:style-name="T614"><text:s/>means</text:span></text:p>
      <text:p text:style-name="P615"><text:span text:style-name="T616">“Woodfine Campus”</text:span><text:span text:style-name="T617"><text:s/>means</text:span></text:p>
      <text:p text:style-name="P618"><text:span text:style-name="T619">“Woodfine Delivery Method”</text:span><text:span text:style-name="T620"><text:s/>means</text:span></text:p>
      <text:p text:style-name="P621"><text:span text:style-name="T622">“Workbench”<text:s/></text:span><text:span text:style-name="T623">means</text:span></text:p>
      <text:p text:style-name="P624"><text:span text:style-name="T625">“Zone 1 – Habitation”</text:span><text:span text:style-name="T626"><text:s/>means</text:span></text:p>
      <text:p text:style-name="P627"><text:span text:style-name="T628">“Zone 2 – Magazine”</text:span><text:span text:style-name="T629"><text:s/>means</text:span></text:p>
      <text:p text:style-name="P630"><text:span text:style-name="T631">“Zone 3 – Corridor”</text:span><text:span text:style-name="T632"><text:s/>mea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Inter" svg:font-family="Inter" style:font-family-generic="system" style:font-pitch="variable" svg:panose-1="2 0 5 3 0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text-properties style:font-name="Times New Roman"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complex="Times New Roman" fo:font-size="9pt" style:font-size-asian="9pt" style:font-size-complex="9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BodyText" style:display-name="Body Text" style:family="paragraph" style:parent-style-name="Normal">
      <style:paragraph-properties fo:margin-bottom="0.1666in"/>
      <style:text-properties style:font-name="Times New Roman" style:font-name-asian="Times New Roman" style:font-name-complex="Times New Roman" fo:font-size="11pt" style:font-size-asian="11pt" style:font-size-complex="10pt"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1pt" style:font-size-asian="11pt" style:font-size-complex="10pt" fo:language="en" fo:country="US"/>
    </style:style>
    <style:style style:name="Revision" style:display-name="Revision" style:family="paragraph">
      <style:text-properties fo:hyphenate="false"/>
    </style:style>
    <style:style style:name="x_contentpasted1" style:display-name="x_contentpasted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Times New Roman"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style:font-name="Inter" fo:font-size="10pt" style:font-size-asian="10pt" style:font-size-complex="10pt"/>
    </style:style>
    <style:style style:name="T4" style:parent-style-name="DefaultParagraphFont" style:family="text">
      <style:text-properties style:font-name="Inter" style:font-name-complex="Calibri" fo:font-size="10pt" style:font-size-asian="10pt" style:font-size-complex="10pt"/>
    </style:style>
    <style:style style:name="T5" style:parent-style-name="DefaultParagraphFont" style:family="text">
      <style:text-properties style:font-name="Inter" fo:font-size="10pt" style:font-size-asian="10pt" style:font-size-complex="10pt"/>
    </style:style>
    <style:style style:name="T6" style:parent-style-name="DefaultParagraphFont" style:family="text">
      <style:text-properties style:font-name="Inter" fo:font-size="10pt" style:font-size-asian="10pt" style:font-size-complex="10pt"/>
    </style:style>
    <style:style style:name="P7" style:parent-style-name="Footer" style:family="paragraph">
      <style:paragraph-properties fo:text-align="center">
        <style:tab-stops/>
      </style:paragraph-properties>
    </style:style>
    <style:style style:name="T8" style:parent-style-name="DefaultParagraphFont" style:family="text">
      <style:text-properties style:font-name="Inter" fo:text-transform="uppercase" fo:color="#000000"/>
    </style:style>
    <style:style style:name="T9" style:parent-style-name="DefaultParagraphFont" style:family="text">
      <style:text-properties style:font-name="Inter" fo:text-transform="uppercase" fo:color="#000000"/>
    </style:style>
    <style:style style:name="T10" style:parent-style-name="DefaultParagraphFont" style:family="text">
      <style:text-properties style:font-name="Inter" fo:text-transform="uppercase" fo:color="#000000"/>
    </style:style>
    <style:style style:name="P11" style:parent-style-name="Header" style:family="paragraph">
      <style:paragraph-properties fo:text-align="end"/>
    </style:style>
    <style:style style:name="T12" style:parent-style-name="DefaultParagraphFont" style:family="text">
      <style:text-properties style:font-name="Inter" fo:font-weight="bold" style:font-weight-asian="bold" style:font-weight-complex="bold" fo:background-color="#FFFF00"/>
    </style:style>
    <style:style style:name="T13" style:parent-style-name="DefaultParagraphFont" style:family="text">
      <style:text-properties style:font-name="Inter" fo:font-weight="bold" style:font-weight-asian="bold" style:font-weight-complex="bold" fo:background-color="#FFFF00"/>
    </style:style>
    <style:style style:name="T14" style:parent-style-name="DefaultParagraphFont" style:family="text">
      <style:text-properties style:font-name="Inter" fo:font-weight="bold" style:font-weight-asian="bold" style:font-weight-complex="bold" fo:background-color="#FFFF00"/>
    </style:style>
    <style:style style:name="T15" style:parent-style-name="DefaultParagraphFont" style:family="text">
      <style:text-properties style:font-name="Inter" fo:font-weight="bold" style:font-weight-asian="bold" style:font-weight-complex="bold" fo:background-color="#FFFF00"/>
    </style:style>
    <style:style style:name="P16" style:parent-style-name="Header" style:family="paragraph">
      <style:paragraph-properties fo:text-align="end"/>
    </style:style>
  </office:automatic-styles>
  <office:master-styles>
    <style:master-page style:name="MP0" style:page-layout-name="PL0">
      <style:header>
        <text:p text:style-name="P2"><text:span text:style-name="T3">GLOSSARY<text:s/></text:span><text:span text:style-name="T4">—</text:span><text:span text:style-name="T5"><text:s/>P</text:span><text:span text:style-name="T6">ROJECTS</text:span></text:p>
        <text:p text:style-name="Header"/>
      </style:header>
      <style:footer>
        <text:p text:style-name="P7"><text:span text:style-name="T8">-<text:s/></text:span><text:span text:style-name="T9"><text:page-number text:fixed="false">2</text:page-number></text:span><text:span text:style-name="T10"><text:s/>-</text:span></text:p>
        <text:p text:style-name="Footer"/>
      </style:footer>
    </style:master-page>
    <style:master-page style:next-style-name="MP0" style:name="MPF0" style:page-layout-name="PL0">
      <style:header>
        <text:p text:style-name="P11"><text:span text:style-name="T12">DRAFT<text:s/></text:span><text:span text:style-name="T13">JUNE 2</text:span><text:span text:style-name="T14">, 202</text:span><text:span text:style-name="T15">4</text:span></text:p>
        <text:p text:style-name="P1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 User</meta:initial-creator>
    <dc:creator>Jennifer M. Woodfine</dc:creator>
    <meta:creation-date>2024-06-02T23:31:00Z</meta:creation-date>
    <dc:date>2024-06-02T23:31:00Z</dc:date>
    <meta:print-date>2024-01-19T16:11:00Z</meta:print-date>
    <meta:template xlink:href="Normal.dotm" xlink:type="simple"/>
    <meta:editing-cycles>2</meta:editing-cycles>
    <meta:editing-duration>PT0S</meta:editing-duration>
    <meta:document-statistic meta:page-count="6" meta:paragraph-count="20" meta:word-count="1564" meta:character-count="10465" meta:row-count="74" meta:non-whitespace-character-count="8921"/>
  </office:meta>
</office:document-meta>
</file>